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e293b" loext:opacity="100%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 Feuille: RECAP ===</text:p>
      <text:p text:style-name="P2"/>
      <text:p text:style-name="P1">[SECTION] RÉCAPITULATIF – DPGF LOT 303 CSV <text:s/>| <text:s/>L'ALLÉGORIE – LUMBIN</text:p>
      <text:p text:style-name="P2"/>
      <text:p text:style-name="P1">[SECTION] 45 logements collectifs + 4 villas <text:s/>| <text:s/>RE2020 seuil 2022 <text:s/>| <text:s/>Lot 303 – Chauffage · Ventilation · Sanitaire</text:p>
      <text:p text:style-name="P2"/>
      <text:p text:style-name="P1">[SECTION] ZONE / BÂTIMENT</text:p>
      <text:p text:style-name="P2"/>
      <text:p text:style-name="P1">[SECTION] Bâtiment A</text:p>
      <text:p text:style-name="P2"/>
      <text:p text:style-name="P1">[SECTION] Bâtiment B</text:p>
      <text:p text:style-name="P2"/>
      <text:p text:style-name="P1">[SECTION] Bâtiment C</text:p>
      <text:p text:style-name="P2"/>
      <text:p text:style-name="P1">[SECTION] Bâtiment D</text:p>
      <text:p text:style-name="P2"/>
      <text:p text:style-name="P1">[SECTION] Bâtiment E</text:p>
      <text:p text:style-name="P2"/>
      <text:p text:style-name="P1">[SECTION] Villas 123</text:p>
      <text:p text:style-name="P1">Villas 123 &gt; Villa 4</text:p>
      <text:p text:style-name="P1">Villas 123 &gt; TOTAL GÉNÉRAL HT | 0 | 0</text:p>
      <text:p text:style-name="P2"/>
      <text:p text:style-name="P1">=== Feuille: BAT A ===</text:p>
      <text:p text:style-name="P2"/>
      <text:p text:style-name="P1">[SECTION] BÂTIMENT A</text:p>
      <text:p text:style-name="P1">BÂTIMENT A &gt; 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3.1. <text:s/>PLOMBERIE SANITAIRE</text:p>
      <text:p text:style-name="P2"/>
      <text:p text:style-name="P1">[SECTION] 3.1.1. <text:s/>Appareils sanitaires niveaux 0 et 1 – accession</text:p>
      <text:p text:style-name="P1">3.1.1. <text:s/>Appareils sanitaires niveaux 0 et 1 – accession &gt; Attente évier | 7 | ens</text:p>
      <text:p text:style-name="P1">3.1.1. <text:s/>Appareils sanitaires niveaux 0 et 1 – accession &gt; Attente vasque simple | 5 | ens</text:p>
      <text:p text:style-name="P1">3.1.1. <text:s/>Appareils sanitaires niveaux 0 et 1 – accession &gt; Attente vasque double | 3 | ens</text:p>
      <text:p text:style-name="P1">3.1.1. <text:s/>Appareils sanitaires niveaux 0 et 1 – accession &gt; Douche PMR | 5 | ens</text:p>
      <text:p text:style-name="P1">3.1.1. <text:s/>Appareils sanitaires niveaux 0 et 1 – accession &gt; Paroi de douche simple 120 cm | 1 | u</text:p>
      <text:p text:style-name="P1">3.1.1. <text:s/>Appareils sanitaires niveaux 0 et 1 – accession &gt; Paroi de douche double 120+90 cm | 4 | u</text:p>
      <text:p text:style-name="P1">3.1.1. <text:s/>Appareils sanitaires niveaux 0 et 1 – accession &gt; Douche encastrée | 3 | u</text:p>
      <text:p text:style-name="P1">3.1.1. <text:s/>Appareils sanitaires niveaux 0 et 1 – accession &gt; Paroi de douche simple 120 cm | 0 | u</text:p>
      <text:p text:style-name="P1">3.1.1. <text:s/>Appareils sanitaires niveaux 0 et 1 – accession &gt; Paroi de douche double 120+90 cm | 3 | u</text:p>
      <text:p text:style-name="P1">3.1.1. <text:s/>Appareils sanitaires niveaux 0 et 1 – accession &gt; WC suspendu | 11 | u</text:p>
      <text:p text:style-name="P1">3.1.1. <text:s/>Appareils sanitaires niveaux 0 et 1 – accession &gt; Attente LL/LV | 14 | ens</text:p>
      <text:p text:style-name="P1">3.1.1. <text:s/>Appareils sanitaires niveaux 0 et 1 – accession &gt; Robinet de puisage terrasse/balcon logement – DN15 | 7 | u</text:p>
      <text:p text:style-name="P1">3.1.1. <text:s/>Appareils sanitaires niveaux 0 et 1 – accession &gt; Robinet de puisage terrasse sommitale – DN15 | 0 | u</text:p>
      <text:p text:style-name="P2"/>
      <text:p text:style-name="P1">[SECTION] 3.1.2. <text:s/>Appareils sanitaires attiques – accession</text:p>
      <text:p text:style-name="P1">3.1.2. <text:s/>Appareils sanitaires attiques – accession &gt; Attente évier | 2 | ens</text:p>
      <text:p text:style-name="P1"><text:soft-page-break/>3.1.2. <text:s/>Appareils sanitaires attiques – accession &gt; Attente vasque simple | 1 | ens</text:p>
      <text:p text:style-name="P1">3.1.2. <text:s/>Appareils sanitaires attiques – accession &gt; Attente vasque double | 2 | ens</text:p>
      <text:p text:style-name="P1">3.1.2. <text:s/>Appareils sanitaires attiques – accession &gt; Douche PMR | 0 | ens</text:p>
      <text:p text:style-name="P1">3.1.2. <text:s/>Appareils sanitaires attiques – accession &gt; Paroi de douche simple 120 cm | 0 | u</text:p>
      <text:p text:style-name="P1">3.1.2. <text:s/>Appareils sanitaires attiques – accession &gt; Paroi de douche double 120+90 cm | 0 | u</text:p>
      <text:p text:style-name="P1">3.1.2. <text:s/>Appareils sanitaires attiques – accession &gt; Douche encastrée | 3 | u</text:p>
      <text:p text:style-name="P1">3.1.2. <text:s/>Appareils sanitaires attiques – accession &gt; Paroi de douche simple 120 cm | 0 | u</text:p>
      <text:p text:style-name="P1">3.1.2. <text:s/>Appareils sanitaires attiques – accession &gt; Paroi de douche double 120+90 cm | 3 | u</text:p>
      <text:p text:style-name="P1">3.1.2. <text:s/>Appareils sanitaires attiques – accession &gt; WC suspendu | 4 | u</text:p>
      <text:p text:style-name="P1">3.1.2. <text:s/>Appareils sanitaires attiques – accession &gt; Attente LL/LV | 4 | ens</text:p>
      <text:p text:style-name="P1">3.1.2. <text:s/>Appareils sanitaires attiques – accession &gt; Robinet de puisage terrasse/balcon logement – DN15 | 2 | u</text:p>
      <text:p text:style-name="P1">3.1.2. <text:s/>Appareils sanitaires attiques – accession &gt; Robinet de puisage terrasse sommitale – DN15 | 1 | u</text:p>
      <text:p text:style-name="P2"/>
      <text:p text:style-name="P1">[SECTION] 3.1.3. <text:s/>Appareils sanitaires BRS</text:p>
      <text:p text:style-name="P1">3.1.3. <text:s/>Appareils sanitaires BRS &gt; Attente évier | 1 | ens</text:p>
      <text:p text:style-name="P1">3.1.3. <text:s/>Appareils sanitaires BRS &gt; Vasque simple | 0 | ens</text:p>
      <text:p text:style-name="P1">3.1.3. <text:s/>Appareils sanitaires BRS &gt; Vasque double | 1 | ens</text:p>
      <text:p text:style-name="P1">3.1.3. <text:s/>Appareils sanitaires BRS &gt; Baignoire | 1 | ens</text:p>
      <text:p text:style-name="P1">3.1.3. <text:s/>Appareils sanitaires BRS &gt; Douche PMR | 0 | ens</text:p>
      <text:p text:style-name="P1">3.1.3. <text:s/>Appareils sanitaires BRS &gt; Paroi de douche simple 120 cm | 0 | u</text:p>
      <text:p text:style-name="P1">3.1.3. <text:s/>Appareils sanitaires BRS &gt; Paroi de douche double 120+90 cm | 0 | u</text:p>
      <text:p text:style-name="P1">3.1.3. <text:s/>Appareils sanitaires BRS &gt; Douche encastrée | 0 | u</text:p>
      <text:p text:style-name="P1">3.1.3. <text:s/>Appareils sanitaires BRS &gt; Paroi de douche simple 120 cm | 0 | u</text:p>
      <text:p text:style-name="P1">3.1.3. <text:s/>Appareils sanitaires BRS &gt; Paroi de douche double 120+90 cm | 0 | u</text:p>
      <text:p text:style-name="P1">3.1.3. <text:s/>Appareils sanitaires BRS &gt; WC au sol | 1 | u</text:p>
      <text:p text:style-name="P1">3.1.3. <text:s/>Appareils sanitaires BRS &gt; Attente LL/LV | 2 | ens</text:p>
      <text:p text:style-name="P1">3.1.3. <text:s/>Appareils sanitaires BRS &gt; Robinet de puisage terrasse/balcon logement – DN15 | 1 | u</text:p>
      <text:p text:style-name="P1">3.1.3. <text:s/>Appareils sanitaires BRS &gt; Robinet de puisage terrasse sommitale – DN15 | 1 | u</text:p>
      <text:p text:style-name="P2"/>
      <text:p text:style-name="P1">[SECTION] 3.1.4. <text:s/>Eau Froide (EF)</text:p>
      <text:p text:style-name="P2"/>
      <text:p text:style-name="P1">[SECTION] Clapet type EA</text:p>
      <text:p text:style-name="P1">Clapet type EA &gt; DN 40 | 1 | u</text:p>
      <text:p text:style-name="P2"/>
      <text:p text:style-name="P1">[SECTION] Vanne d'arrêt générale repérée</text:p>
      <text:p text:style-name="P1">Vanne d'arrêt générale repérée &gt; DN 30 | 2 | u</text:p>
      <text:p text:style-name="P1">Vanne d'arrêt générale repérée &gt; DN 40 | 1 | u</text:p>
      <text:p text:style-name="P2"/>
      <text:p text:style-name="P1">[SECTION] Détendeur NF 3 bars</text:p>
      <text:p text:style-name="P1">Détendeur NF 3 bars &gt; DN 20 | 0 | u</text:p>
      <text:p text:style-name="P1">Détendeur NF 3 bars &gt; DN 26 | 0 | u</text:p>
      <text:p text:style-name="P1">Détendeur NF 3 bars &gt; DN 30 | 0 | u</text:p>
      <text:p text:style-name="P1">Détendeur NF 3 bars &gt; DN 40 | 1 | u</text:p>
      <text:p text:style-name="P2"/>
      <text:p text:style-name="P1">[SECTION] Filtre à tamis + robinet de purge – DN32 laiton</text:p>
      <text:p text:style-name="P1">Filtre à tamis + robinet de purge – DN32 laiton &gt; DN 20 | 0 | u</text:p>
      <text:p text:style-name="P1">Filtre à tamis + robinet de purge – DN32 laiton &gt; DN 26 | 0 | u</text:p>
      <text:p text:style-name="P1">Filtre à tamis + robinet de purge – DN32 laiton &gt; DN 30 | 0 | u</text:p>
      <text:p text:style-name="P1">Filtre à tamis + robinet de purge – DN32 laiton &gt; DN 40 | 1 | u</text:p>
      <text:p text:style-name="P2"/>
      <text:p text:style-name="P1">[SECTION] Liaison vanne–GT sous-sol – tube multicouche – calorifuge PU 13 mm</text:p>
      <text:p text:style-name="P1">Liaison vanne–GT sous-sol – tube multicouche – calorifuge PU 13 mm &gt; DN 20 | 0 | ml</text:p>
      <text:p text:style-name="P1"><text:soft-page-break/>Liaison vanne–GT sous-sol – tube multicouche – calorifuge PU 13 mm &gt; DN 26 | 0 | ml</text:p>
      <text:p text:style-name="P1">Liaison vanne–GT sous-sol – tube multicouche – calorifuge PU 13 mm &gt; DN 30 | 43 | ml</text:p>
      <text:p text:style-name="P1">Liaison vanne–GT sous-sol – tube multicouche – calorifuge PU 13 mm &gt; DN 40 | 19 | ml</text:p>
      <text:p text:style-name="P2"/>
      <text:p text:style-name="P1">[SECTION] Colonne montante EF – tube multicouche – GT palière calorifuge mousse PU 9 mm</text:p>
      <text:p text:style-name="P1">Colonne montante EF – tube multicouche – GT palière calorifuge mousse PU 9 mm &gt; DN 12 | 0 | ml</text:p>
      <text:p text:style-name="P1">Colonne montante EF – tube multicouche – GT palière calorifuge mousse PU 9 mm &gt; DN 16 | 0 | ml</text:p>
      <text:p text:style-name="P1">Colonne montante EF – tube multicouche – GT palière calorifuge mousse PU 9 mm &gt; DN 20 | 0 | ml</text:p>
      <text:p text:style-name="P1">Colonne montante EF – tube multicouche – GT palière calorifuge mousse PU 9 mm &gt; DN 26 | 0 | ml</text:p>
      <text:p text:style-name="P1">Colonne montante EF – tube multicouche – GT palière calorifuge mousse PU 9 mm &gt; DN 30 | 9 | ml</text:p>
      <text:p text:style-name="P1">Colonne montante EF – tube multicouche – GT palière calorifuge mousse PU 9 mm &gt; DN 40 | 0 | ml</text:p>
      <text:p text:style-name="P1">Colonne montante EF – tube multicouche – GT palière calorifuge mousse PU 9 mm &gt; Anti-bélier <text:s/>en tête de colonne | 1 | ens</text:p>
      <text:p text:style-name="P2"/>
      <text:p text:style-name="P1">[SECTION] Vanne d'arrêt 1/4T repérée - dérivation logement</text:p>
      <text:p text:style-name="P1">Vanne d'arrêt 1/4T repérée - dérivation logement &gt; DN 16 | 2 | u</text:p>
      <text:p text:style-name="P1">Vanne d'arrêt 1/4T repérée - dérivation logement &gt; DN 20 | 10 | u</text:p>
      <text:p text:style-name="P2"/>
      <text:p text:style-name="P1">[SECTION] Clapet anti-retour type EA</text:p>
      <text:p text:style-name="P1">Clapet anti-retour type EA &gt; DN 16 | 2 | u</text:p>
      <text:p text:style-name="P1">Clapet anti-retour type EA &gt; DN 20 | 10 | u</text:p>
      <text:p text:style-name="P2"/>
      <text:p text:style-name="P1">[SECTION] Manchette de compteur + étrier</text:p>
      <text:p text:style-name="P1">Manchette de compteur + étrier &gt; DN 16 | 2 | u</text:p>
      <text:p text:style-name="P1">Manchette de compteur + étrier &gt; DN 20 | 10 | u</text:p>
      <text:p text:style-name="P2"/>
      <text:p text:style-name="P1">[SECTION] Détendeur NF</text:p>
      <text:p text:style-name="P1">Détendeur NF &gt; DN 16 | 2 | u</text:p>
      <text:p text:style-name="P1">Détendeur NF &gt; DN 20 | 10 | u</text:p>
      <text:p text:style-name="P1">Détendeur NF &gt; Nourrice de distribution préfabriquée laiton | 10 | u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16 | ml</text:p>
      <text:p text:style-name="P1">Liaison chaudière/PAC–nourrice ECS – tube multicouche apparent &gt; DN 20 | 4 | ml</text:p>
      <text:p text:style-name="P1">Liaison chaudière/PAC–nourrice ECS – tube multicouche apparent &gt; DN 26 | 0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216 | ml</text:p>
      <text:p text:style-name="P1">Distribution terminale hydrocâblée EF – tube PER sous fourreau &gt; DN 12 | 380 | ml</text:p>
      <text:p text:style-name="P1">Distribution terminale hydrocâblée EF – tube PER sous fourreau &gt; DN 16 | 0 | ml</text:p>
      <text:p text:style-name="P2"/>
      <text:p text:style-name="P1">[SECTION] 3.1.5. <text:s/>Eau Chaude Sanitaire (ECS)</text:p>
      <text:p text:style-name="P2"/>
      <text:p text:style-name="P1">[SECTION] Liaison chaudière/PAC–nourrice ECS – tube multicouche – apparent</text:p>
      <text:p text:style-name="P1">Liaison chaudière/PAC–nourrice ECS – tube multicouche – apparent &gt; DN 12 | 0 | ml</text:p>
      <text:p text:style-name="P1">Liaison chaudière/PAC–nourrice ECS – tube multicouche – apparent &gt; DN 16 | 16 | ml</text:p>
      <text:p text:style-name="P1">Liaison chaudière/PAC–nourrice ECS – tube multicouche – apparent &gt; DN 20 | 4 | ml</text:p>
      <text:p text:style-name="P1"><text:soft-page-break/>Liaison chaudière/PAC–nourrice ECS – tube multicouche – apparent &gt; DN 26 | 0 | ml</text:p>
      <text:p text:style-name="P1">Liaison chaudière/PAC–nourrice ECS – tube multicouche – apparent &gt; Nourrice distribution ECS préfabriquée laiton – vanne d'arrêt amont incluse – nombre départs selon plan | 10 | u</text:p>
      <text:p text:style-name="P2"/>
      <text:p text:style-name="P1">[SECTION] Distribution terminale hydrocâblée ECS – tube PER sous fourreau (encastré)</text:p>
      <text:p text:style-name="P1">Distribution terminale hydrocâblée ECS – tube PER sous fourreau (encastré) &gt; DN 10 | 0 | ml</text:p>
      <text:p text:style-name="P1">Distribution terminale hydrocâblée ECS – tube PER sous fourreau (encastré) &gt; DN 12 | 260 | ml</text:p>
      <text:p text:style-name="P1">Distribution terminale hydrocâblée ECS – tube PER sous fourreau (encastré) &gt; DN 16 | 0 | ml</text:p>
      <text:p text:style-name="P2"/>
      <text:p text:style-name="P1">[SECTION] 3.1.6. <text:s/>Eaux Usées – Eaux Vannes (EU/EV)</text:p>
      <text:p text:style-name="P2"/>
      <text:p text:style-name="P1">[SECTION] Évacuation apparente en plinthe – tube PVC NF M1</text:p>
      <text:p text:style-name="P1">Évacuation apparente en plinthe – tube PVC NF M1 &gt; DN 30 | 18 | ml</text:p>
      <text:p text:style-name="P1">Évacuation apparente en plinthe – tube PVC NF M1 &gt; DN 40 | 81 | ml</text:p>
      <text:p text:style-name="P1">Évacuation apparente en plinthe – tube PVC NF M1 &gt; DN 50 | 8 | ml</text:p>
      <text:p text:style-name="P1">Évacuation apparente en plinthe – tube PVC NF M1 &gt; DN 100 | 16 | ml</text:p>
      <text:p text:style-name="P2"/>
      <text:p text:style-name="P1">[SECTION] Chute EU EV CHUTUNIC</text:p>
      <text:p text:style-name="P1">Chute EU EV CHUTUNIC &gt; DN 100 | 50 | ml</text:p>
      <text:p text:style-name="P2"/>
      <text:p text:style-name="P1">[SECTION] Chute EU EV <text:s/>– tube PVC NF M1</text:p>
      <text:p text:style-name="P1">Chute EU EV <text:s/>– tube PVC NF M1 &gt; DN 100 | 57 | ml</text:p>
      <text:p text:style-name="P2"/>
      <text:p text:style-name="P1">[SECTION] Collecteur EU/EV en sous-sol – tube PVC NF M1</text:p>
      <text:p text:style-name="P1">Collecteur EU/EV en sous-sol – tube PVC NF M1 &gt; DN 100 | 72 | ml</text:p>
      <text:p text:style-name="P1">Collecteur EU/EV en sous-sol – tube PVC NF M1 &gt; DN 125 | 68 | ml</text:p>
      <text:p text:style-name="P1">Collecteur EU/EV en sous-sol – tube PVC NF M1 &gt; DN 160 | 0 | ml</text:p>
      <text:p text:style-name="P1">Collecteur EU/EV en sous-sol – tube PVC NF M1 &gt; DN 200 | 0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6 | u</text:p>
      <text:p text:style-name="P1">Ventilation primaire EU/EV &gt; Sortie dans souche maçonnée compris grillage anti-volatile | 4 | u</text:p>
      <text:p text:style-name="P1">Ventilation primaire EU/EV &gt; Clapet anti-vide en gaine technique – selon plans | 2 | u</text:p>
      <text:p text:style-name="P2"/>
      <text:p text:style-name="P1">[SECTION] 3.1.7. <text:s/>Eaux Pluviales (EP)</text:p>
      <text:p text:style-name="P2"/>
      <text:p text:style-name="P1">[SECTION] Réseau EP en sous-sol – tube PVC NF M1</text:p>
      <text:p text:style-name="P1">Réseau EP en sous-sol – tube PVC NF M1 &gt; DN 100 | 46 | ml</text:p>
      <text:p text:style-name="P1">Réseau EP en sous-sol – tube PVC NF M1 &gt; DN 125 | 16 | ml</text:p>
      <text:p text:style-name="P1">Réseau EP en sous-sol – tube PVC NF M1 &gt; DN 160 | 18 | ml</text:p>
      <text:p text:style-name="P1">Réseau EP en sous-sol – tube PVC NF M1 &gt; DN 200 | 3 | ml</text:p>
      <text:p text:style-name="P2"/>
      <text:p text:style-name="P1">[SECTION] 3.1.8. <text:s/>Désinfection et analyse des réseaux EF/ECS</text:p>
      <text:p text:style-name="P1">3.1.8. <text:s/>Désinfection et analyse des réseaux EF/ECS &gt; Prestation conforme au CCTP | 1 | ens</text:p>
      <text:p text:style-name="P2"/>
      <text:p text:style-name="P1">[SECTION] 3.1.9. <text:s/>Relevage eaux de la rampe</text:p>
      <text:p text:style-name="P1">3.1.9. <text:s/>Relevage eaux de la rampe &gt; Pompe de relevage WILO compris accessoires et raccordement électrique ,,, | 1 | ens</text:p>
      <text:p text:style-name="P1">3.1.9. <text:s/>Relevage eaux de la rampe &gt; Réseau refoulement – tube PVC pression Ø int.50 jusqu'au collecteur EU | 6 | ml</text:p>
      <text:p text:style-name="P2"/>
      <text:p text:style-name="P1">[SECTION] ▸ <text:s/>SOUS-TOTAL <text:s/>3.1. – PLOMBERIE SANITAIRE</text:p>
      <text:p text:style-name="P2"/>
      <text:p text:style-name="P1">[SECTION] 3.2. <text:s/>VENTILATION</text:p>
      <text:p text:style-name="P2"><text:soft-page-break/></text:p>
      <text:p text:style-name="P1">[SECTION] 3.2.1. <text:s/>Entrées d'air</text:p>
      <text:p text:style-name="P1">3.2.1. <text:s/>Entrées d'air &gt; Entrée d'air hygroréglable EH ATLANTIC en coffre VR ou menuiserie – (Dnew+Ctr) ≥ 39 dB | 15 | u</text:p>
      <text:p text:style-name="P1">3.2.1. <text:s/>Entrées d'air &gt; Entrée d'air hygroréglable EHT ATLANTIC en maçonnerie + silencieux SCD circ – (Dnew+Ctr) ≥ 47 dB | 19 | u</text:p>
      <text:p text:style-name="P2"/>
      <text:p text:style-name="P1">[SECTION] 3.2.2. <text:s/>Bouches d'extraction</text:p>
      <text:p text:style-name="P1">3.2.2. <text:s/>Bouches d'extraction &gt; Bouche d'extraction cuisine hygroréglable | 10 | u</text:p>
      <text:p text:style-name="P1">3.2.2. <text:s/>Bouches d'extraction &gt; Bouche d'extraction SdB hygroréglable | 6 | u</text:p>
      <text:p text:style-name="P1">3.2.2. <text:s/>Bouches d'extraction &gt; Bouche d'extraction WC hygroréglable | 10 | u</text:p>
      <text:p text:style-name="P1">3.2.2. <text:s/>Bouches d'extraction &gt; Bouche d'extraction SDB/WC hygroréglable | 6 | u</text:p>
      <text:p text:style-name="P1">3.2.2. <text:s/>Bouches d'extraction &gt; Bouche d'extraction cellier hygroréglable | 6 | u</text:p>
      <text:p text:style-name="P2"/>
      <text:p text:style-name="P1">[SECTION] 3.2.3. <text:s/>Réseaux de gaines VMC</text:p>
      <text:p text:style-name="P2"/>
      <text:p text:style-name="P1">[SECTION] Conduit vertical (colonne) – acier galvanisé</text:p>
      <text:p text:style-name="P1">Conduit vertical (colonne) – acier galvanisé &gt; DN 125 | 33 | ml</text:p>
      <text:p text:style-name="P1">Conduit vertical (colonne) – acier galvanisé &gt; DN 160 | 24 | ml</text:p>
      <text:p text:style-name="P1">Conduit vertical (colonne) – acier galvanisé &gt; DN 200 | 15 | ml</text:p>
      <text:p text:style-name="P1">Conduit vertical (colonne) – acier galvanisé &gt; DN 250 | 0 | ml</text:p>
      <text:p text:style-name="P2"/>
      <text:p text:style-name="P1">[SECTION] Conduit horizontal collecteur – acier galvanisé</text:p>
      <text:p text:style-name="P1">Conduit horizontal collecteur – acier galvanisé &gt; DN 125 | 13 | ml</text:p>
      <text:p text:style-name="P1">Conduit horizontal collecteur – acier galvanisé &gt; DN 160 | 13 | ml</text:p>
      <text:p text:style-name="P1">Conduit horizontal collecteur – acier galvanisé &gt; DN 200 | 10 | ml</text:p>
      <text:p text:style-name="P1">Conduit horizontal collecteur – acier galvanisé &gt; DN 250 | 12 | ml</text:p>
      <text:p text:style-name="P1">Conduit horizontal collecteur – acier galvanisé &gt; DN 315 | 3 | ml</text:p>
      <text:p text:style-name="P1">Conduit horizontal collecteur – acier galvanisé &gt; DN 400 | 0 | ml</text:p>
      <text:p text:style-name="P2"/>
      <text:p text:style-name="P1">[SECTION] Liaison terminale bouche–colonne – gaine souple</text:p>
      <text:p text:style-name="P1">Liaison terminale bouche–colonne – gaine souple &gt; DN 125 | 19 | ml</text:p>
      <text:p text:style-name="P2"/>
      <text:p text:style-name="P1">[SECTION] 3.2.4. <text:s/>Groupe d'extraction</text:p>
      <text:p text:style-name="P1">3.2.4. <text:s/>Groupe d'extraction &gt; Caisson d'extraction ATLANTIC COMETE – agréé 400°C ½ h catégorie 4 – IP x4 – moteur EC – dépressostat 80 Pa – interrupteur de proximité intégré | 1 | u</text:p>
      <text:p text:style-name="P2"/>
      <text:p text:style-name="P1">[SECTION] Pièges à son circulaires</text:p>
      <text:p text:style-name="P1">Pièges à son circulaires &gt; Ø250 | 1 | u</text:p>
      <text:p text:style-name="P1">Pièges à son circulaires &gt; Ø315 | 1 | u</text:p>
      <text:p text:style-name="P1">Pièges à son circulaires &gt; Manchettes souples aspiration/refoulement | 2 | u</text:p>
      <text:p text:style-name="P2"/>
      <text:p text:style-name="P1">[SECTION] ▸ <text:s/>SOUS-TOTAL <text:s/>3.2. – VENTILATION</text:p>
      <text:p text:style-name="P2"/>
      <text:p text:style-name="P1">[SECTION] 3.3. <text:s/>CHAUFFAGE NIVEAUX 0 ET 1</text:p>
      <text:p text:style-name="P2"/>
      <text:p text:style-name="P1">[SECTION] 3.3.1. <text:s/>Production – chaudières gaz à condensation</text:p>
      <text:p text:style-name="P1">3.3.1. <text:s/>Production – chaudières gaz à condensation &gt; Chaudière murale gaz condensation SAUNIER DUVAL ThemaPlus M CONDENS ou CONDENS <text:s/>26 kW (1 SdB) | 7 | u</text:p>
      <text:p text:style-name="P1">3.3.1. <text:s/>Production – chaudières gaz à condensation &gt; Chaudière murale gaz condensation SAUNIER DUVAL ThemaPlus M CONDENS 31 kW (2 SdB) | 1 | u</text:p>
      <text:p text:style-name="P1">3.3.1. <text:s/>Production – chaudières gaz à condensation &gt; Commande à distance filaire SAUNIER DUVAL EXACONTROL E7-C | 8 | u</text:p>
      <text:p text:style-name="P1">3.3.1. <text:s/>Production – chaudières gaz à condensation &gt; Antitartre magnétique BWT ECS | 8 | u</text:p>
      <text:p text:style-name="P2"/>
      <text:p text:style-name="P1">[SECTION] 3.3.2. <text:s/>Évacuation fumées – conduit collectif 3CEP MULTI+ POUJOULAT</text:p>
      <text:p text:style-name="P2"/>
      <text:p text:style-name="P1">[SECTION] Conduit concentrique collectif 3CEP</text:p>
      <text:p text:style-name="P1">Conduit concentrique collectif 3CEP &gt; Ø 80/125 | 4 | ens</text:p>
      <text:p text:style-name="P1">Conduit concentrique collectif 3CEP &gt; Ø 110/160 | 0 | ens</text:p>
      <text:p text:style-name="P1">Conduit concentrique collectif 3CEP &gt; Ø 160/200 | 0 | ens</text:p>
      <text:p text:style-name="P2"><text:soft-page-break/></text:p>
      <text:p text:style-name="P1">[SECTION] 3.3.3. <text:s/>Distribution chauffage N0/N1</text:p>
      <text:p text:style-name="P2"/>
      <text:p text:style-name="P1">[SECTION] Liaison chaudière–nourrice chauffage – tube multicouche</text:p>
      <text:p text:style-name="P1">Liaison chaudière–nourrice chauffage – tube multicouche &gt; DN 16 | 24 | ml</text:p>
      <text:p text:style-name="P1">Liaison chaudière–nourrice chauffage – tube multicouche &gt; DN 20 | 0 | ml</text:p>
      <text:p text:style-name="P1">Liaison chaudière–nourrice chauffage – tube multicouche &gt; Nourrice distribution chauffage préfabriquée – nombre de départs adapté au nombre de radiateurs | 8 | u</text:p>
      <text:p text:style-name="P2"/>
      <text:p text:style-name="P1">[SECTION] Distribution nourrice–radiateurs – tube PER BAO sous fourreau encastré dans cloisons/doublages</text:p>
      <text:p text:style-name="P1">Distribution nourrice–radiateurs – tube PER BAO sous fourreau encastré dans cloisons/doublages &gt; DN 10 | 508 | ml</text:p>
      <text:p text:style-name="P1">Distribution nourrice–radiateurs – tube PER BAO sous fourreau encastré dans cloisons/doublages &gt; DN 13 | 0 | ml</text:p>
      <text:p text:style-name="P1">Distribution nourrice–radiateurs – tube PER BAO sous fourreau encastré dans cloisons/doublages &gt; DN 16 | 86 | ml</text:p>
      <text:p text:style-name="P1">Distribution nourrice–radiateurs – tube PER BAO sous fourreau encastré dans cloisons/doublages &gt; DN 20 | 23 | ml</text:p>
      <text:p text:style-name="P1">Distribution nourrice–radiateurs – tube PER BAO sous fourreau encastré dans cloisons/doublages &gt; DN 26 | 0 | ml</text:p>
      <text:p text:style-name="P2"/>
      <text:p text:style-name="P1">[SECTION] 3.3.4. <text:s/>Émission – radiateurs et sèche-serviettes</text:p>
      <text:p text:style-name="P1">3.3.4. <text:s/>Émission – radiateurs et sèche-serviettes &gt; Radiateur acier FINIMETAL REGGANE 3010 | 29 | u</text:p>
      <text:p text:style-name="P1">3.3.4. <text:s/>Émission – radiateurs et sèche-serviettes &gt; Sèche-serviette FINIMETAL TAHITI | 1 | u</text:p>
      <text:p text:style-name="P1">3.3.4. <text:s/>Émission – radiateurs et sèche-serviettes &gt; Robinet thermostatisable <text:s/>tête thermostatique Keymark certifiée ΔT ≤ 0,20 K | 19 | u</text:p>
      <text:p text:style-name="P1">3.3.4. <text:s/>Émission – radiateurs et sèche-serviettes &gt; Robinet thermostatique de zone (pièce thermostat) – sans tête thermostatique | 10 | u</text:p>
      <text:p text:style-name="P2"/>
      <text:p text:style-name="P1">[SECTION] ▸ <text:s/>SOUS-TOTAL <text:s/>3.3. – CHAUFFAGE N0/N1</text:p>
      <text:p text:style-name="P2"/>
      <text:p text:style-name="P1">[SECTION] 3.4. <text:s/>GAZ NATUREL</text:p>
      <text:p text:style-name="P2"/>
      <text:p text:style-name="P1">[SECTION] 3.4.1 <text:s/>Réseau gaz – depuis coffret GRDF (fourni posé lot GO)</text:p>
      <text:p text:style-name="P2"/>
      <text:p text:style-name="P1">[SECTION] Liaison coffret GRDF–gaine technique – tube acier noir NFA 49-140 soudé – peinture conventionnelle – protection mécanique si h &lt; 2 m</text:p>
      <text:p text:style-name="P1">Liaison coffret GRDF–gaine technique – tube acier noir NFA 49-140 soudé – peinture conventionnelle – protection mécanique si h &lt; 2 m &gt; DN 25 | 29 | ml</text:p>
      <text:p text:style-name="P1">Liaison coffret GRDF–gaine technique – tube acier noir NFA 49-140 soudé – peinture conventionnelle – protection mécanique si h &lt; 2 m &gt; DN 30 | 0 | ml</text:p>
      <text:p text:style-name="P1">Liaison coffret GRDF–gaine technique – tube acier noir NFA 49-140 soudé – peinture conventionnelle – protection mécanique si h &lt; 2 m &gt; DN 40 | 32 | ml</text:p>
      <text:p text:style-name="P1">Liaison coffret GRDF–gaine technique – tube acier noir NFA 49-140 soudé – peinture conventionnelle – protection mécanique si h &lt; 2 m &gt; DN 50 | 6 | ml</text:p>
      <text:p text:style-name="P2"/>
      <text:p text:style-name="P1">[SECTION] Colonne montante – tube acier noir NFA 49-140 – peinture conventionnelle</text:p>
      <text:p text:style-name="P1">Colonne montante – tube acier noir NFA 49-140 – peinture conventionnelle &gt; DN 25 | 3 | ml</text:p>
      <text:p text:style-name="P1">Colonne montante – tube acier noir NFA 49-140 – peinture conventionnelle &gt; DN 30 | 9 | ml</text:p>
      <text:p text:style-name="P1">Colonne montante – tube acier noir NFA 49-140 – peinture conventionnelle &gt; DN 40 | 0 | ml</text:p>
      <text:p text:style-name="P2"/>
      <text:p text:style-name="P1">[SECTION] Vanne d'arrêt repérée en pied de chaque colonne</text:p>
      <text:p text:style-name="P1">Vanne d'arrêt repérée en pied de chaque colonne &gt; DN 25 | 1 | u</text:p>
      <text:p text:style-name="P1">Vanne d'arrêt repérée en pied de chaque colonne &gt; DN 30 | 1 | u</text:p>
      <text:p text:style-name="P1">Vanne d'arrêt repérée en pied de chaque colonne &gt; DN 40 | 0 | u</text:p>
      <text:p text:style-name="P1"><text:soft-page-break/>Vanne d'arrêt repérée en pied de chaque colonne &gt; Dérivation par logement (ensemble) – coude + robinet d'arrêt + contre-coude + 2 raccords compteur + pose compteur fourni GRDF avec repérage + plaque de fixation | 8 | ens</text:p>
      <text:p text:style-name="P2"/>
      <text:p text:style-name="P1">[SECTION] Liaison compteur–chaudière – tube cuivre recuit sous fourreau – L &lt; 15 m</text:p>
      <text:p text:style-name="P1">Liaison compteur–chaudière – tube cuivre recuit sous fourreau – L &lt; 15 m &gt; DN 20 | 71 | ml</text:p>
      <text:p text:style-name="P2"/>
      <text:p text:style-name="P1">[SECTION] Liaison compteur–chaudière – tube onduleux inox TRACPIPE BANIDES DEBEAURAIN ATG PLT002 CERTIGAZ sous fourreau – L ≥ 15 m</text:p>
      <text:p text:style-name="P1">Liaison compteur–chaudière – tube onduleux inox TRACPIPE BANIDES DEBEAURAIN ATG PLT002 CERTIGAZ sous fourreau – L ≥ 15 m &gt; DN 20 | 0 | ml</text:p>
      <text:p text:style-name="P1">Liaison compteur–chaudière – tube onduleux inox TRACPIPE BANIDES DEBEAURAIN ATG PLT002 CERTIGAZ sous fourreau – L ≥ 15 m &gt; DN 26 | 0 | ml</text:p>
      <text:p text:style-name="P2"/>
      <text:p text:style-name="P1">[SECTION] Alimentation terminale chaudière – tube cuivre écroui</text:p>
      <text:p text:style-name="P1">Alimentation terminale chaudière – tube cuivre écroui &gt; DN 20 | 12 | ml</text:p>
      <text:p text:style-name="P1">Alimentation terminale chaudière – tube cuivre écroui &gt; DN 26 | 0 | ml</text:p>
      <text:p text:style-name="P2"/>
      <text:p text:style-name="P1">[SECTION] Ventilation haute (VH) gaine technique gaz – conduit acier galvanisé + chapeau pare-pluie + solin</text:p>
      <text:p text:style-name="P1">Ventilation haute (VH) gaine technique gaz – conduit acier galvanisé + chapeau pare-pluie + solin &gt; DN 160 | 3 | ml</text:p>
      <text:p text:style-name="P2"/>
      <text:p text:style-name="P1">[SECTION] ▸ <text:s/>SOUS-TOTAL <text:s/>3.4. – GAZ NATUREL</text:p>
      <text:p text:style-name="P2"/>
      <text:p text:style-name="P1">[SECTION] 3.5. <text:s/>CHAUFFAGE NIVEAU 2 – PAC AIR/EAU + PCBT</text:p>
      <text:p text:style-name="P2"/>
      <text:p text:style-name="P1">[SECTION] 3.5.1. <text:s/>Production – PAC air/eau</text:p>
      <text:p text:style-name="P1">3.5.1. <text:s/>Production – PAC air/eau &gt; Unité extérieure PAC ATLANTIC SYNEA 3 compris accessoires | 2 | ens</text:p>
      <text:p text:style-name="P1">3.5.1. <text:s/>Production – PAC air/eau &gt; Liaisons frigorifiques | 34 | ml</text:p>
      <text:p text:style-name="P1">3.5.1. <text:s/>Production – PAC air/eau &gt; Thermostat modulant programmable filaire ATLANTIC NAVILINK | 2 | u</text:p>
      <text:p text:style-name="P1">3.5.1. <text:s/>Production – PAC air/eau &gt; Antitartre magnétique BWT ECS | 2 | u</text:p>
      <text:p text:style-name="P1">3.5.1. <text:s/>Production – PAC air/eau &gt; Aquastat PCBT | 2 | u</text:p>
      <text:p text:style-name="P2"/>
      <text:p text:style-name="P1">[SECTION] 3.5.2. <text:s/>Distribution – plancher chauffant basse température (PCBT)</text:p>
      <text:p text:style-name="P2"/>
      <text:p text:style-name="P1">[SECTION] Liaison PAC–nourrice PCBT – tube PER sous fourreau</text:p>
      <text:p text:style-name="P1">Liaison PAC–nourrice PCBT – tube PER sous fourreau &gt; DN 16 | 0 | ml</text:p>
      <text:p text:style-name="P1">Liaison PAC–nourrice PCBT – tube PER sous fourreau &gt; DN 20 | 16 | ml</text:p>
      <text:p text:style-name="P1">Liaison PAC–nourrice PCBT – tube PER sous fourreau &gt; DN 26 | 0 | ml</text:p>
      <text:p text:style-name="P1">Liaison PAC–nourrice PCBT – tube PER sous fourreau &gt; Nourrice PCBT préfabriquée REHAU – 2 robinets de vidange + 2 thermomètres + 1 débitmètre par circuit de retour | 2 | u</text:p>
      <text:p text:style-name="P2"/>
      <text:p text:style-name="P1">[SECTION] Tube plancher chauffant – PEX BAO REHAU RAUTHERM – barrière anti-oxygène</text:p>
      <text:p text:style-name="P1">Tube plancher chauffant – PEX BAO REHAU RAUTHERM – barrière anti-oxygène &gt; Ø int.13 × ext.16 mm | 1098 | ml</text:p>
      <text:p text:style-name="P2"/>
      <text:p text:style-name="P1">[SECTION] 3.5.3. <text:s/>Régulation terminale PCBT – pièce par pièce</text:p>
      <text:p text:style-name="P1">3.5.3. <text:s/>Régulation terminale PCBT – pièce par pièce &gt; Thermostat radio à pile NEA SMART 2 REHAU | 6 | u</text:p>
      <text:p text:style-name="P1">3.5.3. <text:s/>Régulation terminale PCBT – pièce par pièce &gt; Moteur thermique sur nourrice PCBT – 1 moteur par départ nourrice – liaison radio NEA SMART 2 | 6 | u</text:p>
      <text:p text:style-name="P1">3.5.3. <text:s/>Régulation terminale PCBT – pièce par pièce &gt; Boîtier de connexion <text:s/>+ raccordement électrique depuis attente lot élec. | 2 | u</text:p>
      <text:p text:style-name="P2"/>
      <text:p text:style-name="P1">[SECTION] ▸ <text:s/>SOUS-TOTAL <text:s/>3.5. – CHAUFFAGE N2 PAC+PCBT</text:p>
      <text:p text:style-name="P2"/>
      <text:p text:style-name="P1">[SECTION] 3.6. <text:s/>TRAVAUX DE FINITION</text:p>
      <text:p text:style-name="P2"><text:soft-page-break/></text:p>
      <text:p text:style-name="P1">[SECTION] 3.6.1 <text:s/>Réglages – Mise en service – Contrôles</text:p>
      <text:p text:style-name="P1">3.6.1 <text:s/>Réglages – Mise en service – Contrôles &gt; Mise en service complète installations CSV (plomberie + VMC + chauffage) – PV AQC fourni | 1 | ens</text:p>
      <text:p text:style-name="P2"/>
      <text:p text:style-name="P1">[SECTION] 3.6.2 <text:s/>Dossier des Ouvrages Exécutés (DOE)</text:p>
      <text:p text:style-name="P1">3.6.2 <text:s/>Dossier des Ouvrages Exécutés (DOE) &gt; DOE conforme au CCTP | 1 | ens</text:p>
      <text:p text:style-name="P2"/>
      <text:p text:style-name="P1">[SECTION] ▸ <text:s/>SOUS-TOTAL <text:s/>3.6. – TRAVAUX DE FINITION</text:p>
      <text:p text:style-name="P2"/>
      <text:p text:style-name="P1">[SECTION] TOTAL <text:s/>BÂTIMENT A <text:s/>(HT)</text:p>
      <text:p text:style-name="P2"/>
      <text:p text:style-name="P1">=== Feuille: BAT B ===</text:p>
      <text:p text:style-name="P2"/>
      <text:p text:style-name="P1">[SECTION] BÂTIMENT B</text:p>
      <text:p text:style-name="P1">BÂTIMENT B &gt; 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3.1. <text:s/>PLOMBERIE SANITAIRE</text:p>
      <text:p text:style-name="P2"/>
      <text:p text:style-name="P1">[SECTION] 3.1.1. <text:s/>Appareils sanitaires niveaux 1 – accession</text:p>
      <text:p text:style-name="P1">3.1.1. <text:s/>Appareils sanitaires niveaux 1 – accession &gt; Attente évier | 3 | ens</text:p>
      <text:p text:style-name="P1">3.1.1. <text:s/>Appareils sanitaires niveaux 1 – accession &gt; Attente vasque simple | 2 | ens</text:p>
      <text:p text:style-name="P1">3.1.1. <text:s/>Appareils sanitaires niveaux 1 – accession &gt; Attente vasque double | 1 | ens</text:p>
      <text:p text:style-name="P1">3.1.1. <text:s/>Appareils sanitaires niveaux 1 – accession &gt; Douche PMR | 0 | ens</text:p>
      <text:p text:style-name="P1">3.1.1. <text:s/>Appareils sanitaires niveaux 1 – accession &gt; Paroi de douche simple 120 cm | 0 | u</text:p>
      <text:p text:style-name="P1">3.1.1. <text:s/>Appareils sanitaires niveaux 1 – accession &gt; Paroi de douche double 120+90 cm | 0 | u</text:p>
      <text:p text:style-name="P1">3.1.1. <text:s/>Appareils sanitaires niveaux 1 – accession &gt; Douche encastrée | 3 | u</text:p>
      <text:p text:style-name="P1">3.1.1. <text:s/>Appareils sanitaires niveaux 1 – accession &gt; Paroi de douche simple 120 cm | 0 | u</text:p>
      <text:p text:style-name="P1">3.1.1. <text:s/>Appareils sanitaires niveaux 1 – accession &gt; Paroi de douche double 120+90 cm | 3 | u</text:p>
      <text:p text:style-name="P1">3.1.1. <text:s/>Appareils sanitaires niveaux 1 – accession &gt; Wc suspendu | 4 | u</text:p>
      <text:p text:style-name="P1">3.1.1. <text:s/>Appareils sanitaires niveaux 1 – accession &gt; Attente LL/LV | 6 | ens</text:p>
      <text:p text:style-name="P1">3.1.1. <text:s/>Appareils sanitaires niveaux 1 – accession &gt; Robinet de puisage terrasse/balcon logement – DN15 | 3 | u</text:p>
      <text:p text:style-name="P1">3.1.1. <text:s/>Appareils sanitaires niveaux 1 – accession &gt; Robinet de puisage terrasse sommitale – DN15 | 0 | u</text:p>
      <text:p text:style-name="P2"/>
      <text:p text:style-name="P1">[SECTION] 3.1.2. <text:s/>Appareils sanitaires attiques – accession</text:p>
      <text:p text:style-name="P1">3.1.2. <text:s/>Appareils sanitaires attiques – accession &gt; Attente évier | 2 | ens</text:p>
      <text:p text:style-name="P1">3.1.2. <text:s/>Appareils sanitaires attiques – accession &gt; Attente vasque simple | 1 | ens</text:p>
      <text:p text:style-name="P1">3.1.2. <text:s/>Appareils sanitaires attiques – accession &gt; Attente vasque double | 2 | ens</text:p>
      <text:p text:style-name="P1">3.1.2. <text:s/>Appareils sanitaires attiques – accession &gt; Douche PMR | 0 | ens</text:p>
      <text:p text:style-name="P1">3.1.2. <text:s/>Appareils sanitaires attiques – accession &gt; Paroi de douche simple 120 cm | 0 | u</text:p>
      <text:p text:style-name="P1">3.1.2. <text:s/>Appareils sanitaires attiques – accession &gt; Paroi de douche double 120+90 cm | 0 | u</text:p>
      <text:p text:style-name="P1">3.1.2. <text:s/>Appareils sanitaires attiques – accession &gt; Douche encastrée | 3 | u</text:p>
      <text:p text:style-name="P1">3.1.2. <text:s/>Appareils sanitaires attiques – accession &gt; Paroi de douche simple 120 cm | 0 | u</text:p>
      <text:p text:style-name="P1">3.1.2. <text:s/>Appareils sanitaires attiques – accession &gt; Paroi de douche double 120+90 cm | 3 | u</text:p>
      <text:p text:style-name="P1">3.1.2. <text:s/>Appareils sanitaires attiques – accession &gt; Wc suspendu | 3 | u</text:p>
      <text:p text:style-name="P1"><text:soft-page-break/>3.1.2. <text:s/>Appareils sanitaires attiques – accession &gt; Attente LL/LV | 4 | ens</text:p>
      <text:p text:style-name="P1">3.1.2. <text:s/>Appareils sanitaires attiques – accession &gt; Robinet de puisage terrasse/balcon logement – DN15 | 2 | u</text:p>
      <text:p text:style-name="P1">3.1.2. <text:s/>Appareils sanitaires attiques – accession &gt; Robinet de puisage terrasse sommitale – DN15 | 1 | u</text:p>
      <text:p text:style-name="P2"/>
      <text:p text:style-name="P1">[SECTION] 3.1.3. <text:s/>Appareils sanitaires BRS</text:p>
      <text:p text:style-name="P1">3.1.3. <text:s/>Appareils sanitaires BRS &gt; Attente évier | 3 | ens</text:p>
      <text:p text:style-name="P1">3.1.3. <text:s/>Appareils sanitaires BRS &gt; Vasque simple | 2 | ens</text:p>
      <text:p text:style-name="P1">3.1.3. <text:s/>Appareils sanitaires BRS &gt; Vasque double | 1 | ens</text:p>
      <text:p text:style-name="P1">3.1.3. <text:s/>Appareils sanitaires BRS &gt; Baignoire | 2 | ens</text:p>
      <text:p text:style-name="P1">3.1.3. <text:s/>Appareils sanitaires BRS &gt; Douche PMR | 1 | ens</text:p>
      <text:p text:style-name="P1">3.1.3. <text:s/>Appareils sanitaires BRS &gt; Paroi de douche simple 120 cm | 0 | u</text:p>
      <text:p text:style-name="P1">3.1.3. <text:s/>Appareils sanitaires BRS &gt; Paroi de douche double 120+90 cm | 1 | u</text:p>
      <text:p text:style-name="P1">3.1.3. <text:s/>Appareils sanitaires BRS &gt; Douche encastrée | 0 | u</text:p>
      <text:p text:style-name="P1">3.1.3. <text:s/>Appareils sanitaires BRS &gt; Paroi de douche simple 120 cm | 0 | u</text:p>
      <text:p text:style-name="P1">3.1.3. <text:s/>Appareils sanitaires BRS &gt; Paroi de douche double 120+90 cm | 0 | u</text:p>
      <text:p text:style-name="P1">3.1.3. <text:s/>Appareils sanitaires BRS &gt; Wc au sol | 3 | u</text:p>
      <text:p text:style-name="P1">3.1.3. <text:s/>Appareils sanitaires BRS &gt; Attente LL/LV | 6 | ens</text:p>
      <text:p text:style-name="P1">3.1.3. <text:s/>Appareils sanitaires BRS &gt; Robinet de puisage terrasse/balcon logement – DN15 | 3 | u</text:p>
      <text:p text:style-name="P1">3.1.3. <text:s/>Appareils sanitaires BRS &gt; Robinet de puisage terrasse sommitale – DN15 | 0 | u</text:p>
      <text:p text:style-name="P2"/>
      <text:p text:style-name="P1">[SECTION] 3.1.4. <text:s/>Eau Froide (EF)</text:p>
      <text:p text:style-name="P2"/>
      <text:p text:style-name="P1">[SECTION] Vanne d'arrêt générale repérée</text:p>
      <text:p text:style-name="P1">Vanne d'arrêt générale repérée &gt; DN 20 | 0 | u</text:p>
      <text:p text:style-name="P1">Vanne d'arrêt générale repérée &gt; DN 26 | 0 | u</text:p>
      <text:p text:style-name="P1">Vanne d'arrêt générale repérée &gt; DN 30 | 1 | u</text:p>
      <text:p text:style-name="P1">Vanne d'arrêt générale repérée &gt; DN 40 | 0 | u</text:p>
      <text:p text:style-name="P2"/>
      <text:p text:style-name="P1">[SECTION] Détendeur NF 3 bars</text:p>
      <text:p text:style-name="P1">Détendeur NF 3 bars &gt; DN 20 | 0 | u</text:p>
      <text:p text:style-name="P1">Détendeur NF 3 bars &gt; DN 26 | 0 | u</text:p>
      <text:p text:style-name="P1">Détendeur NF 3 bars &gt; DN 30 | 1 | u</text:p>
      <text:p text:style-name="P1">Détendeur NF 3 bars &gt; DN 40 | 0 | u</text:p>
      <text:p text:style-name="P2"/>
      <text:p text:style-name="P1">[SECTION] Filtre à tamis + robinet de purge – DN32 laiton</text:p>
      <text:p text:style-name="P1">Filtre à tamis + robinet de purge – DN32 laiton &gt; DN 20 | 0 | u</text:p>
      <text:p text:style-name="P1">Filtre à tamis + robinet de purge – DN32 laiton &gt; DN 26 | 0 | u</text:p>
      <text:p text:style-name="P1">Filtre à tamis + robinet de purge – DN32 laiton &gt; DN 30 | 1 | u</text:p>
      <text:p text:style-name="P1">Filtre à tamis + robinet de purge – DN32 laiton &gt; DN 40 | 0 | u</text:p>
      <text:p text:style-name="P2"/>
      <text:p text:style-name="P1">[SECTION] Liaison vanne–GT sous-sol – tube multicouche – calorifuge PU 13 mm</text:p>
      <text:p text:style-name="P1">Liaison vanne–GT sous-sol – tube multicouche – calorifuge PU 13 mm &gt; DN 20 | compris A</text:p>
      <text:p text:style-name="P1">Liaison vanne–GT sous-sol – tube multicouche – calorifuge PU 13 mm &gt; DN 26 | compris A</text:p>
      <text:p text:style-name="P1">Liaison vanne–GT sous-sol – tube multicouche – calorifuge PU 13 mm &gt; DN 30 | compris A</text:p>
      <text:p text:style-name="P1">Liaison vanne–GT sous-sol – tube multicouche – calorifuge PU 13 mm &gt; DN 40 | compris A</text:p>
      <text:p text:style-name="P2"/>
      <text:p text:style-name="P1">[SECTION] Colonne montante EF – tube multicouche – GT palière calorifuge mousse PU 9 mm</text:p>
      <text:p text:style-name="P1">Colonne montante EF – tube multicouche – GT palière calorifuge mousse PU 9 mm &gt; DN 12 | 0 | ml</text:p>
      <text:p text:style-name="P1">Colonne montante EF – tube multicouche – GT palière calorifuge mousse PU 9 mm &gt; DN 16 | 0 | ml</text:p>
      <text:p text:style-name="P1">Colonne montante EF – tube multicouche – GT palière calorifuge mousse PU 9 mm &gt; DN 20 | 0 | ml</text:p>
      <text:p text:style-name="P1">Colonne montante EF – tube multicouche – GT palière calorifuge mousse PU 9 mm &gt; DN 26 | 0 | ml</text:p>
      <text:p text:style-name="P1"><text:soft-page-break/>Colonne montante EF – tube multicouche – GT palière calorifuge mousse PU 9 mm &gt; DN 30 | 9 | ml</text:p>
      <text:p text:style-name="P1">Colonne montante EF – tube multicouche – GT palière calorifuge mousse PU 9 mm &gt; DN 40 | 0 | ml</text:p>
      <text:p text:style-name="P1">Colonne montante EF – tube multicouche – GT palière calorifuge mousse PU 9 mm &gt; Anti-bélier <text:s/>en tête de colonne | 1 | ens</text:p>
      <text:p text:style-name="P2"/>
      <text:p text:style-name="P1">[SECTION] Vanne d'arrêt 1/4T repérée - dérivation logement</text:p>
      <text:p text:style-name="P1">Vanne d'arrêt 1/4T repérée - dérivation logement &gt; DN 16 | 1 | u</text:p>
      <text:p text:style-name="P1">Vanne d'arrêt 1/4T repérée - dérivation logement &gt; DN 20 | 8 | u</text:p>
      <text:p text:style-name="P2"/>
      <text:p text:style-name="P1">[SECTION] Clapet anti-retour type EA</text:p>
      <text:p text:style-name="P1">Clapet anti-retour type EA &gt; DN 16 | 1 | u</text:p>
      <text:p text:style-name="P1">Clapet anti-retour type EA &gt; DN 20 | 8 | u</text:p>
      <text:p text:style-name="P2"/>
      <text:p text:style-name="P1">[SECTION] Manchette de compteur + étrier</text:p>
      <text:p text:style-name="P1">Manchette de compteur + étrier &gt; DN 16 | 1 | u</text:p>
      <text:p text:style-name="P1">Manchette de compteur + étrier &gt; DN 20 | 8 | u</text:p>
      <text:p text:style-name="P2"/>
      <text:p text:style-name="P1">[SECTION] Détendeur NF</text:p>
      <text:p text:style-name="P1">Détendeur NF &gt; DN 16 | 1 | u</text:p>
      <text:p text:style-name="P1">Détendeur NF &gt; DN 20 | 8 | u</text:p>
      <text:p text:style-name="P1">Détendeur NF &gt; Nourrice de distribution préfabriquée laiton | 8 | u</text:p>
      <text:p text:style-name="P2"/>
      <text:p text:style-name="P1">[SECTION] Liaison chaudière/PAC–nourrice ECS – tube multicouche – sous fourreau</text:p>
      <text:p text:style-name="P1">Liaison chaudière/PAC–nourrice ECS – tube multicouche – sous fourreau &gt; DN 12 | 0 | ml</text:p>
      <text:p text:style-name="P1">Liaison chaudière/PAC–nourrice ECS – tube multicouche – sous fourreau &gt; DN 16 | 14 | ml</text:p>
      <text:p text:style-name="P1">Liaison chaudière/PAC–nourrice ECS – tube multicouche – sous fourreau &gt; DN 20 | 2 | ml</text:p>
      <text:p text:style-name="P1">Liaison chaudière/PAC–nourrice ECS – tube multicouche – sous fourreau &gt; DN 26 | 0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156 | ml</text:p>
      <text:p text:style-name="P1">Distribution terminale hydrocâblée EF – tube PER sous fourreau &gt; DN 12 | 286 | ml</text:p>
      <text:p text:style-name="P1">Distribution terminale hydrocâblée EF – tube PER sous fourreau &gt; DN 16 | 0 | ml</text:p>
      <text:p text:style-name="P2"/>
      <text:p text:style-name="P1">[SECTION] 3.1.5. <text:s/>Eau Chaude Sanitaire (ECS)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14 | ml</text:p>
      <text:p text:style-name="P1">Liaison chaudière/PAC–nourrice ECS – tube multicouche apparent &gt; DN 20 | 2 | ml</text:p>
      <text:p text:style-name="P1">Liaison chaudière/PAC–nourrice ECS – tube multicouche apparent &gt; DN 26 | 0 | ml</text:p>
      <text:p text:style-name="P1">Liaison chaudière/PAC–nourrice ECS – tube multicouche apparent &gt; Nourrice distribution ECS préfabriquée laiton – vanne d'arrêt amont incluse – nombre départs selon plan | 8 | u</text:p>
      <text:p text:style-name="P2"/>
      <text:p text:style-name="P1">[SECTION] Distribution terminale hydrocâblée ECS – tube PER sous fourreau (encastré)</text:p>
      <text:p text:style-name="P1">Distribution terminale hydrocâblée ECS – tube PER sous fourreau (encastré) &gt; DN 10 | 0 | ml</text:p>
      <text:p text:style-name="P1">Distribution terminale hydrocâblée ECS – tube PER sous fourreau (encastré) &gt; DN 12 | 196 | ml</text:p>
      <text:p text:style-name="P1">Distribution terminale hydrocâblée ECS – tube PER sous fourreau (encastré) &gt; DN 16 | 0 | ml</text:p>
      <text:p text:style-name="P2"/>
      <text:p text:style-name="P1">[SECTION] 3.1.6. <text:s/>Eaux Usées – Eaux Vannes (EU/EV)</text:p>
      <text:p text:style-name="P2"/>
      <text:p text:style-name="P1">[SECTION] Évacuation apparente en plinthe – tube PVC NF M1</text:p>
      <text:p text:style-name="P1"><text:soft-page-break/>Évacuation apparente en plinthe – tube PVC NF M1 &gt; DN 30 | 14 | ml</text:p>
      <text:p text:style-name="P1">Évacuation apparente en plinthe – tube PVC NF M1 &gt; DN 40 | 55 | ml</text:p>
      <text:p text:style-name="P1">Évacuation apparente en plinthe – tube PVC NF M1 &gt; DN 50 | 13 | ml</text:p>
      <text:p text:style-name="P1">Évacuation apparente en plinthe – tube PVC NF M1 &gt; DN 100 | 9 | ml</text:p>
      <text:p text:style-name="P2"/>
      <text:p text:style-name="P1">[SECTION] Chute EU EV CHUTUNIC</text:p>
      <text:p text:style-name="P1">Chute EU EV CHUTUNIC &gt; DN 100 | 42 | ml</text:p>
      <text:p text:style-name="P2"/>
      <text:p text:style-name="P1">[SECTION] Chute EU EV <text:s/>– tube PVC NF M1</text:p>
      <text:p text:style-name="P1">Chute EU EV <text:s/>– tube PVC NF M1 &gt; DN 100 | 51 | ml</text:p>
      <text:p text:style-name="P2"/>
      <text:p text:style-name="P1">[SECTION] Collecteur EU/EV en sous-sol – tube PVC NF M1</text:p>
      <text:p text:style-name="P1">Collecteur EU/EV en sous-sol – tube PVC NF M1 &gt; DN 100 | compris A | ml</text:p>
      <text:p text:style-name="P1">Collecteur EU/EV en sous-sol – tube PVC NF M1 &gt; DN 125 | compris A | ml</text:p>
      <text:p text:style-name="P1">Collecteur EU/EV en sous-sol – tube PVC NF M1 &gt; DN 160 | compris A | ml</text:p>
      <text:p text:style-name="P1">Collecteur EU/EV en sous-sol – tube PVC NF M1 &gt; DN 200 | compris A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7 | u</text:p>
      <text:p text:style-name="P1">Ventilation primaire EU/EV &gt; Sortie dans souche maçonnée compris grillage anti-volatile | 2 | u</text:p>
      <text:p text:style-name="P1">Ventilation primaire EU/EV &gt; Clapet anti-vide en gaine technique – selon plans | 1 | u</text:p>
      <text:p text:style-name="P2"/>
      <text:p text:style-name="P1">[SECTION] 3.1.7. <text:s/>Eaux Pluviales (EP)</text:p>
      <text:p text:style-name="P2"/>
      <text:p text:style-name="P1">[SECTION] Réseau EP en sous-sol – tube PVC NF M1</text:p>
      <text:p text:style-name="P1">Réseau EP en sous-sol – tube PVC NF M1 &gt; DN 100 | compris A | ml</text:p>
      <text:p text:style-name="P1">Réseau EP en sous-sol – tube PVC NF M1 &gt; DN 125 | compris A | ml</text:p>
      <text:p text:style-name="P1">Réseau EP en sous-sol – tube PVC NF M1 &gt; DN 160 | compris A | ml</text:p>
      <text:p text:style-name="P1">Réseau EP en sous-sol – tube PVC NF M1 &gt; DN 200 | compris A | ml</text:p>
      <text:p text:style-name="P2"/>
      <text:p text:style-name="P1">[SECTION] 3.1.8. <text:s/>Désinfection et analyse des réseaux EF/ECS</text:p>
      <text:p text:style-name="P1">3.1.8. <text:s/>Désinfection et analyse des réseaux EF/ECS &gt; Prestation conforme au CCTP | 1 | ens</text:p>
      <text:p text:style-name="P2"/>
      <text:p text:style-name="P1">[SECTION] 3.1.9. <text:s/>Relevage eaux de la rampe</text:p>
      <text:p text:style-name="P2"/>
      <text:p text:style-name="P1">[SECTION] Pompe de relevage WILO compris accessoires et raccordement électrique ,,,</text:p>
      <text:p text:style-name="P2"/>
      <text:p text:style-name="P1">[SECTION] Réseau refoulement – tube PVC pression Ø int.50 jusqu'au collecteur EU</text:p>
      <text:p text:style-name="P2"/>
      <text:p text:style-name="P1">[SECTION] ▸ <text:s/>SOUS-TOTAL <text:s/>3.1. – PLOMBERIE SANITAIRE</text:p>
      <text:p text:style-name="P2"/>
      <text:p text:style-name="P1">[SECTION] 3.2. <text:s/>VENTILATION</text:p>
      <text:p text:style-name="P2"/>
      <text:p text:style-name="P1">[SECTION] 3.2.1. <text:s/>Entrées d'air</text:p>
      <text:p text:style-name="P1">3.2.1. <text:s/>Entrées d'air &gt; Entrée d'air hygroréglable EH ATLANTIC en coffre VR ou menuiserie – (Dnew+Ctr) ≥ 39 dB | 10 | u</text:p>
      <text:p text:style-name="P1">3.2.1. <text:s/>Entrées d'air &gt; Entrée d'air hygroréglable EHT ATLANTIC en maçonnerie + silencieux SCD circ – (Dnew+Ctr) ≥ 47 dB | 15 | u</text:p>
      <text:p text:style-name="P2"/>
      <text:p text:style-name="P1">[SECTION] 3.2.2. <text:s/>Bouches d'extraction</text:p>
      <text:p text:style-name="P1">3.2.2. <text:s/>Bouches d'extraction &gt; Bouche d'extraction cuisine hygroréglable | 8 | u</text:p>
      <text:p text:style-name="P1">3.2.2. <text:s/>Bouches d'extraction &gt; Bouche d'extraction SdB hygroréglable | 6 | u</text:p>
      <text:p text:style-name="P1">3.2.2. <text:s/>Bouches d'extraction &gt; Bouche d'extraction WC hygroréglable | 8 | u</text:p>
      <text:p text:style-name="P1">3.2.2. <text:s/>Bouches d'extraction &gt; Bouche d'extraction SDB/WC hygroréglable | 3 | u</text:p>
      <text:p text:style-name="P1">3.2.2. <text:s/>Bouches d'extraction &gt; Bouche d'extraction Cellier hygroréglable | 3 | u</text:p>
      <text:p text:style-name="P2"/>
      <text:p text:style-name="P1">[SECTION] 3.2.3. <text:s/>Réseaux de gaines VMC</text:p>
      <text:p text:style-name="P2"/>
      <text:p text:style-name="P1">[SECTION] Conduit vertical (colonne) – acier galvanisé</text:p>
      <text:p text:style-name="P1"><text:soft-page-break/>Conduit vertical (colonne) – acier galvanisé &gt; DN 125 | 30 | ml</text:p>
      <text:p text:style-name="P1">Conduit vertical (colonne) – acier galvanisé &gt; DN 160 | 21 | ml</text:p>
      <text:p text:style-name="P1">Conduit vertical (colonne) – acier galvanisé &gt; DN 200 | 8 | ml</text:p>
      <text:p text:style-name="P1">Conduit vertical (colonne) – acier galvanisé &gt; DN 250 | 0 | ml</text:p>
      <text:p text:style-name="P2"/>
      <text:p text:style-name="P1">[SECTION] Conduit horizontal collecteur – acier galvanisé</text:p>
      <text:p text:style-name="P1">Conduit horizontal collecteur – acier galvanisé &gt; DN 125 | 17 | ml</text:p>
      <text:p text:style-name="P1">Conduit horizontal collecteur – acier galvanisé &gt; DN 160 | 8 | ml</text:p>
      <text:p text:style-name="P1">Conduit horizontal collecteur – acier galvanisé &gt; DN 200 | 10 | ml</text:p>
      <text:p text:style-name="P1">Conduit horizontal collecteur – acier galvanisé &gt; DN 250 | 12 | ml</text:p>
      <text:p text:style-name="P1">Conduit horizontal collecteur – acier galvanisé &gt; DN 315 | 2 | ml</text:p>
      <text:p text:style-name="P1">Conduit horizontal collecteur – acier galvanisé &gt; DN 400 | 0 | ml</text:p>
      <text:p text:style-name="P2"/>
      <text:p text:style-name="P1">[SECTION] Liaison terminale bouche–colonne – gaine souple</text:p>
      <text:p text:style-name="P1">Liaison terminale bouche–colonne – gaine souple &gt; DN 125 | 14 | ml</text:p>
      <text:p text:style-name="P2"/>
      <text:p text:style-name="P1">[SECTION] 3.2.4. <text:s/>Groupe d'extraction</text:p>
      <text:p text:style-name="P1">3.2.4. <text:s/>Groupe d'extraction &gt; Caisson d'extraction ATLANTIC COMETE – agréé 400°C ½ h catégorie 4 – IP x4 – moteur EC – dépressostat 80 Pa – interrupteur de proximité intégré | 1 | u</text:p>
      <text:p text:style-name="P2"/>
      <text:p text:style-name="P1">[SECTION] Pièges à son circulaires</text:p>
      <text:p text:style-name="P1">Pièges à son circulaires &gt; Ø250 | 1 | u</text:p>
      <text:p text:style-name="P1">Pièges à son circulaires &gt; Ø315 | 1 | u</text:p>
      <text:p text:style-name="P1">Pièges à son circulaires &gt; Manchettes souples aspiration/refoulement | 1 | u</text:p>
      <text:p text:style-name="P2"/>
      <text:p text:style-name="P1">[SECTION] ▸ <text:s/>SOUS-TOTAL <text:s/>3.2. – VENTILATION</text:p>
      <text:p text:style-name="P2"/>
      <text:p text:style-name="P1">[SECTION] 3.3. <text:s/>CHAUFFAGE NIVEAUX 0 ET 1</text:p>
      <text:p text:style-name="P2"/>
      <text:p text:style-name="P1">[SECTION] 3.3.1. <text:s/>Production – chaudières gaz à condensation</text:p>
      <text:p text:style-name="P1">3.3.1. <text:s/>Production – chaudières gaz à condensation &gt; Chaudière murale gaz condensation SAUNIER DUVAL ThemaPlus M CONDENS ou CONDENS <text:s/>26 kW (1 SdB) | 6 | u</text:p>
      <text:p text:style-name="P1">3.3.1. <text:s/>Production – chaudières gaz à condensation &gt; Chaudière murale gaz condensation SAUNIER DUVAL ThemaPlus M CONDENS 31 kW (2 SdB) | 0 | u</text:p>
      <text:p text:style-name="P1">3.3.1. <text:s/>Production – chaudières gaz à condensation &gt; Commande à distance filaire SAUNIER DUVAL EXACONTROL E7-C | 6 | u</text:p>
      <text:p text:style-name="P1">3.3.1. <text:s/>Production – chaudières gaz à condensation &gt; Antitartre magnétique BWT ECS | 6 | u</text:p>
      <text:p text:style-name="P2"/>
      <text:p text:style-name="P1">[SECTION] 3.3.2. <text:s/>Évacuation fumées – conduit collectif 3CEP MULTI+ POUJOULAT</text:p>
      <text:p text:style-name="P2"/>
      <text:p text:style-name="P1">[SECTION] Conduit concentrique collectif 3CEP</text:p>
      <text:p text:style-name="P1">Conduit concentrique collectif 3CEP &gt; Ø 80/125 | 3 | ens</text:p>
      <text:p text:style-name="P1">Conduit concentrique collectif 3CEP &gt; Ø 110/160 | 0 | ens</text:p>
      <text:p text:style-name="P1">Conduit concentrique collectif 3CEP &gt; Ø 160/200 | 0 | ens</text:p>
      <text:p text:style-name="P2"/>
      <text:p text:style-name="P1">[SECTION] 3.3.3. <text:s/>Distribution chauffage N0/N1</text:p>
      <text:p text:style-name="P2"/>
      <text:p text:style-name="P1">[SECTION] Liaison chaudière–nourrice chauffage – tube multicouche</text:p>
      <text:p text:style-name="P1">Liaison chaudière–nourrice chauffage – tube multicouche &gt; DN 16 | 18 | ml</text:p>
      <text:p text:style-name="P1">Liaison chaudière–nourrice chauffage – tube multicouche &gt; DN 20 | 0 | ml</text:p>
      <text:p text:style-name="P1">Liaison chaudière–nourrice chauffage – tube multicouche &gt; DN 26 | 0 | ml</text:p>
      <text:p text:style-name="P1">Liaison chaudière–nourrice chauffage – tube multicouche &gt; Nourrice distribution chauffage préfabriquée – nombre de départs adapté au nombre de radiateurs | 8 | u</text:p>
      <text:p text:style-name="P2"/>
      <text:p text:style-name="P1">[SECTION] Distribution nourrice–radiateurs – tube PER BAO sous fourreau encastré dans cloisons/doublages</text:p>
      <text:p text:style-name="P1">Distribution nourrice–radiateurs – tube PER BAO sous fourreau encastré dans cloisons/doublages &gt; DN 10 | 346 | ml</text:p>
      <text:p text:style-name="P1">Distribution nourrice–radiateurs – tube PER BAO sous fourreau encastré dans cloisons/doublages &gt; DN 13 | 0 | ml</text:p>
      <text:p text:style-name="P1"><text:soft-page-break/>Distribution nourrice–radiateurs – tube PER BAO sous fourreau encastré dans cloisons/doublages &gt; DN 16 | 79 | ml</text:p>
      <text:p text:style-name="P1">Distribution nourrice–radiateurs – tube PER BAO sous fourreau encastré dans cloisons/doublages &gt; DN 20 | 24 | ml</text:p>
      <text:p text:style-name="P1">Distribution nourrice–radiateurs – tube PER BAO sous fourreau encastré dans cloisons/doublages &gt; DN 26 | 0 | ml</text:p>
      <text:p text:style-name="P2"/>
      <text:p text:style-name="P1">[SECTION] 3.3.4. <text:s/>Émission – radiateurs et sèche-serviettes</text:p>
      <text:p text:style-name="P1">3.3.4. <text:s/>Émission – radiateurs et sèche-serviettes &gt; Radiateur acier FINIMETAL REGGANE 3010 | 18 | u</text:p>
      <text:p text:style-name="P1">3.3.4. <text:s/>Émission – radiateurs et sèche-serviettes &gt; Sèche-serviette FINIMETAL TAHITI | 3 | u</text:p>
      <text:p text:style-name="P1">3.3.4. <text:s/>Émission – radiateurs et sèche-serviettes &gt; Robinet thermostatisable <text:s/>tête thermostatique Keymark certifiée ΔT ≤ 0,20 K | 12 | u</text:p>
      <text:p text:style-name="P1">3.3.4. <text:s/>Émission – radiateurs et sèche-serviettes &gt; Robinet thermostatique de zone (pièce thermostat) – sans tête thermostatique | 6 | u</text:p>
      <text:p text:style-name="P2"/>
      <text:p text:style-name="P1">[SECTION] ▸ <text:s/>SOUS-TOTAL <text:s/>3.3. – CHAUFFAGE N0/N1</text:p>
      <text:p text:style-name="P2"/>
      <text:p text:style-name="P1">[SECTION] 3.4. <text:s/>GAZ NATUREL</text:p>
      <text:p text:style-name="P2"/>
      <text:p text:style-name="P1">[SECTION] 3.4.1 <text:s/>Réseau gaz – depuis coffret GRDF (fourni posé lot GO)</text:p>
      <text:p text:style-name="P2"/>
      <text:p text:style-name="P1">[SECTION] Liaison coffret GRDF–gaine technique – tube acier noir NFA 49-140 soudé – peinture conventionnelle – protection mécanique si h &lt; 2 m</text:p>
      <text:p text:style-name="P1">Liaison coffret GRDF–gaine technique – tube acier noir NFA 49-140 soudé – peinture conventionnelle – protection mécanique si h &lt; 2 m &gt; DN 25 | Compris A | ml</text:p>
      <text:p text:style-name="P1">Liaison coffret GRDF–gaine technique – tube acier noir NFA 49-140 soudé – peinture conventionnelle – protection mécanique si h &lt; 2 m &gt; DN 30 | Compris A | ml</text:p>
      <text:p text:style-name="P1">Liaison coffret GRDF–gaine technique – tube acier noir NFA 49-140 soudé – peinture conventionnelle – protection mécanique si h &lt; 2 m &gt; DN 40 | Compris A | ml</text:p>
      <text:p text:style-name="P1">Liaison coffret GRDF–gaine technique – tube acier noir NFA 49-140 soudé – peinture conventionnelle – protection mécanique si h &lt; 2 m &gt; DN 50 | Compris A | ml</text:p>
      <text:p text:style-name="P2"/>
      <text:p text:style-name="P1">[SECTION] Colonne montante – tube acier noir NFA 49-140 – peinture conventionnelle</text:p>
      <text:p text:style-name="P1">Colonne montante – tube acier noir NFA 49-140 – peinture conventionnelle &gt; DN 25 | 9 | ml</text:p>
      <text:p text:style-name="P1">Colonne montante – tube acier noir NFA 49-140 – peinture conventionnelle &gt; DN 30 | 0 | ml</text:p>
      <text:p text:style-name="P1">Colonne montante – tube acier noir NFA 49-140 – peinture conventionnelle &gt; DN 40 | 0 | ml</text:p>
      <text:p text:style-name="P2"/>
      <text:p text:style-name="P1">[SECTION] Vanne d'arrêt repérée en pied de chaque colonne</text:p>
      <text:p text:style-name="P1">Vanne d'arrêt repérée en pied de chaque colonne &gt; DN 25 | 1 | u</text:p>
      <text:p text:style-name="P1">Vanne d'arrêt repérée en pied de chaque colonne &gt; DN 30 | 0 | u</text:p>
      <text:p text:style-name="P1">Vanne d'arrêt repérée en pied de chaque colonne &gt; DN 40 | 0 | u</text:p>
      <text:p text:style-name="P1">Vanne d'arrêt repérée en pied de chaque colonne &gt; Dérivation par logement (ensemble) – coude + robinet d'arrêt + contre-coude + 2 raccords compteur + pose compteur fourni GRDF avec repérage + plaque de fixation | 6 | ens</text:p>
      <text:p text:style-name="P2"/>
      <text:p text:style-name="P1">[SECTION] Liaison compteur–chaudière – tube cuivre recuit sous fourreau – L &lt; 15 m</text:p>
      <text:p text:style-name="P1">Liaison compteur–chaudière – tube cuivre recuit sous fourreau – L &lt; 15 m &gt; DN 20 | 58 | ml</text:p>
      <text:p text:style-name="P2"/>
      <text:p text:style-name="P1">[SECTION] Liaison compteur–chaudière – tube onduleux inox TRACPIPE BANIDES DEBEAURAIN ATG PLT002 CERTIGAZ sous fourreau – L ≥ 15 m</text:p>
      <text:p text:style-name="P1">Liaison compteur–chaudière – tube onduleux inox TRACPIPE BANIDES DEBEAURAIN ATG PLT002 CERTIGAZ sous fourreau – L ≥ 15 m &gt; DN 20 | 0 | ml</text:p>
      <text:p text:style-name="P1"><text:soft-page-break/>Liaison compteur–chaudière – tube onduleux inox TRACPIPE BANIDES DEBEAURAIN ATG PLT002 CERTIGAZ sous fourreau – L ≥ 15 m &gt; DN 26 | 0 | ml</text:p>
      <text:p text:style-name="P2"/>
      <text:p text:style-name="P1">[SECTION] Alimentation terminale chaudière – tube cuivre écroui</text:p>
      <text:p text:style-name="P1">Alimentation terminale chaudière – tube cuivre écroui &gt; DN 20 | 9 | ml</text:p>
      <text:p text:style-name="P1">Alimentation terminale chaudière – tube cuivre écroui &gt; DN 26 | 0 | ml</text:p>
      <text:p text:style-name="P2"/>
      <text:p text:style-name="P1">[SECTION] Ventilation haute (VH) gaine technique gaz – conduit acier galvanisé + chapeau pare-pluie + solin</text:p>
      <text:p text:style-name="P1">Ventilation haute (VH) gaine technique gaz – conduit acier galvanisé + chapeau pare-pluie + solin &gt; DN 160 | 3 | ml</text:p>
      <text:p text:style-name="P2"/>
      <text:p text:style-name="P1">[SECTION] ▸ <text:s/>SOUS-TOTAL <text:s/>3.4. – GAZ NATUREL</text:p>
      <text:p text:style-name="P2"/>
      <text:p text:style-name="P1">[SECTION] 3.5. <text:s/>CHAUFFAGE NIVEAU 2 – PAC AIR/EAU + PCBT</text:p>
      <text:p text:style-name="P2"/>
      <text:p text:style-name="P1">[SECTION] 3.5.1. <text:s/>Production – PAC air/eau</text:p>
      <text:p text:style-name="P1">3.5.1. <text:s/>Production – PAC air/eau &gt; Unité extérieure PAC ATLANTIC SYNEA 3 compris accessoires | 2 | ens</text:p>
      <text:p text:style-name="P1">3.5.1. <text:s/>Production – PAC air/eau &gt; Liaisons frigorifiques | 36 | ml</text:p>
      <text:p text:style-name="P1">3.5.1. <text:s/>Production – PAC air/eau &gt; Thermostat modulant programmable filaire ATLANTIC NAVILINK | 2 | u</text:p>
      <text:p text:style-name="P1">3.5.1. <text:s/>Production – PAC air/eau &gt; Antitartre magnétique BWT ECS | 2 | u</text:p>
      <text:p text:style-name="P1">3.5.1. <text:s/>Production – PAC air/eau &gt; Aquastat PCBT | 2 | u</text:p>
      <text:p text:style-name="P2"/>
      <text:p text:style-name="P1">[SECTION] 3.5.2. <text:s/>Distribution – plancher chauffant basse température (PCBT)</text:p>
      <text:p text:style-name="P2"/>
      <text:p text:style-name="P1">[SECTION] Liaison PAC–nourrice PCBT – tube multicouche – calorifuge PU 13 mm</text:p>
      <text:p text:style-name="P1">Liaison PAC–nourrice PCBT – tube multicouche – calorifuge PU 13 mm &gt; DN 16 | 0 | ml</text:p>
      <text:p text:style-name="P1">Liaison PAC–nourrice PCBT – tube multicouche – calorifuge PU 13 mm &gt; DN 20 | 16 | ml</text:p>
      <text:p text:style-name="P1">Liaison PAC–nourrice PCBT – tube multicouche – calorifuge PU 13 mm &gt; DN 26 | 0 | ml</text:p>
      <text:p text:style-name="P1">Liaison PAC–nourrice PCBT – tube multicouche – calorifuge PU 13 mm &gt; Nourrice PCBT préfabriquée REHAU – 2 robinets de vidange + 2 thermomètres + 1 débitmètre par circuit de retour | 2 | u</text:p>
      <text:p text:style-name="P2"/>
      <text:p text:style-name="P1">[SECTION] Tube plancher chauffant – PEX BAO REHAU RAUTHERM – barrière anti-oxygène</text:p>
      <text:p text:style-name="P1">Tube plancher chauffant – PEX BAO REHAU RAUTHERM – barrière anti-oxygène &gt; Ø int.13 × ext.16 mm | 1104 | ml</text:p>
      <text:p text:style-name="P2"/>
      <text:p text:style-name="P1">[SECTION] 3.5.3. <text:s/>Régulation terminale PCBT – pièce par pièce</text:p>
      <text:p text:style-name="P1">3.5.3. <text:s/>Régulation terminale PCBT – pièce par pièce &gt; Thermostat radio à pile NEA SMART 2 REHAU | 6 | u</text:p>
      <text:p text:style-name="P1">3.5.3. <text:s/>Régulation terminale PCBT – pièce par pièce &gt; Moteur thermique sur nourrice PCBT – 1 moteur par départ nourrice – liaison radio NEA SMART 2 | 6 | u</text:p>
      <text:p text:style-name="P1">3.5.3. <text:s/>Régulation terminale PCBT – pièce par pièce &gt; Boîtier de connexion <text:s/>+ raccordement électrique depuis attente lot élec. | 2 | u</text:p>
      <text:p text:style-name="P2"/>
      <text:p text:style-name="P1">[SECTION] ▸ <text:s/>SOUS-TOTAL <text:s/>3.5. – CHAUFFAGE N2 PAC+PCBT</text:p>
      <text:p text:style-name="P2"/>
      <text:p text:style-name="P1">[SECTION] 3.6. <text:s/>TRAVAUX DE FINITION</text:p>
      <text:p text:style-name="P2"/>
      <text:p text:style-name="P1">[SECTION] 3.6.1 <text:s/>Réglages – Mise en service – Contrôles</text:p>
      <text:p text:style-name="P1">3.6.1 <text:s/>Réglages – Mise en service – Contrôles &gt; Mise en service complète installations CSV (plomberie + VMC + chauffage) – PV AQC fourni | 1 | ens</text:p>
      <text:p text:style-name="P2"/>
      <text:p text:style-name="P1">[SECTION] 3.6.2 <text:s/>Dossier des Ouvrages Exécutés (DOE)</text:p>
      <text:p text:style-name="P1">3.6.2 <text:s/>Dossier des Ouvrages Exécutés (DOE) &gt; DOE conforme au CCTP | 1 | ens</text:p>
      <text:p text:style-name="P2"/>
      <text:p text:style-name="P1">[SECTION] ▸ <text:s/>SOUS-TOTAL <text:s/>3.6. – TRAVAUX DE FINITION</text:p>
      <text:p text:style-name="P2"/>
      <text:p text:style-name="P1"><text:soft-page-break/>[SECTION] TOTAL <text:s/>BÂTIMENT B <text:s/>(HT)</text:p>
      <text:p text:style-name="P2"/>
      <text:p text:style-name="P1">=== Feuille: BAT C ===</text:p>
      <text:p text:style-name="P2"/>
      <text:p text:style-name="P1">[SECTION] BÂTIMENT C</text:p>
      <text:p text:style-name="P1">BÂTIMENT C &gt; 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4.1. <text:s/>PLOMBERIE SANITAIRE</text:p>
      <text:p text:style-name="P2"/>
      <text:p text:style-name="P1">[SECTION] 4.1.1. <text:s/>Appareils sanitaires</text:p>
      <text:p text:style-name="P1">4.1.1. <text:s/>Appareils sanitaires &gt; Meuble évier | 8 | ens</text:p>
      <text:p text:style-name="P1">4.1.1. <text:s/>Appareils sanitaires &gt; Vasque simple | 10 | ens</text:p>
      <text:p text:style-name="P1">4.1.1. <text:s/>Appareils sanitaires &gt; Vasque double | 0 | ens</text:p>
      <text:p text:style-name="P1">4.1.1. <text:s/>Appareils sanitaires &gt; Baignoire | 4 | ens</text:p>
      <text:p text:style-name="P1">4.1.1. <text:s/>Appareils sanitaires &gt; Douche PMR | 2 | ens</text:p>
      <text:p text:style-name="P1">4.1.1. <text:s/>Appareils sanitaires &gt; Paroi de douche simple 120 cm | 0 | u</text:p>
      <text:p text:style-name="P1">4.1.1. <text:s/>Appareils sanitaires &gt; Paroi de douche double 120+90 cm | 2 | u</text:p>
      <text:p text:style-name="P1">4.1.1. <text:s/>Appareils sanitaires &gt; Douche encastrée | 4 | u</text:p>
      <text:p text:style-name="P1">4.1.1. <text:s/>Appareils sanitaires &gt; Paroi de douche simple 120 cm | 0 | u</text:p>
      <text:p text:style-name="P1">4.1.1. <text:s/>Appareils sanitaires &gt; Paroi de douche double 120+90 cm | 4 | u</text:p>
      <text:p text:style-name="P1">4.1.1. <text:s/>Appareils sanitaires &gt; Wc au sol | 9 | u</text:p>
      <text:p text:style-name="P1">4.1.1. <text:s/>Appareils sanitaires &gt; Attente LL/LV | 16 | ens</text:p>
      <text:p text:style-name="P1">4.1.1. <text:s/>Appareils sanitaires &gt; Robinet de puisage terrasse/balcon logement – DN15 | 8 | u</text:p>
      <text:p text:style-name="P1">4.1.1. <text:s/>Appareils sanitaires &gt; Robinet de puisage terrasse sommitale – DN15 | 1 | u</text:p>
      <text:p text:style-name="P2"/>
      <text:p text:style-name="P1">[SECTION] 4.1.2. <text:s/>Eau Froide (EF)</text:p>
      <text:p text:style-name="P2"/>
      <text:p text:style-name="P1">[SECTION] Vanne d'arrêt générale repérée</text:p>
      <text:p text:style-name="P1">Vanne d'arrêt générale repérée &gt; DN 20 | 0 | u</text:p>
      <text:p text:style-name="P1">Vanne d'arrêt générale repérée &gt; DN 26 | 0 | u</text:p>
      <text:p text:style-name="P1">Vanne d'arrêt générale repérée &gt; DN 30 | 1 | u</text:p>
      <text:p text:style-name="P1">Vanne d'arrêt générale repérée &gt; DN 40 | 0 | u</text:p>
      <text:p text:style-name="P2"/>
      <text:p text:style-name="P1">[SECTION] Détendeur NF 3 bars</text:p>
      <text:p text:style-name="P1">Détendeur NF 3 bars &gt; DN 20 | 0 | u</text:p>
      <text:p text:style-name="P1">Détendeur NF 3 bars &gt; DN 26 | 0 | u</text:p>
      <text:p text:style-name="P1">Détendeur NF 3 bars &gt; DN 30 | 1 | u</text:p>
      <text:p text:style-name="P1">Détendeur NF 3 bars &gt; DN 40 | 0 | u</text:p>
      <text:p text:style-name="P2"/>
      <text:p text:style-name="P1">[SECTION] Filtre à tamis + robinet de purge – DN32 laiton</text:p>
      <text:p text:style-name="P1">Filtre à tamis + robinet de purge – DN32 laiton &gt; DN 20 | 0 | u</text:p>
      <text:p text:style-name="P1">Filtre à tamis + robinet de purge – DN32 laiton &gt; DN 26 | 0 | u</text:p>
      <text:p text:style-name="P1">Filtre à tamis + robinet de purge – DN32 laiton &gt; DN 30 | 1 | u</text:p>
      <text:p text:style-name="P1">Filtre à tamis + robinet de purge – DN32 laiton &gt; DN 40 | 0 | u</text:p>
      <text:p text:style-name="P2"/>
      <text:p text:style-name="P1">[SECTION] Tube PEHD bande bleue sous fourreau</text:p>
      <text:p text:style-name="P1">Tube PEHD bande bleue sous fourreau &gt; DN 20 | 0 | ml</text:p>
      <text:p text:style-name="P1">Tube PEHD bande bleue sous fourreau &gt; DN 26 | 0 | ml</text:p>
      <text:p text:style-name="P1">Tube PEHD bande bleue sous fourreau &gt; DN 30 | 8 | ml</text:p>
      <text:p text:style-name="P1">Tube PEHD bande bleue sous fourreau &gt; DN 40 | 0 | ml</text:p>
      <text:p text:style-name="P2"/>
      <text:p text:style-name="P1">[SECTION] Colonne montante EF – tube multicouche – GT palière calorifuge mousse PU 9 mm</text:p>
      <text:p text:style-name="P1">Colonne montante EF – tube multicouche – GT palière calorifuge mousse PU 9 mm &gt; DN 12 | 0 | ml</text:p>
      <text:p text:style-name="P1">Colonne montante EF – tube multicouche – GT palière calorifuge mousse PU 9 mm &gt; DN 16 | 0 | ml</text:p>
      <text:p text:style-name="P1"><text:soft-page-break/>Colonne montante EF – tube multicouche – GT palière calorifuge mousse PU 9 mm &gt; DN 20 | 0 | ml</text:p>
      <text:p text:style-name="P1">Colonne montante EF – tube multicouche – GT palière calorifuge mousse PU 9 mm &gt; DN 26 | 0 | ml</text:p>
      <text:p text:style-name="P1">Colonne montante EF – tube multicouche – GT palière calorifuge mousse PU 9 mm &gt; DN 30 | 9 | ml</text:p>
      <text:p text:style-name="P1">Colonne montante EF – tube multicouche – GT palière calorifuge mousse PU 9 mm &gt; DN 40 | 0 | ml</text:p>
      <text:p text:style-name="P1">Colonne montante EF – tube multicouche – GT palière calorifuge mousse PU 9 mm &gt; Anti-bélier <text:s/>en tête de colonne | 1 | ens</text:p>
      <text:p text:style-name="P2"/>
      <text:p text:style-name="P1">[SECTION] Vanne d'arrêt 1/4T repérée - dérivation logement</text:p>
      <text:p text:style-name="P1">Vanne d'arrêt 1/4T repérée - dérivation logement &gt; DN 16 | 1 | u</text:p>
      <text:p text:style-name="P1">Vanne d'arrêt 1/4T repérée - dérivation logement &gt; DN 20 | 8 | u</text:p>
      <text:p text:style-name="P2"/>
      <text:p text:style-name="P1">[SECTION] Clapet anti-retour type EA</text:p>
      <text:p text:style-name="P1">Clapet anti-retour type EA &gt; DN 16 | 1 | u</text:p>
      <text:p text:style-name="P1">Clapet anti-retour type EA &gt; DN 20 | 8 | u</text:p>
      <text:p text:style-name="P2"/>
      <text:p text:style-name="P1">[SECTION] Manchette de compteur + étrier</text:p>
      <text:p text:style-name="P1">Manchette de compteur + étrier &gt; DN 16 | 1 | u</text:p>
      <text:p text:style-name="P1">Manchette de compteur + étrier &gt; DN 20 | 8 | u</text:p>
      <text:p text:style-name="P2"/>
      <text:p text:style-name="P1">[SECTION] Détendeur NF</text:p>
      <text:p text:style-name="P1">Détendeur NF &gt; DN 16 | 1 | u</text:p>
      <text:p text:style-name="P1">Détendeur NF &gt; DN 20 | 8 | u</text:p>
      <text:p text:style-name="P1">Détendeur NF &gt; Nourrice de distribution préfabriquée laiton | 8 | u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12 | ml</text:p>
      <text:p text:style-name="P1">Liaison chaudière/PAC–nourrice ECS – tube multicouche apparent &gt; DN 20 | 4 | ml</text:p>
      <text:p text:style-name="P1">Liaison chaudière/PAC–nourrice ECS – tube multicouche apparent &gt; DN 26 | 0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150 | ml</text:p>
      <text:p text:style-name="P1">Distribution terminale hydrocâblée EF – tube PER sous fourreau &gt; DN 12 | 274 | ml</text:p>
      <text:p text:style-name="P1">Distribution terminale hydrocâblée EF – tube PER sous fourreau &gt; DN 14 | 0 | ml</text:p>
      <text:p text:style-name="P1">Distribution terminale hydrocâblée EF – tube PER sous fourreau &gt; DN 16 | 0 | ml</text:p>
      <text:p text:style-name="P2"/>
      <text:p text:style-name="P1">[SECTION] 4.1.3. <text:s/>Eau Chaude Sanitaire (ECS)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12 | ml</text:p>
      <text:p text:style-name="P1">Liaison chaudière/PAC–nourrice ECS – tube multicouche apparent &gt; DN 20 | 4 | ml</text:p>
      <text:p text:style-name="P1">Liaison chaudière/PAC–nourrice ECS – tube multicouche apparent &gt; DN 26 | 0 | ml</text:p>
      <text:p text:style-name="P1">Liaison chaudière/PAC–nourrice ECS – tube multicouche apparent &gt; Nourrice distribution ECS préfabriquée laiton – vanne d'arrêt amont incluse – nombre départs selon plan | 8 | u</text:p>
      <text:p text:style-name="P2"/>
      <text:p text:style-name="P1">[SECTION] Distribution terminale hydrocâblée ECS – tube PER sous fourreau (encastré)</text:p>
      <text:p text:style-name="P1">Distribution terminale hydrocâblée ECS – tube PER sous fourreau (encastré) &gt; DN 10 | 0 | ml</text:p>
      <text:p text:style-name="P1">Distribution terminale hydrocâblée ECS – tube PER sous fourreau (encastré) &gt; DN 12 | 184 | ml</text:p>
      <text:p text:style-name="P1">Distribution terminale hydrocâblée ECS – tube PER sous fourreau (encastré) &gt; DN 16 | 0 | ml</text:p>
      <text:p text:style-name="P2"/>
      <text:p text:style-name="P1">[SECTION] 4.1.4. <text:s/>Eaux Usées – Eaux Vannes (EU/EV)</text:p>
      <text:p text:style-name="P2"/>
      <text:p text:style-name="P1"><text:soft-page-break/>[SECTION] Évacuation apparente en plinthe – tube PVC NF M1</text:p>
      <text:p text:style-name="P1">Évacuation apparente en plinthe – tube PVC NF M1 &gt; DN 30 | 13 | ml</text:p>
      <text:p text:style-name="P1">Évacuation apparente en plinthe – tube PVC NF M1 &gt; DN 40 | 57 | ml</text:p>
      <text:p text:style-name="P1">Évacuation apparente en plinthe – tube PVC NF M1 &gt; DN 50 | 10 | ml</text:p>
      <text:p text:style-name="P1">Évacuation apparente en plinthe – tube PVC NF M1 &gt; DN 100 | 7 | ml</text:p>
      <text:p text:style-name="P2"/>
      <text:p text:style-name="P1">[SECTION] Chute EU EV CHUTUNIC</text:p>
      <text:p text:style-name="P1">Chute EU EV CHUTUNIC &gt; DN 100 | 32 | ml</text:p>
      <text:p text:style-name="P2"/>
      <text:p text:style-name="P1">[SECTION] Chute EU EV <text:s/>– tube PVC NF M1</text:p>
      <text:p text:style-name="P1">Chute EU EV <text:s/>– tube PVC NF M1 &gt; DN 100 | 70 | ml</text:p>
      <text:p text:style-name="P2"/>
      <text:p text:style-name="P1">[SECTION] Collecteur EU/EV en blocage <text:s/>– tube PVC NF M1</text:p>
      <text:p text:style-name="P1">Collecteur EU/EV en blocage <text:s/>– tube PVC NF M1 &gt; DN 100 | 37 | ml</text:p>
      <text:p text:style-name="P1">Collecteur EU/EV en blocage <text:s/>– tube PVC NF M1 &gt; DN 125 | 15 | ml</text:p>
      <text:p text:style-name="P1">Collecteur EU/EV en blocage <text:s/>– tube PVC NF M1 &gt; DN 160 | 0 | ml</text:p>
      <text:p text:style-name="P1">Collecteur EU/EV en blocage <text:s/>– tube PVC NF M1 &gt; DN 200 | 0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7 | u</text:p>
      <text:p text:style-name="P1">Ventilation primaire EU/EV &gt; Sortie dans souche maçonnée compris grillage anti-volatile | 2 | u</text:p>
      <text:p text:style-name="P1">Ventilation primaire EU/EV &gt; Clapet anti-vide en gaine technique – selon plans | 0 | u</text:p>
      <text:p text:style-name="P2"/>
      <text:p text:style-name="P1">[SECTION] 4.1.5. <text:s/>Eaux Pluviales (EP)</text:p>
      <text:p text:style-name="P2"/>
      <text:p text:style-name="P1">[SECTION] Réseau EP en blocage – tube PVC NF M1</text:p>
      <text:p text:style-name="P1">Réseau EP en blocage – tube PVC NF M1 &gt; DN 100 | 6 | ml</text:p>
      <text:p text:style-name="P1">Réseau EP en blocage – tube PVC NF M1 &gt; DN 125 | 0 | ml</text:p>
      <text:p text:style-name="P1">Réseau EP en blocage – tube PVC NF M1 &gt; DN 160 | 0 | ml</text:p>
      <text:p text:style-name="P1">Réseau EP en blocage – tube PVC NF M1 &gt; DN 200 | 0 | ml</text:p>
      <text:p text:style-name="P2"/>
      <text:p text:style-name="P1">[SECTION] 4.1.6. <text:s/>Désinfection et analyse des réseaux EF/ECS</text:p>
      <text:p text:style-name="P1">4.1.6. <text:s/>Désinfection et analyse des réseaux EF/ECS &gt; Prestation conforme au CCTP | 1 | ens</text:p>
      <text:p text:style-name="P2"/>
      <text:p text:style-name="P1">[SECTION] ▸ <text:s/>SOUS-TOTAL <text:s/>4.1. – PLOMBERIE SANITAIRE</text:p>
      <text:p text:style-name="P2"/>
      <text:p text:style-name="P1">[SECTION] 4.2. <text:s/>VENTILATION</text:p>
      <text:p text:style-name="P2"/>
      <text:p text:style-name="P1">[SECTION] 4.2.1. <text:s/>Entrées d'air</text:p>
      <text:p text:style-name="P1">4.2.1. <text:s/>Entrées d'air &gt; Entrée d'air hygroréglable EH ATLANTIC en coffre VR ou menuiserie – (Dnew+Ctr) ≥ 39 dB | 10 | u</text:p>
      <text:p text:style-name="P1">4.2.1. <text:s/>Entrées d'air &gt; Entrée d'air hygroréglable EHT ATLANTIC en maçonnerie + silencieux SCD circ – (Dnew+Ctr) ≥ 47 dB | 15 | u</text:p>
      <text:p text:style-name="P2"/>
      <text:p text:style-name="P1">[SECTION] 4.2.2. <text:s/>Bouches d'extraction</text:p>
      <text:p text:style-name="P1">4.2.2. <text:s/>Bouches d'extraction &gt; Bouche d'extraction cuisine hygroréglable | 8 | u</text:p>
      <text:p text:style-name="P1">4.2.2. <text:s/>Bouches d'extraction &gt; Bouche d'extraction SdB hygroréglable | 7 | u</text:p>
      <text:p text:style-name="P1">4.2.2. <text:s/>Bouches d'extraction &gt; Bouche d'extraction WC hygroréglable | 6 | u</text:p>
      <text:p text:style-name="P1">4.2.2. <text:s/>Bouches d'extraction &gt; Bouche d'extraction SDB/WC hygroréglable | 3 | u</text:p>
      <text:p text:style-name="P1">4.2.2. <text:s/>Bouches d'extraction &gt; Bouche d'extraction Cellier hygroréglable | 3 | u</text:p>
      <text:p text:style-name="P2"/>
      <text:p text:style-name="P1">[SECTION] 4.2.3. <text:s/>Réseaux de gaines VMC</text:p>
      <text:p text:style-name="P2"/>
      <text:p text:style-name="P1">[SECTION] Conduit vertical (colonne) – acier galvanisé</text:p>
      <text:p text:style-name="P1">Conduit vertical (colonne) – acier galvanisé &gt; DN 125 | 23 | ml</text:p>
      <text:p text:style-name="P1">Conduit vertical (colonne) – acier galvanisé &gt; DN 160 | 18 | ml</text:p>
      <text:p text:style-name="P1">Conduit vertical (colonne) – acier galvanisé &gt; DN 200 | 16 | ml</text:p>
      <text:p text:style-name="P1">Conduit vertical (colonne) – acier galvanisé &gt; DN 250 | 0 | ml</text:p>
      <text:p text:style-name="P2"/>
      <text:p text:style-name="P1">[SECTION] Conduit horizontal collecteur – acier galvanisé</text:p>
      <text:p text:style-name="P1"><text:soft-page-break/>Conduit horizontal collecteur – acier galvanisé &gt; DN 125 | 5 | ml</text:p>
      <text:p text:style-name="P1">Conduit horizontal collecteur – acier galvanisé &gt; DN 160 | 2 | ml</text:p>
      <text:p text:style-name="P1">Conduit horizontal collecteur – acier galvanisé &gt; DN 200 | 7 | ml</text:p>
      <text:p text:style-name="P1">Conduit horizontal collecteur – acier galvanisé &gt; DN 250 | 12 | ml</text:p>
      <text:p text:style-name="P1">Conduit horizontal collecteur – acier galvanisé &gt; DN 315 | 2 | ml</text:p>
      <text:p text:style-name="P1">Conduit horizontal collecteur – acier galvanisé &gt; DN 400 | 0 | ml</text:p>
      <text:p text:style-name="P2"/>
      <text:p text:style-name="P1">[SECTION] Liaison terminale bouche–colonne – gaine souple</text:p>
      <text:p text:style-name="P1">Liaison terminale bouche–colonne – gaine souple &gt; DN 125 | 14 | ml</text:p>
      <text:p text:style-name="P2"/>
      <text:p text:style-name="P1">[SECTION] 4.2.4. <text:s/>Groupe d'extraction</text:p>
      <text:p text:style-name="P1">4.2.4. <text:s/>Groupe d'extraction &gt; Caisson d'extraction ATLANTIC COMETE – agréé 400°C ½ h catégorie 4 – IP x4 – moteur EC – dépressostat 80 Pa – interrupteur de proximité intégré | 1 | u</text:p>
      <text:p text:style-name="P2"/>
      <text:p text:style-name="P1">[SECTION] Pièges à son circulaires</text:p>
      <text:p text:style-name="P1">Pièges à son circulaires &gt; Ø250 | 1 | u</text:p>
      <text:p text:style-name="P1">Pièges à son circulaires &gt; Ø315 | 1 | u</text:p>
      <text:p text:style-name="P1">Pièges à son circulaires &gt; Manchettes souples aspiration/refoulement | 2 | u</text:p>
      <text:p text:style-name="P2"/>
      <text:p text:style-name="P1">[SECTION] ▸ <text:s/>SOUS-TOTAL <text:s/>4.2. – VENTILATION</text:p>
      <text:p text:style-name="P2"/>
      <text:p text:style-name="P1">[SECTION] 4.3. <text:s/>CHAUFFAGE</text:p>
      <text:p text:style-name="P2"/>
      <text:p text:style-name="P1">[SECTION] 4.3.1. <text:s/>Production – chaudières gaz à condensation</text:p>
      <text:p text:style-name="P1">4.3.1. <text:s/>Production – chaudières gaz à condensation &gt; Chaudière murale gaz condensation SAUNIER DUVAL ThemaPlus M CONDENS ou CONDENS <text:s/>26 kW (1 SdB) | 6 | u</text:p>
      <text:p text:style-name="P1">4.3.1. <text:s/>Production – chaudières gaz à condensation &gt; Chaudière murale gaz condensation SAUNIER DUVAL ThemaPlus M CONDENS 31 kW (2 SdB) | 2 | u</text:p>
      <text:p text:style-name="P1">4.3.1. <text:s/>Production – chaudières gaz à condensation &gt; Commande à distance filaire SAUNIER DUVAL EXACONTROL E7-C | 8 | u</text:p>
      <text:p text:style-name="P2"/>
      <text:p text:style-name="P1">[SECTION] 4.3.2. <text:s/>Évacuation fumées – conduit collectif 3CEP MULTI+ POUJOULAT</text:p>
      <text:p text:style-name="P2"/>
      <text:p text:style-name="P1">[SECTION] Conduit concentrique collectif 3CEP</text:p>
      <text:p text:style-name="P1">Conduit concentrique collectif 3CEP &gt; Ø 80/125 | 2 | ens</text:p>
      <text:p text:style-name="P1">Conduit concentrique collectif 3CEP &gt; Ø 110/160 | 1 | ens</text:p>
      <text:p text:style-name="P1">Conduit concentrique collectif 3CEP &gt; Ø 160/200 | 0 | ens</text:p>
      <text:p text:style-name="P1">Conduit concentrique collectif 3CEP &gt; Ventouse 60/100 | 1 | ens</text:p>
      <text:p text:style-name="P2"/>
      <text:p text:style-name="P1">[SECTION] 4.3.3. <text:s/>Distribution chauffage</text:p>
      <text:p text:style-name="P2"/>
      <text:p text:style-name="P1">[SECTION] Liaison chaudière–nourrice chauffage – tube multicouche</text:p>
      <text:p text:style-name="P1">Liaison chaudière–nourrice chauffage – tube multicouche &gt; DN 16 | 24 | ml</text:p>
      <text:p text:style-name="P1">Liaison chaudière–nourrice chauffage – tube multicouche &gt; DN 20 | 0 | ml</text:p>
      <text:p text:style-name="P1">Liaison chaudière–nourrice chauffage – tube multicouche &gt; DN 26 | 0 | ml</text:p>
      <text:p text:style-name="P1">Liaison chaudière–nourrice chauffage – tube multicouche &gt; Nourrice distribution chauffage préfabriquée – nombre de départs adapté au nombre de radiateurs | 8 | u</text:p>
      <text:p text:style-name="P2"/>
      <text:p text:style-name="P1">[SECTION] Distribution nourrice–radiateurs – tube PER BAO sous fourreau encastré dans cloisons/doublages</text:p>
      <text:p text:style-name="P1">Distribution nourrice–radiateurs – tube PER BAO sous fourreau encastré dans cloisons/doublages &gt; DN 10 | 605 | ml</text:p>
      <text:p text:style-name="P1">Distribution nourrice–radiateurs – tube PER BAO sous fourreau encastré dans cloisons/doublages &gt; DN 13 | 0 | ml</text:p>
      <text:p text:style-name="P1">Distribution nourrice–radiateurs – tube PER BAO sous fourreau encastré dans cloisons/doublages &gt; DN 16 | 55 | ml</text:p>
      <text:p text:style-name="P1">Distribution nourrice–radiateurs – tube PER BAO sous fourreau encastré dans cloisons/doublages &gt; DN 20 | 0 | ml</text:p>
      <text:p text:style-name="P1">Distribution nourrice–radiateurs – tube PER BAO sous fourreau encastré dans cloisons/doublages &gt; DN 26 | 0 | ml</text:p>
      <text:p text:style-name="P2"/>
      <text:p text:style-name="P1">[SECTION] 4.3.4. <text:s/>Émission – radiateurs et sèche-serviettes</text:p>
      <text:p text:style-name="P1"><text:soft-page-break/>4.3.4. <text:s/>Émission – radiateurs et sèche-serviettes &gt; Radiateur acier FINIMETAL REGGANE 3010 | 29 | u</text:p>
      <text:p text:style-name="P1">4.3.4. <text:s/>Émission – radiateurs et sèche-serviettes &gt; Sèche-serviette FINIMETAL TAHITI | 10 | u</text:p>
      <text:p text:style-name="P1">4.3.4. <text:s/>Émission – radiateurs et sèche-serviettes &gt; Robinet thermostatisable <text:s/>tête thermostatique Keymark certifiée ΔT ≤ 0,20 K | 19 | u</text:p>
      <text:p text:style-name="P1">4.3.4. <text:s/>Émission – radiateurs et sèche-serviettes &gt; Robinet thermostatique de zone (pièce thermostat) – sans tête thermostatique | 10 | u</text:p>
      <text:p text:style-name="P2"/>
      <text:p text:style-name="P1">[SECTION] ▸ <text:s/>SOUS-TOTAL <text:s/>4.3. – CHAUFFAGE</text:p>
      <text:p text:style-name="P2"/>
      <text:p text:style-name="P1">[SECTION] 4.4. <text:s/>GAZ NATUREL</text:p>
      <text:p text:style-name="P2"/>
      <text:p text:style-name="P1">[SECTION] Liaison coffret GRDF–gaine technique – tube acier noir NFA 49-140 soudé – peinture conventionnelle</text:p>
      <text:p text:style-name="P1">Liaison coffret GRDF–gaine technique – tube acier noir NFA 49-140 soudé – peinture conventionnelle &gt; DN 25 | 6 | ml</text:p>
      <text:p text:style-name="P1">Liaison coffret GRDF–gaine technique – tube acier noir NFA 49-140 soudé – peinture conventionnelle &gt; DN 30 | 0 | ml</text:p>
      <text:p text:style-name="P1">Liaison coffret GRDF–gaine technique – tube acier noir NFA 49-140 soudé – peinture conventionnelle &gt; DN 40 | 0 | ml</text:p>
      <text:p text:style-name="P1">Liaison coffret GRDF–gaine technique – tube acier noir NFA 49-140 soudé – peinture conventionnelle &gt; DN 50 | 0 | ml</text:p>
      <text:p text:style-name="P2"/>
      <text:p text:style-name="P1">[SECTION] Colonne montante – tube acier noir NFA 49-140 – peinture conventionnelle</text:p>
      <text:p text:style-name="P1">Colonne montante – tube acier noir NFA 49-140 – peinture conventionnelle &gt; DN 25 | 9 | ml</text:p>
      <text:p text:style-name="P1">Colonne montante – tube acier noir NFA 49-140 – peinture conventionnelle &gt; DN 30 | 0 | ml</text:p>
      <text:p text:style-name="P1">Colonne montante – tube acier noir NFA 49-140 – peinture conventionnelle &gt; DN 40 | 0 | ml</text:p>
      <text:p text:style-name="P2"/>
      <text:p text:style-name="P1">[SECTION] Vanne d'arrêt repérée en pied de chaque colonne</text:p>
      <text:p text:style-name="P1">Vanne d'arrêt repérée en pied de chaque colonne &gt; DN 25 | 1 | u</text:p>
      <text:p text:style-name="P1">Vanne d'arrêt repérée en pied de chaque colonne &gt; DN 30 | 0 | u</text:p>
      <text:p text:style-name="P1">Vanne d'arrêt repérée en pied de chaque colonne &gt; DN 40 | 0 | u</text:p>
      <text:p text:style-name="P1">Vanne d'arrêt repérée en pied de chaque colonne &gt; Dérivation par logement (ensemble) – coude + robinet d'arrêt + contre-coude + 2 raccords compteur + pose compteur fourni GRDF avec repérage + plaque de fixation | 8 | ens</text:p>
      <text:p text:style-name="P2"/>
      <text:p text:style-name="P1">[SECTION] Liaison compteur–chaudière – tube cuivre recuit sous fourreau – L &lt; 15 m</text:p>
      <text:p text:style-name="P1">Liaison compteur–chaudière – tube cuivre recuit sous fourreau – L &lt; 15 m &gt; DN 20 | 81 | ml</text:p>
      <text:p text:style-name="P2"/>
      <text:p text:style-name="P1">[SECTION] Liaison compteur–chaudière – tube onduleux inox TRACPIPE BANIDES DEBEAURAIN ATG PLT002 CERTIGAZ sous fourreau – L ≥ 15 m</text:p>
      <text:p text:style-name="P1">Liaison compteur–chaudière – tube onduleux inox TRACPIPE BANIDES DEBEAURAIN ATG PLT002 CERTIGAZ sous fourreau – L ≥ 15 m &gt; DN 20 | 0 | ml</text:p>
      <text:p text:style-name="P1">Liaison compteur–chaudière – tube onduleux inox TRACPIPE BANIDES DEBEAURAIN ATG PLT002 CERTIGAZ sous fourreau – L ≥ 15 m &gt; DN 26 | 0 | ml</text:p>
      <text:p text:style-name="P2"/>
      <text:p text:style-name="P1">[SECTION] Alimentation terminale chaudière – tube cuivre écroui</text:p>
      <text:p text:style-name="P1">Alimentation terminale chaudière – tube cuivre écroui &gt; DN 20 | 12 | ml</text:p>
      <text:p text:style-name="P1">Alimentation terminale chaudière – tube cuivre écroui &gt; DN 26 | 0 | ml</text:p>
      <text:p text:style-name="P2"/>
      <text:p text:style-name="P1">[SECTION] Ventilation haute (VH) gaine technique gaz – conduit acier galvanisé + chapeau pare-pluie + solin</text:p>
      <text:p text:style-name="P1">Ventilation haute (VH) gaine technique gaz – conduit acier galvanisé + chapeau pare-pluie + solin &gt; DN 160 | 3 | ml</text:p>
      <text:p text:style-name="P2"/>
      <text:p text:style-name="P1">[SECTION] ▸ <text:s/>SOUS-TOTAL <text:s/>4.4. – GAZ NATUREL</text:p>
      <text:p text:style-name="P2"/>
      <text:p text:style-name="P1"><text:soft-page-break/>[SECTION] 4.5. <text:s/>TRAVAUX DE FINITION</text:p>
      <text:p text:style-name="P2"/>
      <text:p text:style-name="P1">[SECTION] 4.5.1 <text:s/>Réglages – Mise en service – Contrôles</text:p>
      <text:p text:style-name="P1">4.5.1 <text:s/>Réglages – Mise en service – Contrôles &gt; Mise en service complète installations CSV (plomberie + VMC + chauffage) – PV AQC fourni | 1 | ens</text:p>
      <text:p text:style-name="P2"/>
      <text:p text:style-name="P1">[SECTION] 4.5.2 <text:s/>Dossier des Ouvrages Exécutés (DOE)</text:p>
      <text:p text:style-name="P1">4.5.2 <text:s/>Dossier des Ouvrages Exécutés (DOE) &gt; DOE conforme au CCTP | 1 | ens</text:p>
      <text:p text:style-name="P2"/>
      <text:p text:style-name="P1">[SECTION] ▸ <text:s/>SOUS-TOTAL <text:s/>4.5. – TRAVAUX DE FINITION</text:p>
      <text:p text:style-name="P2"/>
      <text:p text:style-name="P1">[SECTION] TOTAL <text:s/>BÂTIMENT C <text:s/>(HT)</text:p>
      <text:p text:style-name="P2"/>
      <text:p text:style-name="P1">=== Feuille: BAT D ===</text:p>
      <text:p text:style-name="P2"/>
      <text:p text:style-name="P1">[SECTION] BÂTIMENT D</text:p>
      <text:p text:style-name="P1">BÂTIMENT D &gt; 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5.1. <text:s/>PLOMBERIE SANITAIRE</text:p>
      <text:p text:style-name="P2"/>
      <text:p text:style-name="P1">[SECTION] 5.1.1. <text:s/>Appareils sanitaires logements locatifs sociaux E1-001 / E1-003</text:p>
      <text:p text:style-name="P1">5.1.1. <text:s/>Appareils sanitaires logements locatifs sociaux E1-001 / E1-003 &gt; Meuble évier | 0 | ens</text:p>
      <text:p text:style-name="P1">5.1.1. <text:s/>Appareils sanitaires logements locatifs sociaux E1-001 / E1-003 &gt; Vasque simple | 0 | ens</text:p>
      <text:p text:style-name="P1">5.1.1. <text:s/>Appareils sanitaires logements locatifs sociaux E1-001 / E1-003 &gt; Vasque double | 0 | ens</text:p>
      <text:p text:style-name="P1">5.1.1. <text:s/>Appareils sanitaires logements locatifs sociaux E1-001 / E1-003 &gt; Douche PMR | 0 | ens</text:p>
      <text:p text:style-name="P1">5.1.1. <text:s/>Appareils sanitaires logements locatifs sociaux E1-001 / E1-003 &gt; Paroi de douche simple 120 cm | 0 | ens</text:p>
      <text:p text:style-name="P1">5.1.1. <text:s/>Appareils sanitaires logements locatifs sociaux E1-001 / E1-003 &gt; Paroi de douche double 120+90 cm | 0 | ens</text:p>
      <text:p text:style-name="P1">5.1.1. <text:s/>Appareils sanitaires logements locatifs sociaux E1-001 / E1-003 &gt; Douche encastrée | 0 | u</text:p>
      <text:p text:style-name="P1">5.1.1. <text:s/>Appareils sanitaires logements locatifs sociaux E1-001 / E1-003 &gt; Paroi de douche simple 120 cm | 0 | ens</text:p>
      <text:p text:style-name="P1">5.1.1. <text:s/>Appareils sanitaires logements locatifs sociaux E1-001 / E1-003 &gt; Paroi de douche double 120+90 cm | 0 | ens</text:p>
      <text:p text:style-name="P1">5.1.1. <text:s/>Appareils sanitaires logements locatifs sociaux E1-001 / E1-003 &gt; Wc au sol | 0 | u</text:p>
      <text:p text:style-name="P1">5.1.1. <text:s/>Appareils sanitaires logements locatifs sociaux E1-001 / E1-003 &gt; Attente LL/LV | 0 | ens</text:p>
      <text:p text:style-name="P1">5.1.1. <text:s/>Appareils sanitaires logements locatifs sociaux E1-001 / E1-003 &gt; Robinet de puisage terrasse/balcon logement – DN15 | 0 | u</text:p>
      <text:p text:style-name="P1">5.1.1. <text:s/>Appareils sanitaires logements locatifs sociaux E1-001 / E1-003 &gt; Robinet de puisage terrasse sommitale – DN15 | 0 | u</text:p>
      <text:p text:style-name="P2"/>
      <text:p text:style-name="P1">[SECTION] 5.1.2. <text:s/>Appareils sanitaires BRS</text:p>
      <text:p text:style-name="P1">5.1.2. <text:s/>Appareils sanitaires BRS &gt; Attente évier | 3 | ens</text:p>
      <text:p text:style-name="P1">5.1.2. <text:s/>Appareils sanitaires BRS &gt; Vasque simple | 2 | ens</text:p>
      <text:p text:style-name="P1">5.1.2. <text:s/>Appareils sanitaires BRS &gt; Vasque double | 1 | ens</text:p>
      <text:p text:style-name="P1">5.1.2. <text:s/>Appareils sanitaires BRS &gt; Baignoire | 2 | ens</text:p>
      <text:p text:style-name="P1">5.1.2. <text:s/>Appareils sanitaires BRS &gt; Douche PMR | 1 | ens</text:p>
      <text:p text:style-name="P1">5.1.2. <text:s/>Appareils sanitaires BRS &gt; Paroi douche pour dito | 1 | u</text:p>
      <text:p text:style-name="P1">5.1.2. <text:s/>Appareils sanitaires BRS &gt; Paroi de douche simple 120 cm | 0 | u</text:p>
      <text:p text:style-name="P1">5.1.2. <text:s/>Appareils sanitaires BRS &gt; Paroi de douche double 120+90 cm | 1 | u</text:p>
      <text:p text:style-name="P1">5.1.2. <text:s/>Appareils sanitaires BRS &gt; Douche encastrée | 0 | u</text:p>
      <text:p text:style-name="P1"><text:soft-page-break/>5.1.2. <text:s/>Appareils sanitaires BRS &gt; Paroi douche pour dito | 0 | u</text:p>
      <text:p text:style-name="P1">5.1.2. <text:s/>Appareils sanitaires BRS &gt; Paroi de douche simple 120 cm | 0 | u</text:p>
      <text:p text:style-name="P1">5.1.2. <text:s/>Appareils sanitaires BRS &gt; Paroi de douche double 120+90 cm | 0 | u</text:p>
      <text:p text:style-name="P1">5.1.2. <text:s/>Appareils sanitaires BRS &gt; Wc au sol | 3 | u</text:p>
      <text:p text:style-name="P1">5.1.2. <text:s/>Appareils sanitaires BRS &gt; Attente LL/LV | 6 | ens</text:p>
      <text:p text:style-name="P1">5.1.2. <text:s/>Appareils sanitaires BRS &gt; Robinet de puisage terrasse/balcon logement – DN15 | 3 | u</text:p>
      <text:p text:style-name="P1">5.1.2. <text:s/>Appareils sanitaires BRS &gt; Robinet de puisage terrasse sommitale – DN15 | 0 | u</text:p>
      <text:p text:style-name="P2"/>
      <text:p text:style-name="P1">[SECTION] 5.1.3. <text:s/>Appareils sanitaires niveaux 0 et 1 – accession</text:p>
      <text:p text:style-name="P1">5.1.3. <text:s/>Appareils sanitaires niveaux 0 et 1 – accession &gt; Attente évier | 3 | ens</text:p>
      <text:p text:style-name="P1">5.1.3. <text:s/>Appareils sanitaires niveaux 0 et 1 – accession &gt; Attente vasque simple | 2 | ens</text:p>
      <text:p text:style-name="P1">5.1.3. <text:s/>Appareils sanitaires niveaux 0 et 1 – accession &gt; Attente vasque double | 1 | ens</text:p>
      <text:p text:style-name="P1">5.1.3. <text:s/>Appareils sanitaires niveaux 0 et 1 – accession &gt; Douche PMR | 0 | ens</text:p>
      <text:p text:style-name="P1">5.1.3. <text:s/>Appareils sanitaires niveaux 0 et 1 – accession &gt; Paroi douche pour dito | 0 | u</text:p>
      <text:p text:style-name="P1">5.1.3. <text:s/>Appareils sanitaires niveaux 0 et 1 – accession &gt; Paroi de douche simple 120 cm | 0 | u</text:p>
      <text:p text:style-name="P1">5.1.3. <text:s/>Appareils sanitaires niveaux 0 et 1 – accession &gt; Paroi de douche double 120+90 cm | 0 | u</text:p>
      <text:p text:style-name="P1">5.1.3. <text:s/>Appareils sanitaires niveaux 0 et 1 – accession &gt; Douche encastrée | 3 | u</text:p>
      <text:p text:style-name="P1">5.1.3. <text:s/>Appareils sanitaires niveaux 0 et 1 – accession &gt; Paroi douche pour dito | 3 | u</text:p>
      <text:p text:style-name="P1">5.1.3. <text:s/>Appareils sanitaires niveaux 0 et 1 – accession &gt; Paroi de douche simple 120 cm | 0 | u</text:p>
      <text:p text:style-name="P1">5.1.3. <text:s/>Appareils sanitaires niveaux 0 et 1 – accession &gt; Paroi de douche double 120+90 cm | 3 | u</text:p>
      <text:p text:style-name="P1">5.1.3. <text:s/>Appareils sanitaires niveaux 0 et 1 – accession &gt; Wc suspendu | 4 | u</text:p>
      <text:p text:style-name="P1">5.1.3. <text:s/>Appareils sanitaires niveaux 0 et 1 – accession &gt; Attente LL/LV | 6 | ens</text:p>
      <text:p text:style-name="P1">5.1.3. <text:s/>Appareils sanitaires niveaux 0 et 1 – accession &gt; Robinet de puisage terrasse/balcon logement – DN15 | 3 | u</text:p>
      <text:p text:style-name="P1">5.1.3. <text:s/>Appareils sanitaires niveaux 0 et 1 – accession &gt; Robinet de puisage terrasse sommitale – DN15 | 0 | u</text:p>
      <text:p text:style-name="P2"/>
      <text:p text:style-name="P1">[SECTION] 5.1.4. <text:s/>Appareils sanitaires attiques – accession</text:p>
      <text:p text:style-name="P1">5.1.4. <text:s/>Appareils sanitaires attiques – accession &gt; Attente évier | 1 | ens</text:p>
      <text:p text:style-name="P1">5.1.4. <text:s/>Appareils sanitaires attiques – accession &gt; Lave main | 1 | ens</text:p>
      <text:p text:style-name="P1">5.1.4. <text:s/>Appareils sanitaires attiques – accession &gt; Attente vasque simple | 1 | ens</text:p>
      <text:p text:style-name="P1">5.1.4. <text:s/>Appareils sanitaires attiques – accession &gt; Attente vasque double | 1 | ens</text:p>
      <text:p text:style-name="P1">5.1.4. <text:s/>Appareils sanitaires attiques – accession &gt; Douche PMR | 0 | ens</text:p>
      <text:p text:style-name="P1">5.1.4. <text:s/>Appareils sanitaires attiques – accession &gt; Paroi douche pour dito | 0 | u</text:p>
      <text:p text:style-name="P1">5.1.4. <text:s/>Appareils sanitaires attiques – accession &gt; Paroi de douche simple 120 cm | 0 | u</text:p>
      <text:p text:style-name="P1">5.1.4. <text:s/>Appareils sanitaires attiques – accession &gt; Paroi de douche double 120+90 cm | 0 | u</text:p>
      <text:p text:style-name="P1">5.1.4. <text:s/>Appareils sanitaires attiques – accession &gt; Douche encastrée | 2 | u</text:p>
      <text:p text:style-name="P1">5.1.4. <text:s/>Appareils sanitaires attiques – accession &gt; Paroi douche pour dito | 2 | u</text:p>
      <text:p text:style-name="P1">5.1.4. <text:s/>Appareils sanitaires attiques – accession &gt; Paroi de douche simple 120 cm | 0 | u</text:p>
      <text:p text:style-name="P1">5.1.4. <text:s/>Appareils sanitaires attiques – accession &gt; Paroi de douche double 120+90 cm | 2 | u</text:p>
      <text:p text:style-name="P1">5.1.4. <text:s/>Appareils sanitaires attiques – accession &gt; Wc suspendu | 3 | u</text:p>
      <text:p text:style-name="P1">5.1.4. <text:s/>Appareils sanitaires attiques – accession &gt; Attente LL/LV | 2 | ens</text:p>
      <text:p text:style-name="P1"><text:soft-page-break/>5.1.4. <text:s/>Appareils sanitaires attiques – accession &gt; Robinet de puisage terrasse/balcon logement – DN15 | 1 | u</text:p>
      <text:p text:style-name="P1">5.1.4. <text:s/>Appareils sanitaires attiques – accession &gt; Robinet de puisage terrasse sommitale – DN15 | 1 | u</text:p>
      <text:p text:style-name="P2"/>
      <text:p text:style-name="P1">[SECTION] 5.1.5. <text:s/>Eau Froide (EF)</text:p>
      <text:p text:style-name="P2"/>
      <text:p text:style-name="P1">[SECTION] Vanne d'arrêt générale repérée</text:p>
      <text:p text:style-name="P1">Vanne d'arrêt générale repérée &gt; DN 20 | 0 | u</text:p>
      <text:p text:style-name="P1">Vanne d'arrêt générale repérée &gt; DN 26 | 0 | u</text:p>
      <text:p text:style-name="P1">Vanne d'arrêt générale repérée &gt; DN 30 | 1 | u</text:p>
      <text:p text:style-name="P1">Vanne d'arrêt générale repérée &gt; DN 40 | 0 | u</text:p>
      <text:p text:style-name="P2"/>
      <text:p text:style-name="P1">[SECTION] Détendeur NF 3 bars</text:p>
      <text:p text:style-name="P1">Détendeur NF 3 bars &gt; DN 20 | 0 | u</text:p>
      <text:p text:style-name="P1">Détendeur NF 3 bars &gt; DN 26 | 0 | u</text:p>
      <text:p text:style-name="P1">Détendeur NF 3 bars &gt; DN 30 | 1 | u</text:p>
      <text:p text:style-name="P1">Détendeur NF 3 bars &gt; DN 40 | 0 | u</text:p>
      <text:p text:style-name="P2"/>
      <text:p text:style-name="P1">[SECTION] Filtre à tamis + robinet de purge – DN32 laiton</text:p>
      <text:p text:style-name="P1">Filtre à tamis + robinet de purge – DN32 laiton &gt; DN 20 | 0 | u</text:p>
      <text:p text:style-name="P1">Filtre à tamis + robinet de purge – DN32 laiton &gt; DN 26 | 0 | u</text:p>
      <text:p text:style-name="P1">Filtre à tamis + robinet de purge – DN32 laiton &gt; DN 30 | 1 | u</text:p>
      <text:p text:style-name="P1">Filtre à tamis + robinet de purge – DN32 laiton &gt; DN 40 | 0 | u</text:p>
      <text:p text:style-name="P2"/>
      <text:p text:style-name="P1">[SECTION] Tube PEHD bande bleue sous fourreau</text:p>
      <text:p text:style-name="P1">Tube PEHD bande bleue sous fourreau &gt; DN 20 | 0 | ml</text:p>
      <text:p text:style-name="P1">Tube PEHD bande bleue sous fourreau &gt; DN 26 | 0 | ml</text:p>
      <text:p text:style-name="P1">Tube PEHD bande bleue sous fourreau &gt; DN 30 | 6 | ml</text:p>
      <text:p text:style-name="P1">Tube PEHD bande bleue sous fourreau &gt; DN 40 | 0 | ml</text:p>
      <text:p text:style-name="P2"/>
      <text:p text:style-name="P1">[SECTION] Colonne montante EF – tube multicouche – GT palière calorifuge mousse PU 9 mm</text:p>
      <text:p text:style-name="P1">Colonne montante EF – tube multicouche – GT palière calorifuge mousse PU 9 mm &gt; DN 12 | 0 | ml</text:p>
      <text:p text:style-name="P1">Colonne montante EF – tube multicouche – GT palière calorifuge mousse PU 9 mm &gt; DN 16 | 0 | ml</text:p>
      <text:p text:style-name="P1">Colonne montante EF – tube multicouche – GT palière calorifuge mousse PU 9 mm &gt; DN 20 | 0 | ml</text:p>
      <text:p text:style-name="P1">Colonne montante EF – tube multicouche – GT palière calorifuge mousse PU 9 mm &gt; DN 26 | 0 | ml</text:p>
      <text:p text:style-name="P1">Colonne montante EF – tube multicouche – GT palière calorifuge mousse PU 9 mm &gt; DN 30 | 9 | ml</text:p>
      <text:p text:style-name="P1">Colonne montante EF – tube multicouche – GT palière calorifuge mousse PU 9 mm &gt; DN 40 | 0 | ml</text:p>
      <text:p text:style-name="P1">Colonne montante EF – tube multicouche – GT palière calorifuge mousse PU 9 mm &gt; Anti-bélier <text:s/>en tête de colonne | 1 | ens</text:p>
      <text:p text:style-name="P2"/>
      <text:p text:style-name="P1">[SECTION] Vanne d'arrêt 1/4T repérée - dérivation logement</text:p>
      <text:p text:style-name="P1">Vanne d'arrêt 1/4T repérée - dérivation logement &gt; DN 16 | 1 | u</text:p>
      <text:p text:style-name="P1">Vanne d'arrêt 1/4T repérée - dérivation logement &gt; DN 20 | 7 | u</text:p>
      <text:p text:style-name="P2"/>
      <text:p text:style-name="P1">[SECTION] Clapet anti-retour type EA</text:p>
      <text:p text:style-name="P1">Clapet anti-retour type EA &gt; DN 16 | 1 | u</text:p>
      <text:p text:style-name="P1">Clapet anti-retour type EA &gt; DN 20 | 7 | u</text:p>
      <text:p text:style-name="P2"/>
      <text:p text:style-name="P1">[SECTION] Manchette de compteur + étrier</text:p>
      <text:p text:style-name="P1">Manchette de compteur + étrier &gt; DN 16 | 1 | u</text:p>
      <text:p text:style-name="P1">Manchette de compteur + étrier &gt; DN 20 | 7 | u</text:p>
      <text:p text:style-name="P2"/>
      <text:p text:style-name="P1">[SECTION] Détendeur NF</text:p>
      <text:p text:style-name="P1">Détendeur NF &gt; DN 16 | 1 | u</text:p>
      <text:p text:style-name="P1">Détendeur NF &gt; DN 20 | 7 | u</text:p>
      <text:p text:style-name="P1">Détendeur NF &gt; Nourrice de distribution préfabriquée laiton | 7 | u</text:p>
      <text:p text:style-name="P2"><text:soft-page-break/></text:p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12 | ml</text:p>
      <text:p text:style-name="P1">Liaison chaudière/PAC–nourrice ECS – tube multicouche apparent &gt; DN 20 | 2 | ml</text:p>
      <text:p text:style-name="P1">Liaison chaudière/PAC–nourrice ECS – tube multicouche apparent &gt; DN 26 | 0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216 | ml</text:p>
      <text:p text:style-name="P1">Distribution terminale hydrocâblée EF – tube PER sous fourreau &gt; DN 12 | 398 | ml</text:p>
      <text:p text:style-name="P1">Distribution terminale hydrocâblée EF – tube PER sous fourreau &gt; DN 16 | 0 | ml</text:p>
      <text:p text:style-name="P2"/>
      <text:p text:style-name="P1">[SECTION] 5.1.7. <text:s/>Eau Chaude Sanitaire (ECS)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12 | ml</text:p>
      <text:p text:style-name="P1">Liaison chaudière/PAC–nourrice ECS – tube multicouche apparent &gt; DN 20 | 2 | ml</text:p>
      <text:p text:style-name="P1">Liaison chaudière/PAC–nourrice ECS – tube multicouche apparent &gt; DN 26 | 0 | ml</text:p>
      <text:p text:style-name="P1">Liaison chaudière/PAC–nourrice ECS – tube multicouche apparent &gt; Nourrice distribution ECS préfabriquée laiton – vanne d'arrêt amont incluse – nombre départs selon plan | 7 | u</text:p>
      <text:p text:style-name="P2"/>
      <text:p text:style-name="P1">[SECTION] Distribution terminale hydrocâblée ECS – tube PER sous fourreau (encastré)</text:p>
      <text:p text:style-name="P1">Distribution terminale hydrocâblée ECS – tube PER sous fourreau (encastré) &gt; DN 10 | 0 | ml</text:p>
      <text:p text:style-name="P1">Distribution terminale hydrocâblée ECS – tube PER sous fourreau (encastré) &gt; DN 12 | 170 | ml</text:p>
      <text:p text:style-name="P1">Distribution terminale hydrocâblée ECS – tube PER sous fourreau (encastré) &gt; DN 16 | 0 | ml</text:p>
      <text:p text:style-name="P2"/>
      <text:p text:style-name="P1">[SECTION] 5.1.8. <text:s/>Eaux Usées – Eaux Vannes (EU/EV)</text:p>
      <text:p text:style-name="P2"/>
      <text:p text:style-name="P1">[SECTION] Évacuation apparente en plinthe – tube PVC NF M1</text:p>
      <text:p text:style-name="P1">Évacuation apparente en plinthe – tube PVC NF M1 &gt; DN 30 | 11 | ml</text:p>
      <text:p text:style-name="P1">Évacuation apparente en plinthe – tube PVC NF M1 &gt; DN 40 | 56 | ml</text:p>
      <text:p text:style-name="P1">Évacuation apparente en plinthe – tube PVC NF M1 &gt; DN 50 | 9 | ml</text:p>
      <text:p text:style-name="P1">Évacuation apparente en plinthe – tube PVC NF M1 &gt; DN 100 | 8 | ml</text:p>
      <text:p text:style-name="P2"/>
      <text:p text:style-name="P1">[SECTION] Chute EU EV CHUTUNIC</text:p>
      <text:p text:style-name="P1">Chute EU EV CHUTUNIC &gt; DN 100 | 33 | ml</text:p>
      <text:p text:style-name="P2"/>
      <text:p text:style-name="P1">[SECTION] Chute EU EV <text:s/>– tube PVC NF M1</text:p>
      <text:p text:style-name="P1">Chute EU EV <text:s/>– tube PVC NF M1 &gt; DN 100 | 40 | ml</text:p>
      <text:p text:style-name="P2"/>
      <text:p text:style-name="P1">[SECTION] Collecteur EU/EV en blocage <text:s/>tube PVC NF M1</text:p>
      <text:p text:style-name="P1">Collecteur EU/EV en blocage <text:s/>tube PVC NF M1 &gt; DN 100 | 24 | ml</text:p>
      <text:p text:style-name="P1">Collecteur EU/EV en blocage <text:s/>tube PVC NF M1 &gt; DN 125 | 14 | ml</text:p>
      <text:p text:style-name="P1">Collecteur EU/EV en blocage <text:s/>tube PVC NF M1 &gt; DN 160 | 0 | ml</text:p>
      <text:p text:style-name="P1">Collecteur EU/EV en blocage <text:s/>tube PVC NF M1 &gt; DN 200 | 0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0 | u</text:p>
      <text:p text:style-name="P1">Ventilation primaire EU/EV &gt; Sortie dans souche maçonnée compris grillage anti-volatile | 4 | u</text:p>
      <text:p text:style-name="P1">Ventilation primaire EU/EV &gt; Clapet anti-vide en gaine technique – selon plans | 5 | u</text:p>
      <text:p text:style-name="P2"/>
      <text:p text:style-name="P1">[SECTION] 5.1.9. <text:s/>Eaux Pluviales (EP)</text:p>
      <text:p text:style-name="P2"/>
      <text:p text:style-name="P1"><text:soft-page-break/>[SECTION] Réseau EP en blocage – tube PVC NF M1</text:p>
      <text:p text:style-name="P1">Réseau EP en blocage – tube PVC NF M1 &gt; DN 100 | 10 | ml</text:p>
      <text:p text:style-name="P1">Réseau EP en blocage – tube PVC NF M1 &gt; DN 125 | 0 | ml</text:p>
      <text:p text:style-name="P1">Réseau EP en blocage – tube PVC NF M1 &gt; DN 160 | 0 | ml</text:p>
      <text:p text:style-name="P1">Réseau EP en blocage – tube PVC NF M1 &gt; DN 200 | 0 | ml</text:p>
      <text:p text:style-name="P2"/>
      <text:p text:style-name="P1">[SECTION] 5.1.10. <text:s/>Désinfection et analyse des réseaux EF/ECS</text:p>
      <text:p text:style-name="P1">5.1.10. <text:s/>Désinfection et analyse des réseaux EF/ECS &gt; Prestation conforme au CCTP | 1 | ens</text:p>
      <text:p text:style-name="P2"/>
      <text:p text:style-name="P1">[SECTION] ▸ <text:s/>SOUS-TOTAL <text:s/>5.1. – PLOMBERIE SANITAIRE</text:p>
      <text:p text:style-name="P2"/>
      <text:p text:style-name="P1">[SECTION] 5.2. <text:s/>VENTILATION</text:p>
      <text:p text:style-name="P2"/>
      <text:p text:style-name="P1">[SECTION] 5.2.1. <text:s/>Entrées d'air</text:p>
      <text:p text:style-name="P1">5.2.1. <text:s/>Entrées d'air &gt; Entrée d'air hygroréglable EH ATLANTIC en coffre VR ou menuiserie – (Dnew+Ctr) ≥ 39 dB | 23 | u</text:p>
      <text:p text:style-name="P1">5.2.1. <text:s/>Entrées d'air &gt; Entrée d'air hygroréglable EHT ATLANTIC en maçonnerie + silencieux SCD circ – (Dnew+Ctr) ≥ 47 dB | 0 | u</text:p>
      <text:p text:style-name="P2"/>
      <text:p text:style-name="P1">[SECTION] 5.2.2. <text:s/>Bouches d'extraction</text:p>
      <text:p text:style-name="P1">5.2.2. <text:s/>Bouches d'extraction &gt; Bouche d'extraction cuisine hygroréglable | 7 | u</text:p>
      <text:p text:style-name="P1">5.2.2. <text:s/>Bouches d'extraction &gt; Bouche d'extraction SdB hygroréglable | 5 | u</text:p>
      <text:p text:style-name="P1">5.2.2. <text:s/>Bouches d'extraction &gt; Bouche d'extraction WC hygroréglable | 7 | u</text:p>
      <text:p text:style-name="P1">5.2.2. <text:s/>Bouches d'extraction &gt; Bouche d'extraction SdB/WC hygroréglable | 3 | u</text:p>
      <text:p text:style-name="P1">5.2.2. <text:s/>Bouches d'extraction &gt; Bouche d'extraction Cellier hygroréglable | 3 | u</text:p>
      <text:p text:style-name="P2"/>
      <text:p text:style-name="P1">[SECTION] 5.2.3. <text:s/>Réseaux de gaines VMC</text:p>
      <text:p text:style-name="P2"/>
      <text:p text:style-name="P1">[SECTION] Conduit vertical (colonne) – acier galvanisé</text:p>
      <text:p text:style-name="P1">Conduit vertical (colonne) – acier galvanisé &gt; DN 125 | 29 | ml</text:p>
      <text:p text:style-name="P1">Conduit vertical (colonne) – acier galvanisé &gt; DN 160 | 28 | ml</text:p>
      <text:p text:style-name="P1">Conduit vertical (colonne) – acier galvanisé &gt; DN 200 | 14 | ml</text:p>
      <text:p text:style-name="P1">Conduit vertical (colonne) – acier galvanisé &gt; DN 250 | 0 | ml</text:p>
      <text:p text:style-name="P2"/>
      <text:p text:style-name="P1">[SECTION] Conduit horizontal collecteur – acier galvanisé</text:p>
      <text:p text:style-name="P1">Conduit horizontal collecteur – acier galvanisé &gt; DN 125 | 8 | ml</text:p>
      <text:p text:style-name="P1">Conduit horizontal collecteur – acier galvanisé &gt; DN 160 | 2 | ml</text:p>
      <text:p text:style-name="P1">Conduit horizontal collecteur – acier galvanisé &gt; DN 200 | 8 | ml</text:p>
      <text:p text:style-name="P1">Conduit horizontal collecteur – acier galvanisé &gt; DN 250 | 5 | ml</text:p>
      <text:p text:style-name="P1">Conduit horizontal collecteur – acier galvanisé &gt; DN 315 | 2 | ml</text:p>
      <text:p text:style-name="P1">Conduit horizontal collecteur – acier galvanisé &gt; DN 400 | 0 | ml</text:p>
      <text:p text:style-name="P2"/>
      <text:p text:style-name="P1">[SECTION] Liaison terminale bouche–colonne – gaine souple</text:p>
      <text:p text:style-name="P1">Liaison terminale bouche–colonne – gaine souple &gt; DN 125 | 13 | ml</text:p>
      <text:p text:style-name="P2"/>
      <text:p text:style-name="P1">[SECTION] 5.2.4. <text:s/>Groupe d'extraction</text:p>
      <text:p text:style-name="P1">5.2.4. <text:s/>Groupe d'extraction &gt; Caisson d'extraction ATLANTIC COMETE – agréé 400°C ½ h catégorie 4 – IP x4 – moteur EC – dépressostat 80 Pa – interrupteur de proximité intégré | 1 | u</text:p>
      <text:p text:style-name="P2"/>
      <text:p text:style-name="P1">[SECTION] Pièges à son circulaires</text:p>
      <text:p text:style-name="P1">Pièges à son circulaires &gt; Ø200 | 1 | u</text:p>
      <text:p text:style-name="P1">Pièges à son circulaires &gt; Ø315 | 1 | u</text:p>
      <text:p text:style-name="P1">Pièges à son circulaires &gt; Manchettes souples aspiration/refoulement | 2 | u</text:p>
      <text:p text:style-name="P2"/>
      <text:p text:style-name="P1">[SECTION] ▸ <text:s/>SOUS-TOTAL <text:s/>5.2. – VENTILATION</text:p>
      <text:p text:style-name="P2"/>
      <text:p text:style-name="P1">[SECTION] 5.3. <text:s/>CHAUFFAGE NIVEAUX 0 ET 1</text:p>
      <text:p text:style-name="P2"/>
      <text:p text:style-name="P1">[SECTION] 5.3.1. <text:s/>Production – chaudières gaz à condensation</text:p>
      <text:p text:style-name="P1">5.3.1. <text:s/>Production – chaudières gaz à condensation &gt; Chaudière murale gaz condensation SAUNIER DUVAL ThemaPlus M CONDENS ou CONDENS <text:s/>26 kW (1 SdB) | 6 | u</text:p>
      <text:p text:style-name="P1"><text:soft-page-break/>5.3.1. <text:s/>Production – chaudières gaz à condensation &gt; Chaudière murale gaz condensation SAUNIER DUVAL ThemaPlus M CONDENS 31 kW (2 SdB) | 0 | u</text:p>
      <text:p text:style-name="P1">5.3.1. <text:s/>Production – chaudières gaz à condensation &gt; Commande à distance filaire SAUNIER DUVAL EXACONTROL E7-C | 6 | u</text:p>
      <text:p text:style-name="P1">5.3.1. <text:s/>Production – chaudières gaz à condensation &gt; Antitartre magnétique BWT ECS | 6 | u</text:p>
      <text:p text:style-name="P2"/>
      <text:p text:style-name="P1">[SECTION] 5.3.2. <text:s/>Évacuation fumées – conduit collectif 3CEP MULTI+ POUJOULAT</text:p>
      <text:p text:style-name="P2"/>
      <text:p text:style-name="P1">[SECTION] Conduit concentrique collectif 3CEP</text:p>
      <text:p text:style-name="P1">Conduit concentrique collectif 3CEP &gt; Ø 80/125 | 2 | ens</text:p>
      <text:p text:style-name="P1">Conduit concentrique collectif 3CEP &gt; Ø 110/160 | 0 | ens</text:p>
      <text:p text:style-name="P1">Conduit concentrique collectif 3CEP &gt; Ø 160/200 | 0 | ens</text:p>
      <text:p text:style-name="P1">Conduit concentrique collectif 3CEP &gt; Ventouse mural | 2 | ens</text:p>
      <text:p text:style-name="P2"/>
      <text:p text:style-name="P1">[SECTION] 5.3.3. <text:s/>Distribution chauffage N0/N1</text:p>
      <text:p text:style-name="P2"/>
      <text:p text:style-name="P1">[SECTION] Liaison chaudière–nourrice chauffage – tube multicouche</text:p>
      <text:p text:style-name="P1">Liaison chaudière–nourrice chauffage – tube multicouche &gt; DN 16 | 18 | ml</text:p>
      <text:p text:style-name="P1">Liaison chaudière–nourrice chauffage – tube multicouche &gt; DN 20 | 0 | ml</text:p>
      <text:p text:style-name="P1">Liaison chaudière–nourrice chauffage – tube multicouche &gt; DN 26 | 0 | ml</text:p>
      <text:p text:style-name="P1">Liaison chaudière–nourrice chauffage – tube multicouche &gt; Nourrice distribution chauffage préfabriquée – nombre de départs adapté au nombre de radiateurs | 7 | u</text:p>
      <text:p text:style-name="P2"/>
      <text:p text:style-name="P1">[SECTION] Distribution nourrice–radiateurs – tube PER BAO sous fourreau encastré dans cloisons/doublages</text:p>
      <text:p text:style-name="P1">Distribution nourrice–radiateurs – tube PER BAO sous fourreau encastré dans cloisons/doublages &gt; DN 10 | 261 | ml</text:p>
      <text:p text:style-name="P1">Distribution nourrice–radiateurs – tube PER BAO sous fourreau encastré dans cloisons/doublages &gt; DN 13 | 0 | ml</text:p>
      <text:p text:style-name="P1">Distribution nourrice–radiateurs – tube PER BAO sous fourreau encastré dans cloisons/doublages &gt; DN 16 | 80 | ml</text:p>
      <text:p text:style-name="P1">Distribution nourrice–radiateurs – tube PER BAO sous fourreau encastré dans cloisons/doublages &gt; DN 20 | 0 | ml</text:p>
      <text:p text:style-name="P1">Distribution nourrice–radiateurs – tube PER BAO sous fourreau encastré dans cloisons/doublages &gt; DN 26 | 10 | ml</text:p>
      <text:p text:style-name="P2"/>
      <text:p text:style-name="P1">[SECTION] 5.3.4. <text:s/>Émission – radiateurs et sèche-serviettes</text:p>
      <text:p text:style-name="P1">5.3.4. <text:s/>Émission – radiateurs et sèche-serviettes &gt; Radiateur acier FINIMETAL REGGANE 3010 | 19 | u</text:p>
      <text:p text:style-name="P1">5.3.4. <text:s/>Émission – radiateurs et sèche-serviettes &gt; Sèche-serviette FINIMETAL TAHITI | 3 | u</text:p>
      <text:p text:style-name="P1">5.3.4. <text:s/>Émission – radiateurs et sèche-serviettes &gt; Robinet thermostatisable <text:s/>tête thermostatique Keymark certifiée ΔT ≤ 0,20 K | 12 | u</text:p>
      <text:p text:style-name="P1">5.3.4. <text:s/>Émission – radiateurs et sèche-serviettes &gt; Robinet thermostatique de zone (pièce thermostat) – sans tête thermostatique | 7 | u</text:p>
      <text:p text:style-name="P2"/>
      <text:p text:style-name="P1">[SECTION] ▸ <text:s/>SOUS-TOTAL <text:s/>5.3. – CHAUFFAGE N0/N1</text:p>
      <text:p text:style-name="P2"/>
      <text:p text:style-name="P1">[SECTION] 5.4. <text:s/>GAZ NATUREL</text:p>
      <text:p text:style-name="P2"/>
      <text:p text:style-name="P1">[SECTION] 5.4.1 <text:s/>Réseau gaz – depuis coffret GRDF (fourni posé lot GO)</text:p>
      <text:p text:style-name="P2"/>
      <text:p text:style-name="P1">[SECTION] Liaison coffret GRDF–gaine technique – tube acier noir NFA 49-140 soudé – peinture conventionnelle – protection mécanique si h &lt; 2 m</text:p>
      <text:p text:style-name="P1">Liaison coffret GRDF–gaine technique – tube acier noir NFA 49-140 soudé – peinture conventionnelle – protection mécanique si h &lt; 2 m &gt; DN 25 | 6 | ml</text:p>
      <text:p text:style-name="P1">Liaison coffret GRDF–gaine technique – tube acier noir NFA 49-140 soudé – peinture conventionnelle – protection mécanique si h &lt; 2 m &gt; DN 30 | 0 | ml</text:p>
      <text:p text:style-name="P1">Liaison coffret GRDF–gaine technique – tube acier noir NFA 49-140 soudé – peinture conventionnelle – protection mécanique si h &lt; 2 m &gt; DN 40 | 0 | ml</text:p>
      <text:p text:style-name="P1">Liaison coffret GRDF–gaine technique – tube acier noir NFA 49-140 soudé – peinture conventionnelle – protection mécanique si h &lt; 2 m &gt; DN 50 | 0 | ml</text:p>
      <text:p text:style-name="P2"><text:soft-page-break/></text:p>
      <text:p text:style-name="P1">[SECTION] Colonne montante – tube acier noir NFA 49-140 – peinture conventionnelle</text:p>
      <text:p text:style-name="P1">Colonne montante – tube acier noir NFA 49-140 – peinture conventionnelle &gt; DN 25 | 9 | ml</text:p>
      <text:p text:style-name="P1">Colonne montante – tube acier noir NFA 49-140 – peinture conventionnelle &gt; DN 30 | 0 | ml</text:p>
      <text:p text:style-name="P1">Colonne montante – tube acier noir NFA 49-140 – peinture conventionnelle &gt; DN 40 | 0 | ml</text:p>
      <text:p text:style-name="P2"/>
      <text:p text:style-name="P1">[SECTION] Vanne d'arrêt repérée en pied de chaque colonne</text:p>
      <text:p text:style-name="P1">Vanne d'arrêt repérée en pied de chaque colonne &gt; DN 25 | 1 | u</text:p>
      <text:p text:style-name="P1">Vanne d'arrêt repérée en pied de chaque colonne &gt; DN 30 | 0 | u</text:p>
      <text:p text:style-name="P1">Vanne d'arrêt repérée en pied de chaque colonne &gt; DN 40 | 0 | u</text:p>
      <text:p text:style-name="P1">Vanne d'arrêt repérée en pied de chaque colonne &gt; Dérivation par logement (ensemble) – coude + robinet d'arrêt + contre-coude + 2 raccords compteur + pose compteur fourni GRDF avec repérage + plaque de fixation | 6 | ens</text:p>
      <text:p text:style-name="P2"/>
      <text:p text:style-name="P1">[SECTION] Liaison compteur–chaudière – tube cuivre recuit sous fourreau – L &lt; 15 m</text:p>
      <text:p text:style-name="P1">Liaison compteur–chaudière – tube cuivre recuit sous fourreau – L &lt; 15 m &gt; DN 20 | 39 | ml</text:p>
      <text:p text:style-name="P2"/>
      <text:p text:style-name="P1">[SECTION] Liaison compteur–chaudière – tube onduleux inox TRACPIPE BANIDES DEBEAURAIN ATG PLT002 CERTIGAZ sous fourreau – L ≥ 15 m</text:p>
      <text:p text:style-name="P1">Liaison compteur–chaudière – tube onduleux inox TRACPIPE BANIDES DEBEAURAIN ATG PLT002 CERTIGAZ sous fourreau – L ≥ 15 m &gt; DN 20 | 0 | ml</text:p>
      <text:p text:style-name="P1">Liaison compteur–chaudière – tube onduleux inox TRACPIPE BANIDES DEBEAURAIN ATG PLT002 CERTIGAZ sous fourreau – L ≥ 15 m &gt; DN 26 | 37 | ml</text:p>
      <text:p text:style-name="P2"/>
      <text:p text:style-name="P1">[SECTION] Alimentation terminale chaudière – tube cuivre écroui</text:p>
      <text:p text:style-name="P1">Alimentation terminale chaudière – tube cuivre écroui &gt; DN 20 | 9 | ml</text:p>
      <text:p text:style-name="P1">Alimentation terminale chaudière – tube cuivre écroui &gt; DN 26 | 0 | ml</text:p>
      <text:p text:style-name="P2"/>
      <text:p text:style-name="P1">[SECTION] Ventilation haute (VH) gaine technique gaz – conduit acier galvanisé + chapeau pare-pluie + solin</text:p>
      <text:p text:style-name="P1">Ventilation haute (VH) gaine technique gaz – conduit acier galvanisé + chapeau pare-pluie + solin &gt; DN 160 | 3 | ml</text:p>
      <text:p text:style-name="P2"/>
      <text:p text:style-name="P1">[SECTION] ▸ <text:s/>SOUS-TOTAL <text:s/>5.4. – GAZ NATUREL</text:p>
      <text:p text:style-name="P2"/>
      <text:p text:style-name="P1">[SECTION] 5.5. <text:s/>CHAUFFAGE NIVEAU 2 – PAC AIR/EAU + PCBT</text:p>
      <text:p text:style-name="P2"/>
      <text:p text:style-name="P1">[SECTION] 5.5.1. <text:s/>Production – PAC air/eau</text:p>
      <text:p text:style-name="P1">5.5.1. <text:s/>Production – PAC air/eau &gt; Unité extérieure PAC ATLANTIC SYNEA 3 compris accessoires | 1 | ens</text:p>
      <text:p text:style-name="P1">5.5.1. <text:s/>Production – PAC air/eau &gt; Liaisons frigorifiques | 5 | ml</text:p>
      <text:p text:style-name="P1">5.5.1. <text:s/>Production – PAC air/eau &gt; Thermostat modulant programmable filaire ATLANTIC NAVILINK | 1 | u</text:p>
      <text:p text:style-name="P1">5.5.1. <text:s/>Production – PAC air/eau &gt; Antitartre magnétique BWT ECS | 1 | u</text:p>
      <text:p text:style-name="P1">5.5.1. <text:s/>Production – PAC air/eau &gt; Aquastat PCBT | 1 | u</text:p>
      <text:p text:style-name="P2"/>
      <text:p text:style-name="P1">[SECTION] 5.5.2. <text:s/>Distribution – plancher chauffant basse température (PCBT)</text:p>
      <text:p text:style-name="P2"/>
      <text:p text:style-name="P1">[SECTION] Liaison PAC–nourrice PCBT – tube multicouche – calorifuge PU 13 mm</text:p>
      <text:p text:style-name="P1">Liaison PAC–nourrice PCBT – tube multicouche – calorifuge PU 13 mm &gt; DN 16 | 0 | ml</text:p>
      <text:p text:style-name="P1">Liaison PAC–nourrice PCBT – tube multicouche – calorifuge PU 13 mm &gt; DN 20 | 0 | ml</text:p>
      <text:p text:style-name="P1">Liaison PAC–nourrice PCBT – tube multicouche – calorifuge PU 13 mm &gt; DN 26 | 12 | ml</text:p>
      <text:p text:style-name="P1">Liaison PAC–nourrice PCBT – tube multicouche – calorifuge PU 13 mm &gt; Nourrice PCBT préfabriquée REHAU – 2 robinets de vidange + 2 thermomètres + 1 débitmètre par circuit de retour | 1 | u</text:p>
      <text:p text:style-name="P2"><text:soft-page-break/></text:p>
      <text:p text:style-name="P1">[SECTION] Tube plancher chauffant – PEX BAO REHAU RAUTHERM – barrière anti-oxygène</text:p>
      <text:p text:style-name="P1">Tube plancher chauffant – PEX BAO REHAU RAUTHERM – barrière anti-oxygène &gt; Ø int.13 × ext.16 mm | 690 | ml</text:p>
      <text:p text:style-name="P2"/>
      <text:p text:style-name="P1">[SECTION] 5.5.3. <text:s/>Régulation terminale PCBT – pièce par pièce</text:p>
      <text:p text:style-name="P1">5.5.3. <text:s/>Régulation terminale PCBT – pièce par pièce &gt; Thermostat radio à pile NEA SMART 2 REHAU | 4 | u</text:p>
      <text:p text:style-name="P1">5.5.3. <text:s/>Régulation terminale PCBT – pièce par pièce &gt; Moteur thermique sur nourrice PCBT – 1 moteur par départ nourrice – liaison radio NEA SMART 2 | 4 | u</text:p>
      <text:p text:style-name="P1">5.5.3. <text:s/>Régulation terminale PCBT – pièce par pièce &gt; Boîtier de connexion <text:s/>+ raccordement électrique depuis attente lot élec. | 1 | u</text:p>
      <text:p text:style-name="P2"/>
      <text:p text:style-name="P1">[SECTION] ▸ <text:s/>SOUS-TOTAL <text:s/>5.5. – CHAUFFAGE N2 PAC+PCBT</text:p>
      <text:p text:style-name="P2"/>
      <text:p text:style-name="P1">[SECTION] 5.6. <text:s/>TRAVAUX DE FINITION</text:p>
      <text:p text:style-name="P2"/>
      <text:p text:style-name="P1">[SECTION] 5.6.1 <text:s/>Réglages – Mise en service – Contrôles</text:p>
      <text:p text:style-name="P1">5.6.1 <text:s/>Réglages – Mise en service – Contrôles &gt; Mise en service complète installations CSV (plomberie + VMC + chauffage) – PV AQC fourni | 1 | ens</text:p>
      <text:p text:style-name="P2"/>
      <text:p text:style-name="P1">[SECTION] 5.6.2 <text:s/>Dossier des Ouvrages Exécutés (DOE)</text:p>
      <text:p text:style-name="P1">5.6.2 <text:s/>Dossier des Ouvrages Exécutés (DOE) &gt; DOE conforme au CCTP | 1 | ens</text:p>
      <text:p text:style-name="P2"/>
      <text:p text:style-name="P1">[SECTION] ▸ <text:s/>SOUS-TOTAL <text:s/>5.6. – TRAVAUX DE FINITION</text:p>
      <text:p text:style-name="P2"/>
      <text:p text:style-name="P1">[SECTION] TOTAL <text:s/>BÂTIMENT D <text:s/>(HT)</text:p>
      <text:p text:style-name="P2"/>
      <text:p text:style-name="P1">=== Feuille: BAT E ===</text:p>
      <text:p text:style-name="P2"/>
      <text:p text:style-name="P1">[SECTION] BÂTIMENT E</text:p>
      <text:p text:style-name="P1">BÂTIMENT E &gt; 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5.1. <text:s/>PLOMBERIE SANITAIRE</text:p>
      <text:p text:style-name="P2"/>
      <text:p text:style-name="P1">[SECTION] 5.1.1. <text:s/>Appareils sanitaires logements locatifs sociaux E1-001 / E1-003</text:p>
      <text:p text:style-name="P1">5.1.1. <text:s/>Appareils sanitaires logements locatifs sociaux E1-001 / E1-003 &gt; Meuble évier | 2 | ens</text:p>
      <text:p text:style-name="P1">5.1.1. <text:s/>Appareils sanitaires logements locatifs sociaux E1-001 / E1-003 &gt; Vasque simple | 2 | ens</text:p>
      <text:p text:style-name="P1">5.1.1. <text:s/>Appareils sanitaires logements locatifs sociaux E1-001 / E1-003 &gt; Vasque double | 0 | ens</text:p>
      <text:p text:style-name="P1">5.1.1. <text:s/>Appareils sanitaires logements locatifs sociaux E1-001 / E1-003 &gt; Baignoire | 1 | ens</text:p>
      <text:p text:style-name="P1">5.1.1. <text:s/>Appareils sanitaires logements locatifs sociaux E1-001 / E1-003 &gt; Douche PMR | 0 | ens</text:p>
      <text:p text:style-name="P1">5.1.1. <text:s/>Appareils sanitaires logements locatifs sociaux E1-001 / E1-003 &gt; Paroi de douche simple 120 cm | 0 | u</text:p>
      <text:p text:style-name="P1">5.1.1. <text:s/>Appareils sanitaires logements locatifs sociaux E1-001 / E1-003 &gt; Paroi de douche double 120+90 cm | 0 | u</text:p>
      <text:p text:style-name="P1">5.1.1. <text:s/>Appareils sanitaires logements locatifs sociaux E1-001 / E1-003 &gt; Douche encastrée | 1 | u</text:p>
      <text:p text:style-name="P1">5.1.1. <text:s/>Appareils sanitaires logements locatifs sociaux E1-001 / E1-003 &gt; Paroi de douche simple 120 cm | 0 | u</text:p>
      <text:p text:style-name="P1">5.1.1. <text:s/>Appareils sanitaires logements locatifs sociaux E1-001 / E1-003 &gt; Paroi de douche double 120+90 cm | 1 | u</text:p>
      <text:p text:style-name="P1"><text:soft-page-break/>5.1.1. <text:s/>Appareils sanitaires logements locatifs sociaux E1-001 / E1-003 &gt; Wc au sol | 2 | u</text:p>
      <text:p text:style-name="P1">5.1.1. <text:s/>Appareils sanitaires logements locatifs sociaux E1-001 / E1-003 &gt; Attente LL/LV | 4 | ens</text:p>
      <text:p text:style-name="P1">5.1.1. <text:s/>Appareils sanitaires logements locatifs sociaux E1-001 / E1-003 &gt; Robinet de puisage terrasse/balcon logement – DN15 | 2 | u</text:p>
      <text:p text:style-name="P1">5.1.1. <text:s/>Appareils sanitaires logements locatifs sociaux E1-001 / E1-003 &gt; Robinet de puisage terrasse sommitale – DN15 | 0 | u</text:p>
      <text:p text:style-name="P2"/>
      <text:p text:style-name="P1">[SECTION] 5.1.2. <text:s/>Appareils sanitaires BRS</text:p>
      <text:p text:style-name="P1">5.1.2. <text:s/>Appareils sanitaires BRS &gt; Attente évier | 7 | ens</text:p>
      <text:p text:style-name="P1">5.1.2. <text:s/>Appareils sanitaires BRS &gt; Vasque simple | 4 | ens</text:p>
      <text:p text:style-name="P1">5.1.2. <text:s/>Appareils sanitaires BRS &gt; Vasque double | 3 | ens</text:p>
      <text:p text:style-name="P1">5.1.2. <text:s/>Appareils sanitaires BRS &gt; Baignoire | 6 | ens</text:p>
      <text:p text:style-name="P1">5.1.2. <text:s/>Appareils sanitaires BRS &gt; Douche PMR | 0 | ens</text:p>
      <text:p text:style-name="P1">5.1.2. <text:s/>Appareils sanitaires BRS &gt; Paroi de douche simple 120 cm | 0 | u</text:p>
      <text:p text:style-name="P1">5.1.2. <text:s/>Appareils sanitaires BRS &gt; Paroi de douche double 120+90 cm | 0 | u</text:p>
      <text:p text:style-name="P1">5.1.2. <text:s/>Appareils sanitaires BRS &gt; Douche encastrée | 1 | u</text:p>
      <text:p text:style-name="P1">5.1.2. <text:s/>Appareils sanitaires BRS &gt; Paroi de douche simple 120 cm | 0 | u</text:p>
      <text:p text:style-name="P1">5.1.2. <text:s/>Appareils sanitaires BRS &gt; Paroi de douche double 120+90 cm | 1 | u</text:p>
      <text:p text:style-name="P1">5.1.2. <text:s/>Appareils sanitaires BRS &gt; Wc au sol | 7 | u</text:p>
      <text:p text:style-name="P1">5.1.2. <text:s/>Appareils sanitaires BRS &gt; Attente LL/LV | 14 | ens</text:p>
      <text:p text:style-name="P1">5.1.2. <text:s/>Appareils sanitaires BRS &gt; Robinet de puisage terrasse/balcon logement – DN15 | 7 | u</text:p>
      <text:p text:style-name="P1">5.1.2. <text:s/>Appareils sanitaires BRS &gt; Robinet de puisage terrasse sommitale – DN15 | 2 | u</text:p>
      <text:p text:style-name="P2"/>
      <text:p text:style-name="P1">[SECTION] 5.1.3. <text:s/>Appareils sanitaires niveaux 0 et 1 – accession</text:p>
      <text:p text:style-name="P1">5.1.3. <text:s/>Appareils sanitaires niveaux 0 et 1 – accession &gt; Attente évier | 3 | ens</text:p>
      <text:p text:style-name="P1">5.1.3. <text:s/>Appareils sanitaires niveaux 0 et 1 – accession &gt; Attente vasque simple | 3 | ens</text:p>
      <text:p text:style-name="P1">5.1.3. <text:s/>Appareils sanitaires niveaux 0 et 1 – accession &gt; Attente vasque double | 0 | ens</text:p>
      <text:p text:style-name="P1">5.1.3. <text:s/>Appareils sanitaires niveaux 0 et 1 – accession &gt; Douche PMR | 3 | ens</text:p>
      <text:p text:style-name="P1">5.1.3. <text:s/>Appareils sanitaires niveaux 0 et 1 – accession &gt; Paroi de douche simple 120 cm | 0 | u</text:p>
      <text:p text:style-name="P1">5.1.3. <text:s/>Appareils sanitaires niveaux 0 et 1 – accession &gt; Paroi de douche double 120+90 cm | 3 | u</text:p>
      <text:p text:style-name="P1">5.1.3. <text:s/>Appareils sanitaires niveaux 0 et 1 – accession &gt; Douche encastrée | 0 | u</text:p>
      <text:p text:style-name="P1">5.1.3. <text:s/>Appareils sanitaires niveaux 0 et 1 – accession &gt; Paroi de douche simple 120 cm | 0 | u</text:p>
      <text:p text:style-name="P1">5.1.3. <text:s/>Appareils sanitaires niveaux 0 et 1 – accession &gt; Paroi de douche double 120+90 cm | 0 | u</text:p>
      <text:p text:style-name="P1">5.1.3. <text:s/>Appareils sanitaires niveaux 0 et 1 – accession &gt; Wc suspendu | 3 | u</text:p>
      <text:p text:style-name="P1">5.1.3. <text:s/>Appareils sanitaires niveaux 0 et 1 – accession &gt; Attente LL/LV | 6 | ens</text:p>
      <text:p text:style-name="P1">5.1.3. <text:s/>Appareils sanitaires niveaux 0 et 1 – accession &gt; Robinet de puisage terrasse/balcon logement – DN15 | 3 | u</text:p>
      <text:p text:style-name="P1">5.1.3. <text:s/>Appareils sanitaires niveaux 0 et 1 – accession &gt; Robinet de puisage terrasse sommitale – DN15 | 0 | u</text:p>
      <text:p text:style-name="P2"/>
      <text:p text:style-name="P1">[SECTION] 5.1.4. <text:s/>Appareils sanitaires attiques – accession</text:p>
      <text:p text:style-name="P1">5.1.4. <text:s/>Appareils sanitaires attiques – accession &gt; Attente évier | 0 | ens</text:p>
      <text:p text:style-name="P1">5.1.4. <text:s/>Appareils sanitaires attiques – accession &gt; Attente vasque simple | 0 | ens</text:p>
      <text:p text:style-name="P1">5.1.4. <text:s/>Appareils sanitaires attiques – accession &gt; Attente vasque double | 0 | ens</text:p>
      <text:p text:style-name="P1">5.1.4. <text:s/>Appareils sanitaires attiques – accession &gt; Douche PMR | 0 | ens</text:p>
      <text:p text:style-name="P1">5.1.4. <text:s/>Appareils sanitaires attiques – accession &gt; Paroi de douche simple 120 cm | 0 | u</text:p>
      <text:p text:style-name="P1">5.1.4. <text:s/>Appareils sanitaires attiques – accession &gt; Paroi de douche double 120+90 cm | 0 | u</text:p>
      <text:p text:style-name="P1"><text:soft-page-break/>5.1.4. <text:s/>Appareils sanitaires attiques – accession &gt; Douche encastrée | 0 | u</text:p>
      <text:p text:style-name="P1">5.1.4. <text:s/>Appareils sanitaires attiques – accession &gt; Paroi de douche simple 120 cm | 0 | u</text:p>
      <text:p text:style-name="P1">5.1.4. <text:s/>Appareils sanitaires attiques – accession &gt; Paroi de douche double 120+90 cm | 0 | u</text:p>
      <text:p text:style-name="P1">5.1.4. <text:s/>Appareils sanitaires attiques – accession &gt; Wc suspendu | 0 | u</text:p>
      <text:p text:style-name="P1">5.1.4. <text:s/>Appareils sanitaires attiques – accession &gt; Attente LL/LV | 0 | ens</text:p>
      <text:p text:style-name="P1">5.1.4. <text:s/>Appareils sanitaires attiques – accession &gt; Robinet de puisage terrasse/balcon logement – DN15 | 0 | u</text:p>
      <text:p text:style-name="P1">5.1.4. <text:s/>Appareils sanitaires attiques – accession &gt; Robinet de puisage terrasse sommitale – DN15 | 0 | u</text:p>
      <text:p text:style-name="P2"/>
      <text:p text:style-name="P1">[SECTION] 5.1.6. <text:s/>Eau Froide (EF)</text:p>
      <text:p text:style-name="P2"/>
      <text:p text:style-name="P1">[SECTION] Vanne d'arrêt générale repérée</text:p>
      <text:p text:style-name="P1">Vanne d'arrêt générale repérée &gt; DN 20 | 0 | u</text:p>
      <text:p text:style-name="P1">Vanne d'arrêt générale repérée &gt; DN 26 | 1 | u</text:p>
      <text:p text:style-name="P1">Vanne d'arrêt générale repérée &gt; DN 30 | 1 | u</text:p>
      <text:p text:style-name="P1">Vanne d'arrêt générale repérée &gt; DN 40 | 0 | u</text:p>
      <text:p text:style-name="P2"/>
      <text:p text:style-name="P1">[SECTION] Détendeur NF 3 bars</text:p>
      <text:p text:style-name="P1">Détendeur NF 3 bars &gt; DN 20 | 0 | u</text:p>
      <text:p text:style-name="P1">Détendeur NF 3 bars &gt; DN 26 | 1 | u</text:p>
      <text:p text:style-name="P1">Détendeur NF 3 bars &gt; DN 30 | 1 | u</text:p>
      <text:p text:style-name="P1">Détendeur NF 3 bars &gt; DN 40 | 0 | u</text:p>
      <text:p text:style-name="P2"/>
      <text:p text:style-name="P1">[SECTION] Filtre à tamis + robinet de purge – DN32 laiton</text:p>
      <text:p text:style-name="P1">Filtre à tamis + robinet de purge – DN32 laiton &gt; DN 20 | 0 | u</text:p>
      <text:p text:style-name="P1">Filtre à tamis + robinet de purge – DN32 laiton &gt; DN 26 | 1 | u</text:p>
      <text:p text:style-name="P1">Filtre à tamis + robinet de purge – DN32 laiton &gt; DN 30 | 1 | u</text:p>
      <text:p text:style-name="P1">Filtre à tamis + robinet de purge – DN32 laiton &gt; DN 40 | 0 | u</text:p>
      <text:p text:style-name="P2"/>
      <text:p text:style-name="P1">[SECTION] Tube PEHD bande bleue sous fourreau</text:p>
      <text:p text:style-name="P1">Tube PEHD bande bleue sous fourreau &gt; DN 20 | 0 | ml</text:p>
      <text:p text:style-name="P1">Tube PEHD bande bleue sous fourreau &gt; DN 26 | 8 | ml</text:p>
      <text:p text:style-name="P1">Tube PEHD bande bleue sous fourreau &gt; DN 30 | 8 | ml</text:p>
      <text:p text:style-name="P1">Tube PEHD bande bleue sous fourreau &gt; DN 40 | 0 | ml</text:p>
      <text:p text:style-name="P2"/>
      <text:p text:style-name="P1">[SECTION] Colonne montante EF – tube multicouche – GT palière calorifuge mousse PU 9 mm</text:p>
      <text:p text:style-name="P1">Colonne montante EF – tube multicouche – GT palière calorifuge mousse PU 9 mm &gt; DN 12 | 0 | ml</text:p>
      <text:p text:style-name="P1">Colonne montante EF – tube multicouche – GT palière calorifuge mousse PU 9 mm &gt; DN 16 | 0 | ml</text:p>
      <text:p text:style-name="P1">Colonne montante EF – tube multicouche – GT palière calorifuge mousse PU 9 mm &gt; DN 20 | 0 | ml</text:p>
      <text:p text:style-name="P1">Colonne montante EF – tube multicouche – GT palière calorifuge mousse PU 9 mm &gt; DN 26 | 6 | ml</text:p>
      <text:p text:style-name="P1">Colonne montante EF – tube multicouche – GT palière calorifuge mousse PU 9 mm &gt; DN 30 | 9 | ml</text:p>
      <text:p text:style-name="P1">Colonne montante EF – tube multicouche – GT palière calorifuge mousse PU 9 mm &gt; DN 40 | 0 | ml</text:p>
      <text:p text:style-name="P1">Colonne montante EF – tube multicouche – GT palière calorifuge mousse PU 9 mm &gt; Anti-bélier <text:s/>en tête de colonne | 2 | ens</text:p>
      <text:p text:style-name="P2"/>
      <text:p text:style-name="P1">[SECTION] Vanne d'arrêt 1/4T repérée - dérivation logement</text:p>
      <text:p text:style-name="P1">Vanne d'arrêt 1/4T repérée - dérivation logement &gt; DN 16 | 2 | u</text:p>
      <text:p text:style-name="P1">Vanne d'arrêt 1/4T repérée - dérivation logement &gt; DN 20 | 12 | u</text:p>
      <text:p text:style-name="P2"/>
      <text:p text:style-name="P1">[SECTION] Clapet anti-retour type EA</text:p>
      <text:p text:style-name="P1">Clapet anti-retour type EA &gt; DN 16 | 2 | u</text:p>
      <text:p text:style-name="P1">Clapet anti-retour type EA &gt; DN 20 | 12 | u</text:p>
      <text:p text:style-name="P2"/>
      <text:p text:style-name="P1">[SECTION] Manchette de compteur + étrier</text:p>
      <text:p text:style-name="P1"><text:soft-page-break/>Manchette de compteur + étrier &gt; DN 16 | 2 | u</text:p>
      <text:p text:style-name="P1">Manchette de compteur + étrier &gt; DN 20 | 12 | u</text:p>
      <text:p text:style-name="P2"/>
      <text:p text:style-name="P1">[SECTION] Détendeur NF</text:p>
      <text:p text:style-name="P1">Détendeur NF &gt; DN 16 | 2 | u</text:p>
      <text:p text:style-name="P1">Détendeur NF &gt; DN 20 | 12 | u</text:p>
      <text:p text:style-name="P1">Détendeur NF &gt; Nourrice de distribution préfabriquée laiton | 12 | u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24 | ml</text:p>
      <text:p text:style-name="P1">Liaison chaudière/PAC–nourrice ECS – tube multicouche apparent &gt; DN 20 | 0 | ml</text:p>
      <text:p text:style-name="P1">Liaison chaudière/PAC–nourrice ECS – tube multicouche apparent &gt; DN 26 | 0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216 | ml</text:p>
      <text:p text:style-name="P1">Distribution terminale hydrocâblée EF – tube PER sous fourreau &gt; DN 12 | 398 | ml</text:p>
      <text:p text:style-name="P1">Distribution terminale hydrocâblée EF – tube PER sous fourreau &gt; DN 16 | 0 | ml</text:p>
      <text:p text:style-name="P2"/>
      <text:p text:style-name="P1">[SECTION] 5.1.7. <text:s/>Eau Chaude Sanitaire (ECS)</text:p>
      <text:p text:style-name="P2"/>
      <text:p text:style-name="P1">[SECTION] Liaison chaudière/PAC–nourrice ECS – tube multicouche apparent</text:p>
      <text:p text:style-name="P1">Liaison chaudière/PAC–nourrice ECS – tube multicouche apparent &gt; DN 12 | 0 | ml</text:p>
      <text:p text:style-name="P1">Liaison chaudière/PAC–nourrice ECS – tube multicouche apparent &gt; DN 16 | 24 | ml</text:p>
      <text:p text:style-name="P1">Liaison chaudière/PAC–nourrice ECS – tube multicouche apparent &gt; DN 20 | 0 | ml</text:p>
      <text:p text:style-name="P1">Liaison chaudière/PAC–nourrice ECS – tube multicouche apparent &gt; DN 26 | 0 | ml</text:p>
      <text:p text:style-name="P1">Liaison chaudière/PAC–nourrice ECS – tube multicouche apparent &gt; Nourrice distribution ECS préfabriquée laiton – vanne d'arrêt amont incluse – nombre départs selon plan | 12 | u</text:p>
      <text:p text:style-name="P2"/>
      <text:p text:style-name="P1">[SECTION] Distribution terminale hydrocâblée ECS – tube PER sous fourreau (encastré)</text:p>
      <text:p text:style-name="P1">Distribution terminale hydrocâblée ECS – tube PER sous fourreau (encastré) &gt; DN 10 | 0 | ml</text:p>
      <text:p text:style-name="P1">Distribution terminale hydrocâblée ECS – tube PER sous fourreau (encastré) &gt; DN 12 | 258 | ml</text:p>
      <text:p text:style-name="P1">Distribution terminale hydrocâblée ECS – tube PER sous fourreau (encastré) &gt; DN 16 | 0 | ml</text:p>
      <text:p text:style-name="P2"/>
      <text:p text:style-name="P1">[SECTION] 5.1.8. <text:s/>Eaux Usées – Eaux Vannes (EU/EV)</text:p>
      <text:p text:style-name="P2"/>
      <text:p text:style-name="P1">[SECTION] Évacuation apparente en plinthe – tube PVC NF M1</text:p>
      <text:p text:style-name="P1">Évacuation apparente en plinthe – tube PVC NF M1 &gt; DN 30 | 12 | ml</text:p>
      <text:p text:style-name="P1">Évacuation apparente en plinthe – tube PVC NF M1 &gt; DN 40 | 80 | ml</text:p>
      <text:p text:style-name="P1">Évacuation apparente en plinthe – tube PVC NF M1 &gt; DN 50 | 15 | ml</text:p>
      <text:p text:style-name="P1">Évacuation apparente en plinthe – tube PVC NF M1 &gt; DN 100 | 11 | ml</text:p>
      <text:p text:style-name="P2"/>
      <text:p text:style-name="P1">[SECTION] Chute EU EV CHUTUNIC</text:p>
      <text:p text:style-name="P1">Chute EU EV CHUTUNIC &gt; DN 100 | 47 | ml</text:p>
      <text:p text:style-name="P2"/>
      <text:p text:style-name="P1">[SECTION] Chute EU EV <text:s/>– tube PVC NF M1</text:p>
      <text:p text:style-name="P1">Chute EU EV <text:s/>– tube PVC NF M1 &gt; DN 100 | 84 | ml</text:p>
      <text:p text:style-name="P2"/>
      <text:p text:style-name="P1">[SECTION] Collecteur EU/EV en blocage <text:s/>tube PVC NF M1</text:p>
      <text:p text:style-name="P1">Collecteur EU/EV en blocage <text:s/>tube PVC NF M1 &gt; DN 100 | 43 | ml</text:p>
      <text:p text:style-name="P1">Collecteur EU/EV en blocage <text:s/>tube PVC NF M1 &gt; DN 125 | 14 | ml</text:p>
      <text:p text:style-name="P1">Collecteur EU/EV en blocage <text:s/>tube PVC NF M1 &gt; DN 160 | 0 | ml</text:p>
      <text:p text:style-name="P1">Collecteur EU/EV en blocage <text:s/>tube PVC NF M1 &gt; DN 200 | 0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0 | u</text:p>
      <text:p text:style-name="P1"><text:soft-page-break/>Ventilation primaire EU/EV &gt; Sortie dans souche maçonnée compris grillage anti-volatile | 12 | u</text:p>
      <text:p text:style-name="P1">Ventilation primaire EU/EV &gt; Clapet anti-vide en gaine technique – selon plans | 3 | u</text:p>
      <text:p text:style-name="P2"/>
      <text:p text:style-name="P1">[SECTION] 5.1.9. <text:s/>Eaux Pluviales (EP)</text:p>
      <text:p text:style-name="P2"/>
      <text:p text:style-name="P1">[SECTION] Réseau EP en blocage – tube PVC NF M1</text:p>
      <text:p text:style-name="P1">Réseau EP en blocage – tube PVC NF M1 &gt; DN 100 | 18 | ml</text:p>
      <text:p text:style-name="P1">Réseau EP en blocage – tube PVC NF M1 &gt; DN 125 | 0 | ml</text:p>
      <text:p text:style-name="P1">Réseau EP en blocage – tube PVC NF M1 &gt; DN 160 | 0 | ml</text:p>
      <text:p text:style-name="P1">Réseau EP en blocage – tube PVC NF M1 &gt; DN 200 | 0 | ml</text:p>
      <text:p text:style-name="P2"/>
      <text:p text:style-name="P1">[SECTION] 5.1.10. <text:s/>Désinfection et analyse des réseaux EF/ECS</text:p>
      <text:p text:style-name="P1">5.1.10. <text:s/>Désinfection et analyse des réseaux EF/ECS &gt; Prestation conforme au CCTP | 1 | ens</text:p>
      <text:p text:style-name="P2"/>
      <text:p text:style-name="P1">[SECTION] ▸ <text:s/>SOUS-TOTAL <text:s/>5.1. – PLOMBERIE SANITAIRE</text:p>
      <text:p text:style-name="P2"/>
      <text:p text:style-name="P1">[SECTION] 5.2. <text:s/>VENTILATION</text:p>
      <text:p text:style-name="P2"/>
      <text:p text:style-name="P1">[SECTION] 5.2.1. <text:s/>Entrées d'air</text:p>
      <text:p text:style-name="P1">5.2.1. <text:s/>Entrées d'air &gt; Entrée d'air hygroréglable EH ATLANTIC en coffre VR ou menuiserie – (Dnew+Ctr) ≥ 39 dB | 38 | u</text:p>
      <text:p text:style-name="P1">5.2.1. <text:s/>Entrées d'air &gt; Entrée d'air hygroréglable EHT ATLANTIC en maçonnerie + silencieux SCD circ – (Dnew+Ctr) ≥ 47 dB | 0 | u</text:p>
      <text:p text:style-name="P2"/>
      <text:p text:style-name="P1">[SECTION] 5.2.2. <text:s/>Bouches d'extraction</text:p>
      <text:p text:style-name="P1">5.2.2. <text:s/>Bouches d'extraction &gt; Bouche d'extraction cuisine hygroréglable | 12 | u</text:p>
      <text:p text:style-name="P1">5.2.2. <text:s/>Bouches d'extraction &gt; Bouche d'extraction SdB hygroréglable | 10 | u</text:p>
      <text:p text:style-name="P1">5.2.2. <text:s/>Bouches d'extraction &gt; Bouche d'extraction WC hygroréglable | 12 | u</text:p>
      <text:p text:style-name="P1">5.2.2. <text:s/>Bouches d'extraction &gt; Bouche d'extraction SdB/WC hygroréglable | 2 | u</text:p>
      <text:p text:style-name="P1">5.2.2. <text:s/>Bouches d'extraction &gt; Bouche d'extraction Cellier hygroréglable | 7 | u</text:p>
      <text:p text:style-name="P2"/>
      <text:p text:style-name="P1">[SECTION] 5.2.3. <text:s/>Réseaux de gaines VMC</text:p>
      <text:p text:style-name="P2"/>
      <text:p text:style-name="P1">[SECTION] Conduit vertical (colonne) – acier galvanisé</text:p>
      <text:p text:style-name="P1">Conduit vertical (colonne) – acier galvanisé &gt; DN 125 | 37 | ml</text:p>
      <text:p text:style-name="P1">Conduit vertical (colonne) – acier galvanisé &gt; DN 160 | 29 | ml</text:p>
      <text:p text:style-name="P1">Conduit vertical (colonne) – acier galvanisé &gt; DN 200 | 9 | ml</text:p>
      <text:p text:style-name="P1">Conduit vertical (colonne) – acier galvanisé &gt; DN 250 | 5 | ml</text:p>
      <text:p text:style-name="P2"/>
      <text:p text:style-name="P1">[SECTION] Conduit horizontal collecteur – acier galvanisé</text:p>
      <text:p text:style-name="P1">Conduit horizontal collecteur – acier galvanisé &gt; DN 125 | 8 | ml</text:p>
      <text:p text:style-name="P1">Conduit horizontal collecteur – acier galvanisé &gt; DN 160 | 1 | ml</text:p>
      <text:p text:style-name="P1">Conduit horizontal collecteur – acier galvanisé &gt; DN 200 | 8 | ml</text:p>
      <text:p text:style-name="P1">Conduit horizontal collecteur – acier galvanisé &gt; DN 250 | 5 | ml</text:p>
      <text:p text:style-name="P1">Conduit horizontal collecteur – acier galvanisé &gt; DN 315 | 2 | ml</text:p>
      <text:p text:style-name="P1">Conduit horizontal collecteur – acier galvanisé &gt; DN 400 | 0 | ml</text:p>
      <text:p text:style-name="P2"/>
      <text:p text:style-name="P1">[SECTION] Liaison terminale bouche–colonne – gaine souple</text:p>
      <text:p text:style-name="P1">Liaison terminale bouche–colonne – gaine souple &gt; DN 125 | 21 | ml</text:p>
      <text:p text:style-name="P2"/>
      <text:p text:style-name="P1">[SECTION] 5.2.4. <text:s/>Groupe d'extraction</text:p>
      <text:p text:style-name="P1">5.2.4. <text:s/>Groupe d'extraction &gt; Caisson d'extraction ATLANTIC COMETE – agréé 400°C ½ h catégorie 4 – IP x4 – moteur EC – dépressostat 80 Pa – interrupteur de proximité intégré | 2 | u</text:p>
      <text:p text:style-name="P2"/>
      <text:p text:style-name="P1">[SECTION] Pièges à son circulaires</text:p>
      <text:p text:style-name="P1">Pièges à son circulaires &gt; Ø250 | 3 | u</text:p>
      <text:p text:style-name="P1">Pièges à son circulaires &gt; Manchettes souples aspiration/refoulement | 3 | u</text:p>
      <text:p text:style-name="P2"/>
      <text:p text:style-name="P1">[SECTION] ▸ <text:s/>SOUS-TOTAL <text:s/>5.2. – VENTILATION</text:p>
      <text:p text:style-name="P2"><text:soft-page-break/></text:p>
      <text:p text:style-name="P1">[SECTION] 5.3. <text:s/>CHAUFFAGE NIVEAUX 0 ET 1</text:p>
      <text:p text:style-name="P2"/>
      <text:p text:style-name="P1">[SECTION] 5.3.1. <text:s/>Production – chaudières gaz à condensation</text:p>
      <text:p text:style-name="P1">5.3.1. <text:s/>Production – chaudières gaz à condensation &gt; Chaudière murale gaz condensation SAUNIER DUVAL ThemaPlus M CONDENS ou CONDENS <text:s/>26 kW (1 SdB) | 12 | u</text:p>
      <text:p text:style-name="P1">5.3.1. <text:s/>Production – chaudières gaz à condensation &gt; Chaudière murale gaz condensation SAUNIER DUVAL ThemaPlus M CONDENS 31 kW (2 SdB) | 0 | u</text:p>
      <text:p text:style-name="P1">5.3.1. <text:s/>Production – chaudières gaz à condensation &gt; Commande à distance filaire SAUNIER DUVAL EXACONTROL E7-C | 12 | u</text:p>
      <text:p text:style-name="P1">5.3.1. <text:s/>Production – chaudières gaz à condensation &gt; Antitartre magnétique BWT ECS | 12 | u</text:p>
      <text:p text:style-name="P2"/>
      <text:p text:style-name="P1">[SECTION] 5.3.2. <text:s/>Évacuation fumées – conduit collectif 3CEP MULTI+ POUJOULAT</text:p>
      <text:p text:style-name="P2"/>
      <text:p text:style-name="P1">[SECTION] Conduit concentrique collectif 3CEP</text:p>
      <text:p text:style-name="P1">Conduit concentrique collectif 3CEP &gt; Ø 80/125 | 4 | ens</text:p>
      <text:p text:style-name="P1">Conduit concentrique collectif 3CEP &gt; Ø 110/160 | 1 | ens</text:p>
      <text:p text:style-name="P1">Conduit concentrique collectif 3CEP &gt; Ø 160/200 | 0 | ens</text:p>
      <text:p text:style-name="P1">Conduit concentrique collectif 3CEP &gt; Ventouse | 1 | ens</text:p>
      <text:p text:style-name="P2"/>
      <text:p text:style-name="P1">[SECTION] 5.3.3. <text:s/>Distribution chauffage N0/N1</text:p>
      <text:p text:style-name="P2"/>
      <text:p text:style-name="P1">[SECTION] Liaison chaudière–nourrice chauffage – tube multicouche</text:p>
      <text:p text:style-name="P1">Liaison chaudière–nourrice chauffage – tube multicouche &gt; DN 16 | 36 | ml</text:p>
      <text:p text:style-name="P1">Liaison chaudière–nourrice chauffage – tube multicouche &gt; DN 20 | 0 | ml</text:p>
      <text:p text:style-name="P1">Liaison chaudière–nourrice chauffage – tube multicouche &gt; DN 26 | 0 | ml</text:p>
      <text:p text:style-name="P1">Liaison chaudière–nourrice chauffage – tube multicouche &gt; Nourrice distribution chauffage préfabriquée – nombre de départs adapté au nombre de radiateurs | 12 | u</text:p>
      <text:p text:style-name="P2"/>
      <text:p text:style-name="P1">[SECTION] Distribution nourrice–radiateurs – tube PER BAO sous fourreau encastré dans cloisons/doublages</text:p>
      <text:p text:style-name="P1">Distribution nourrice–radiateurs – tube PER BAO sous fourreau encastré dans cloisons/doublages &gt; DN 10 | 718 | ml</text:p>
      <text:p text:style-name="P1">Distribution nourrice–radiateurs – tube PER BAO sous fourreau encastré dans cloisons/doublages &gt; DN 13 | 0 | ml</text:p>
      <text:p text:style-name="P1">Distribution nourrice–radiateurs – tube PER BAO sous fourreau encastré dans cloisons/doublages &gt; DN 16 | 121 | ml</text:p>
      <text:p text:style-name="P1">Distribution nourrice–radiateurs – tube PER BAO sous fourreau encastré dans cloisons/doublages &gt; DN 20 | 0 | ml</text:p>
      <text:p text:style-name="P1">Distribution nourrice–radiateurs – tube PER BAO sous fourreau encastré dans cloisons/doublages &gt; DN 26 | 0 | ml</text:p>
      <text:p text:style-name="P2"/>
      <text:p text:style-name="P1">[SECTION] 5.3.4. <text:s/>Émission – radiateurs et sèche-serviettes</text:p>
      <text:p text:style-name="P1">5.3.4. <text:s/>Émission – radiateurs et sèche-serviettes &gt; Radiateur acier FINIMETAL REGGANE 3010 | 39 | u</text:p>
      <text:p text:style-name="P1">5.3.4. <text:s/>Émission – radiateurs et sèche-serviettes &gt; Sèche-serviette FINIMETAL TAHITI | 9 | u</text:p>
      <text:p text:style-name="P1">5.3.4. <text:s/>Émission – radiateurs et sèche-serviettes &gt; Robinet thermostatisable <text:s/>tête thermostatique Keymark certifiée ΔT ≤ 0,20 K | 26 | u</text:p>
      <text:p text:style-name="P1">5.3.4. <text:s/>Émission – radiateurs et sèche-serviettes &gt; Robinet thermostatique de zone (pièce thermostat) – sans tête thermostatique | 13 | u</text:p>
      <text:p text:style-name="P2"/>
      <text:p text:style-name="P1">[SECTION] ▸ <text:s/>SOUS-TOTAL <text:s/>5.3. – CHAUFFAGE N0/N1</text:p>
      <text:p text:style-name="P2"/>
      <text:p text:style-name="P1">[SECTION] 5.4. <text:s/>GAZ NATUREL</text:p>
      <text:p text:style-name="P2"/>
      <text:p text:style-name="P1">[SECTION] 5.4.1 <text:s/>Réseau gaz – depuis coffret GRDF (fourni posé lot GO)</text:p>
      <text:p text:style-name="P2"/>
      <text:p text:style-name="P1">[SECTION] Liaison coffret GRDF–gaine technique – tube acier noir NFA 49-140 soudé – peinture conventionnelle – protection mécanique si h &lt; 2 m</text:p>
      <text:p text:style-name="P1"><text:soft-page-break/>Liaison coffret GRDF–gaine technique – tube acier noir NFA 49-140 soudé – peinture conventionnelle – protection mécanique si h &lt; 2 m &gt; DN 25 | 11 | ml</text:p>
      <text:p text:style-name="P1">Liaison coffret GRDF–gaine technique – tube acier noir NFA 49-140 soudé – peinture conventionnelle – protection mécanique si h &lt; 2 m &gt; DN 30 | 0 | ml</text:p>
      <text:p text:style-name="P1">Liaison coffret GRDF–gaine technique – tube acier noir NFA 49-140 soudé – peinture conventionnelle – protection mécanique si h &lt; 2 m &gt; DN 40 | 0 | ml</text:p>
      <text:p text:style-name="P1">Liaison coffret GRDF–gaine technique – tube acier noir NFA 49-140 soudé – peinture conventionnelle – protection mécanique si h &lt; 2 m &gt; DN 50 | 0 | ml</text:p>
      <text:p text:style-name="P2"/>
      <text:p text:style-name="P1">[SECTION] Colonne montante – tube acier noir NFA 49-140 – peinture conventionnelle</text:p>
      <text:p text:style-name="P1">Colonne montante – tube acier noir NFA 49-140 – peinture conventionnelle &gt; DN 25 | 15 | ml</text:p>
      <text:p text:style-name="P1">Colonne montante – tube acier noir NFA 49-140 – peinture conventionnelle &gt; DN 30 | 0 | ml</text:p>
      <text:p text:style-name="P1">Colonne montante – tube acier noir NFA 49-140 – peinture conventionnelle &gt; DN 40 | 0 | ml</text:p>
      <text:p text:style-name="P2"/>
      <text:p text:style-name="P1">[SECTION] Vanne d'arrêt repérée en pied de chaque colonne</text:p>
      <text:p text:style-name="P1">Vanne d'arrêt repérée en pied de chaque colonne &gt; DN 25 | 2 | u</text:p>
      <text:p text:style-name="P1">Vanne d'arrêt repérée en pied de chaque colonne &gt; DN 30 | 0 | u</text:p>
      <text:p text:style-name="P1">Vanne d'arrêt repérée en pied de chaque colonne &gt; DN 40 | 0 | u</text:p>
      <text:p text:style-name="P1">Vanne d'arrêt repérée en pied de chaque colonne &gt; Dérivation par logement (ensemble) – coude + robinet d'arrêt + contre-coude + 2 raccords compteur + pose compteur fourni GRDF avec repérage + plaque de fixation | 12 | ens</text:p>
      <text:p text:style-name="P2"/>
      <text:p text:style-name="P1">[SECTION] Liaison compteur–chaudière – tube cuivre recuit sous fourreau – L &lt; 15 m</text:p>
      <text:p text:style-name="P1">Liaison compteur–chaudière – tube cuivre recuit sous fourreau – L &lt; 15 m &gt; DN 20 | 109 | ml</text:p>
      <text:p text:style-name="P2"/>
      <text:p text:style-name="P1">[SECTION] Liaison compteur–chaudière – tube onduleux inox TRACPIPE BANIDES DEBEAURAIN ATG PLT002 CERTIGAZ sous fourreau – L ≥ 15 m</text:p>
      <text:p text:style-name="P1">Liaison compteur–chaudière – tube onduleux inox TRACPIPE BANIDES DEBEAURAIN ATG PLT002 CERTIGAZ sous fourreau – L ≥ 15 m &gt; DN 20 | 0 | ml</text:p>
      <text:p text:style-name="P1">Liaison compteur–chaudière – tube onduleux inox TRACPIPE BANIDES DEBEAURAIN ATG PLT002 CERTIGAZ sous fourreau – L ≥ 15 m &gt; DN 26 | 0 | ml</text:p>
      <text:p text:style-name="P2"/>
      <text:p text:style-name="P1">[SECTION] Alimentation terminale chaudière – tube cuivre écroui</text:p>
      <text:p text:style-name="P1">Alimentation terminale chaudière – tube cuivre écroui &gt; DN 20 | 18 | ml</text:p>
      <text:p text:style-name="P1">Alimentation terminale chaudière – tube cuivre écroui &gt; DN 26 | 0 | ml</text:p>
      <text:p text:style-name="P2"/>
      <text:p text:style-name="P1">[SECTION] Ventilation haute (VH) gaine technique gaz – conduit acier galvanisé + chapeau pare-pluie + solin</text:p>
      <text:p text:style-name="P1">Ventilation haute (VH) gaine technique gaz – conduit acier galvanisé + chapeau pare-pluie + solin &gt; DN 160 | 6 | ml</text:p>
      <text:p text:style-name="P2"/>
      <text:p text:style-name="P1">[SECTION] ▸ <text:s/>SOUS-TOTAL <text:s/>5.4. – GAZ NATUREL</text:p>
      <text:p text:style-name="P2"/>
      <text:p text:style-name="P1">[SECTION] 5.5. <text:s/>CHAUFFAGE NIVEAU 2 – PAC AIR/EAU + PCBT</text:p>
      <text:p text:style-name="P2"/>
      <text:p text:style-name="P1">[SECTION] 5.5.1. <text:s/>Production – PAC air/eau</text:p>
      <text:p text:style-name="P1">5.5.1. <text:s/>Production – PAC air/eau &gt; Unité extérieure PAC ATLANTIC SYNEA 3 compris accessoires | 0 | ens</text:p>
      <text:p text:style-name="P1">5.5.1. <text:s/>Production – PAC air/eau &gt; Liaisons frigorifiques | 0 | ml</text:p>
      <text:p text:style-name="P1">5.5.1. <text:s/>Production – PAC air/eau &gt; Thermostat modulant programmable filaire ATLANTIC NAVILINK | 0 | u</text:p>
      <text:p text:style-name="P1">5.5.1. <text:s/>Production – PAC air/eau &gt; Aquastat PCBT | 0 | u</text:p>
      <text:p text:style-name="P2"/>
      <text:p text:style-name="P1">[SECTION] 5.5.2. <text:s/>Distribution – plancher chauffant basse température (PCBT)</text:p>
      <text:p text:style-name="P2"/>
      <text:p text:style-name="P1">[SECTION] Liaison PAC–nourrice PCBT – tube multicouche – calorifuge PU 13 mm</text:p>
      <text:p text:style-name="P1">Liaison PAC–nourrice PCBT – tube multicouche – calorifuge PU 13 mm &gt; DN 16 | 0 | ml</text:p>
      <text:p text:style-name="P1"><text:soft-page-break/>Liaison PAC–nourrice PCBT – tube multicouche – calorifuge PU 13 mm &gt; DN 20 | 0 | ml</text:p>
      <text:p text:style-name="P1">Liaison PAC–nourrice PCBT – tube multicouche – calorifuge PU 13 mm &gt; DN 26 | 0 | ml</text:p>
      <text:p text:style-name="P1">Liaison PAC–nourrice PCBT – tube multicouche – calorifuge PU 13 mm &gt; Nourrice PCBT préfabriquée REHAU – 2 robinets de vidange + 2 thermomètres + 1 débitmètre par circuit de retour | 0 | u</text:p>
      <text:p text:style-name="P2"/>
      <text:p text:style-name="P1">[SECTION] Tube plancher chauffant – PEX BAO REHAU RAUTHERM – barrière anti-oxygène</text:p>
      <text:p text:style-name="P1">Tube plancher chauffant – PEX BAO REHAU RAUTHERM – barrière anti-oxygène &gt; Ø int.13 × ext.16 mm | 0 | ml</text:p>
      <text:p text:style-name="P2"/>
      <text:p text:style-name="P1">[SECTION] 5.5.3. <text:s/>Régulation terminale PCBT – pièce par pièce</text:p>
      <text:p text:style-name="P1">5.5.3. <text:s/>Régulation terminale PCBT – pièce par pièce &gt; Thermostat radio à pile NEA SMART 2 REHAU | 0 | u</text:p>
      <text:p text:style-name="P1">5.5.3. <text:s/>Régulation terminale PCBT – pièce par pièce &gt; Moteur thermique sur nourrice PCBT – 1 moteur par départ nourrice – liaison radio NEA SMART 2 | 0 | u</text:p>
      <text:p text:style-name="P1">5.5.3. <text:s/>Régulation terminale PCBT – pièce par pièce &gt; Boîtier de connexion <text:s/>+ raccordement électrique depuis attente lot élec. | 0 | u</text:p>
      <text:p text:style-name="P2"/>
      <text:p text:style-name="P1">[SECTION] ▸ <text:s/>SOUS-TOTAL <text:s/>5.5. – CHAUFFAGE N2 PAC+PCBT</text:p>
      <text:p text:style-name="P2"/>
      <text:p text:style-name="P1">[SECTION] 5.6. <text:s/>TRAVAUX DE FINITION</text:p>
      <text:p text:style-name="P2"/>
      <text:p text:style-name="P1">[SECTION] 5.6.1 <text:s/>Réglages – Mise en service – Contrôles</text:p>
      <text:p text:style-name="P1">5.6.1 <text:s/>Réglages – Mise en service – Contrôles &gt; Mise en service complète installations CSV (plomberie + VMC + chauffage) – PV AQC fourni | 1 | ens</text:p>
      <text:p text:style-name="P2"/>
      <text:p text:style-name="P1">[SECTION] 5.6.2 <text:s/>Dossier des Ouvrages Exécutés (DOE)</text:p>
      <text:p text:style-name="P1">5.6.2 <text:s/>Dossier des Ouvrages Exécutés (DOE) &gt; DOE conforme au CCTP | 1 | ens</text:p>
      <text:p text:style-name="P2"/>
      <text:p text:style-name="P1">[SECTION] ▸ <text:s/>SOUS-TOTAL <text:s/>5.6. – TRAVAUX DE FINITION</text:p>
      <text:p text:style-name="P2"/>
      <text:p text:style-name="P1">[SECTION] TOTAL <text:s/>BÂTIMENT E <text:s/>(HT)</text:p>
      <text:p text:style-name="P2"/>
      <text:p text:style-name="P1">=== Feuille: VILLA 123 ===</text:p>
      <text:p text:style-name="P2"/>
      <text:p text:style-name="P1">[SECTION] VILLAS 123</text:p>
      <text:p text:style-name="P1">VILLAS 123 &gt; 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6.1. <text:s/>PLOMBERIE SANITAIRE</text:p>
      <text:p text:style-name="P2"/>
      <text:p text:style-name="P1">[SECTION] 6.1.1. <text:s/>Appareils sanitaires</text:p>
      <text:p text:style-name="P1">6.1.1. <text:s/>Appareils sanitaires &gt; Attente évier | 3 | ens</text:p>
      <text:p text:style-name="P1">6.1.1. <text:s/>Appareils sanitaires &gt; Attente vasque simple | 3 | ens</text:p>
      <text:p text:style-name="P1">6.1.1. <text:s/>Appareils sanitaires &gt; Attente vasque double | 3 | ens</text:p>
      <text:p text:style-name="P1">6.1.1. <text:s/>Appareils sanitaires &gt; Douche PMR | 3 | ens</text:p>
      <text:p text:style-name="P1">6.1.1. <text:s/>Appareils sanitaires &gt; Paroi douche pour dito | 3 | u</text:p>
      <text:p text:style-name="P1">6.1.1. <text:s/>Appareils sanitaires &gt; Douche encastrée | 0 | u</text:p>
      <text:p text:style-name="P1">6.1.1. <text:s/>Appareils sanitaires &gt; Paroi douche pour dito | 0 | u</text:p>
      <text:p text:style-name="P1">6.1.1. <text:s/>Appareils sanitaires &gt; Wc suspendu | 6 | u</text:p>
      <text:p text:style-name="P1">6.1.1. <text:s/>Appareils sanitaires &gt; Attente LL/LV | 6 | ens</text:p>
      <text:p text:style-name="P1">6.1.1. <text:s/>Appareils sanitaires &gt; Robinet de puisage terrasse/balcon logement – DN15 | 3 | u</text:p>
      <text:p text:style-name="P1">6.1.1. <text:s/>Appareils sanitaires &gt; Robinet de puisage terrasse sommitale – DN15 | 0 | u</text:p>
      <text:p text:style-name="P1">6.1.1. <text:s/>Appareils sanitaires &gt; Baignoire 170×75 | 3 | u</text:p>
      <text:p text:style-name="P2"/>
      <text:p text:style-name="P1"><text:soft-page-break/>[SECTION] 6.1.2. <text:s/>Eau Froide (EF) – depuis vide sanitaire</text:p>
      <text:p text:style-name="P2"/>
      <text:p text:style-name="P1">[SECTION] Vanne d'arrêt générale repérée</text:p>
      <text:p text:style-name="P1">Vanne d'arrêt générale repérée &gt; DN 20 | 3 | u</text:p>
      <text:p text:style-name="P2"/>
      <text:p text:style-name="P1">[SECTION] Détendeur NF 3 bars</text:p>
      <text:p text:style-name="P1">Détendeur NF 3 bars &gt; DN 20 | 3 | u</text:p>
      <text:p text:style-name="P2"/>
      <text:p text:style-name="P1">[SECTION] Filtre à tamis + robinet de purge</text:p>
      <text:p text:style-name="P1">Filtre à tamis + robinet de purge &gt; DN 20 | 3 | ml</text:p>
      <text:p text:style-name="P1">Filtre à tamis + robinet de purge &gt; Nourrice de distribution préfabriquée laiton | 6 | u</text:p>
      <text:p text:style-name="P2"/>
      <text:p text:style-name="P1">[SECTION] Tube multicouche en VS et fx pld PU 9 mm</text:p>
      <text:p text:style-name="P1">Tube multicouche en VS et fx pld PU 9 mm &gt; DN 10 | 18 | ml</text:p>
      <text:p text:style-name="P1">Tube multicouche en VS et fx pld PU 9 mm &gt; DN 13 | 42 | ml</text:p>
      <text:p text:style-name="P1">Tube multicouche en VS et fx pld PU 9 mm &gt; DN 16 | 21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30 | ml</text:p>
      <text:p text:style-name="P1">Distribution terminale hydrocâblée EF – tube PER sous fourreau &gt; DN 12 | 39 | ml</text:p>
      <text:p text:style-name="P1">Distribution terminale hydrocâblée EF – tube PER sous fourreau &gt; DN 20 | 27 | ml</text:p>
      <text:p text:style-name="P2"/>
      <text:p text:style-name="P1">[SECTION] 6.1.3. <text:s/>Eau Chaude Sanitaire (ECS) – depuis PAC</text:p>
      <text:p text:style-name="P1">6.1.3. <text:s/>Eau Chaude Sanitaire (ECS) – depuis PAC &gt; Nourrice de distribution préfabriquée laiton | 6 | u</text:p>
      <text:p text:style-name="P2"/>
      <text:p text:style-name="P1">[SECTION] Tube multicouche en VS et fx pld PU 9 mm</text:p>
      <text:p text:style-name="P1">Tube multicouche en VS et fx pld PU 9 mm &gt; DN 13 | 42 | ml</text:p>
      <text:p text:style-name="P1">Tube multicouche en VS et fx pld PU 9 mm &gt; DN 16 | 21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24 | ml</text:p>
      <text:p text:style-name="P1">Distribution terminale hydrocâblée EF – tube PER sous fourreau &gt; DN 12 | 39 | ml</text:p>
      <text:p text:style-name="P1">Distribution terminale hydrocâblée EF – tube PER sous fourreau &gt; DN 16 | 0 | ml</text:p>
      <text:p text:style-name="P2"/>
      <text:p text:style-name="P1">[SECTION] 6.1.4. <text:s/>Eaux Usées – Eaux Vannes (EU/EV)</text:p>
      <text:p text:style-name="P2"/>
      <text:p text:style-name="P1">[SECTION] Évacuation apparente en plinthe – tube PVC NF M1</text:p>
      <text:p text:style-name="P1">Évacuation apparente en plinthe – tube PVC NF M1 &gt; DN 30 | 0 | ml</text:p>
      <text:p text:style-name="P1">Évacuation apparente en plinthe – tube PVC NF M1 &gt; DN 40 | 30 | ml</text:p>
      <text:p text:style-name="P1">Évacuation apparente en plinthe – tube PVC NF M1 &gt; DN 50 | 15 | ml</text:p>
      <text:p text:style-name="P1">Évacuation apparente en plinthe – tube PVC NF M1 &gt; DN 100 | 6 | ml</text:p>
      <text:p text:style-name="P2"/>
      <text:p text:style-name="P1">[SECTION] Chute EU EV CHUTUNIC</text:p>
      <text:p text:style-name="P1">Chute EU EV CHUTUNIC &gt; DN 100 | 18 | ml</text:p>
      <text:p text:style-name="P2"/>
      <text:p text:style-name="P1">[SECTION] Chute EU EV <text:s/>– tube PVC NF M1</text:p>
      <text:p text:style-name="P1">Chute EU EV <text:s/>– tube PVC NF M1 &gt; DN 100 | 0 | ml</text:p>
      <text:p text:style-name="P2"/>
      <text:p text:style-name="P1">[SECTION] Collecteur EU/EV en VS <text:s/>– tube PVC NF M1</text:p>
      <text:p text:style-name="P1">Collecteur EU/EV en VS <text:s/>– tube PVC NF M1 &gt; DN 100 | 48 | ml</text:p>
      <text:p text:style-name="P1">Collecteur EU/EV en VS <text:s/>– tube PVC NF M1 &gt; DN 125 | 0 | ml</text:p>
      <text:p text:style-name="P1">Collecteur EU/EV en VS <text:s/>– tube PVC NF M1 &gt; DN 160 | 0 | ml</text:p>
      <text:p text:style-name="P1">Collecteur EU/EV en VS <text:s/>– tube PVC NF M1 &gt; DN 200 | 0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3 | u</text:p>
      <text:p text:style-name="P1">Ventilation primaire EU/EV &gt; Sortie dans souche maçonnée compris grillage anti-volatile | 0 | u</text:p>
      <text:p text:style-name="P1">Ventilation primaire EU/EV &gt; Clapet anti-vide en gaine technique – selon plans | 0 | u</text:p>
      <text:p text:style-name="P2"/>
      <text:p text:style-name="P1"><text:soft-page-break/>[SECTION] 6.1.5. <text:s/>Eaux Pluviales (EP)</text:p>
      <text:p text:style-name="P2"/>
      <text:p text:style-name="P1">[SECTION] Réseau EP en VS – tube PVC NF M1</text:p>
      <text:p text:style-name="P1">Réseau EP en VS – tube PVC NF M1 &gt; DN 100 | 12 | ml</text:p>
      <text:p text:style-name="P1">Réseau EP en VS – tube PVC NF M1 &gt; DN 125 | 0 | ml</text:p>
      <text:p text:style-name="P1">Réseau EP en VS – tube PVC NF M1 &gt; DN 160 | 0 | ml</text:p>
      <text:p text:style-name="P1">Réseau EP en VS – tube PVC NF M1 &gt; DN 200 | 0 | ml</text:p>
      <text:p text:style-name="P2"/>
      <text:p text:style-name="P1">[SECTION] 6.1.6. <text:s/>Désinfection et analyse des réseaux EF/ECS</text:p>
      <text:p text:style-name="P1">6.1.6. <text:s/>Désinfection et analyse des réseaux EF/ECS &gt; Prestation conforme au CCTP | 3 | ens</text:p>
      <text:p text:style-name="P2"/>
      <text:p text:style-name="P1">[SECTION] ▸ <text:s/>SOUS-TOTAL <text:s/>6.1. – PLOMBERIE SANITAIRE</text:p>
      <text:p text:style-name="P2"/>
      <text:p text:style-name="P1">[SECTION] 6.2. <text:s/>VENTILATION</text:p>
      <text:p text:style-name="P2"/>
      <text:p text:style-name="P1">[SECTION] 6.2.1. <text:s/>Entrées d'air – 4 villas</text:p>
      <text:p text:style-name="P1">6.2.1. <text:s/>Entrées d'air – 4 villas &gt; Entrée d'air hygroréglable EH menuiserie/coffre VR ATLANTIC – (Dnew+Ctr) ≥ 39 dB – couleur architecte – villas | 18 | u</text:p>
      <text:p text:style-name="P2"/>
      <text:p text:style-name="P1">[SECTION] 6.2.2. <text:s/>Bouches d'extraction – 4 villas</text:p>
      <text:p text:style-name="P1">6.2.2. <text:s/>Bouches d'extraction – 4 villas &gt; Bouche d'extraction cuisine hygroréglable à pile + commande interrupteur (interrupteur + liaison câble présent lot) – villas | 3 | u</text:p>
      <text:p text:style-name="P1">6.2.2. <text:s/>Bouches d'extraction – 4 villas &gt; Bouche d'extraction SdB hygroréglable – villas | 6 | u</text:p>
      <text:p text:style-name="P1">6.2.2. <text:s/>Bouches d'extraction – 4 villas &gt; Bouche d'extraction WCWC hygroréglable à pile – villas | 6 | u</text:p>
      <text:p text:style-name="P2"/>
      <text:p text:style-name="P1">[SECTION] 6.2.3. <text:s/>Réseaux – 4 villas</text:p>
      <text:p text:style-name="P2"/>
      <text:p text:style-name="P1">[SECTION] Conduit souple PVC isolé 25 mm laine de verre – distribution VMC villas</text:p>
      <text:p text:style-name="P1">Conduit souple PVC isolé 25 mm laine de verre – distribution VMC villas &gt; Ø80 | 45 | ml</text:p>
      <text:p text:style-name="P1">Conduit souple PVC isolé 25 mm laine de verre – distribution VMC villas &gt; Ø125 | 30 | ml</text:p>
      <text:p text:style-name="P1">Conduit souple PVC isolé 25 mm laine de verre – distribution VMC villas &gt; Rejet tôle acier galvanisé – sortie toiture esthétique Ø int.160 + solin + raccordement | 3 | u</text:p>
      <text:p text:style-name="P2"/>
      <text:p text:style-name="P1">[SECTION] 6.2.4. <text:s/>Groupes d'extraction – 4 villas</text:p>
      <text:p text:style-name="P1">6.2.4. <text:s/>Groupes d'extraction – 4 villas &gt; Groupe VMC ATLANTIC HYGROCOSY BC FLEX+ extra-plat 160 mm | 3 | u</text:p>
      <text:p text:style-name="P1">6.2.4. <text:s/>Groupes d'extraction – 4 villas &gt; Raccordement électrique groupe VMC depuis attente lot élec. – compris coupure proximité | 3 | ens</text:p>
      <text:p text:style-name="P2"/>
      <text:p text:style-name="P1">[SECTION] ▸ <text:s/>SOUS-TOTAL <text:s/>6.2. – VENTILATION</text:p>
      <text:p text:style-name="P2"/>
      <text:p text:style-name="P1">[SECTION] 6.3. <text:s/>CHAUFFAGE</text:p>
      <text:p text:style-name="P2"/>
      <text:p text:style-name="P1">[SECTION] 6.3.1. <text:s/>Production – PAC air/eau</text:p>
      <text:p text:style-name="P1">6.3.1. <text:s/>Production – PAC air/eau &gt; Unité extérieure PAC ATLANTIC EXTENSA DUO compris accessoires | 3 | ens</text:p>
      <text:p text:style-name="P1">6.3.1. <text:s/>Production – PAC air/eau &gt; Liaisons frigorifiques | 66 | ml</text:p>
      <text:p text:style-name="P1">6.3.1. <text:s/>Production – PAC air/eau &gt; Thermostat modulant programmable filaire ATLANTIC NAVILINK | 3 | u</text:p>
      <text:p text:style-name="P1">6.3.1. <text:s/>Production – PAC air/eau &gt; Antitartre magnétique BWT ECS | 3 | u</text:p>
      <text:p text:style-name="P1">6.3.1. <text:s/>Production – PAC air/eau &gt; Aquastat PCBT | 3 | u</text:p>
      <text:p text:style-name="P2"/>
      <text:p text:style-name="P1">[SECTION] 6.3.2. <text:s/>Distribution – plancher chauffant basse température (PCBT)</text:p>
      <text:p text:style-name="P2"/>
      <text:p text:style-name="P1">[SECTION] Liaison PAC–nourrice PCBT – tube multicouche – calorifuge PU 13 mm</text:p>
      <text:p text:style-name="P1"><text:soft-page-break/>Liaison PAC–nourrice PCBT – tube multicouche – calorifuge PU 13 mm &gt; DN 16 | 0 | ml</text:p>
      <text:p text:style-name="P1">Liaison PAC–nourrice PCBT – tube multicouche – calorifuge PU 13 mm &gt; DN 20 | 72 | ml</text:p>
      <text:p text:style-name="P1">Liaison PAC–nourrice PCBT – tube multicouche – calorifuge PU 13 mm &gt; DN 26 | 24 | ml</text:p>
      <text:p text:style-name="P1">Liaison PAC–nourrice PCBT – tube multicouche – calorifuge PU 13 mm &gt; Nourrice PCBT préfabriquée REHAU – 2 robinets de vidange + 2 thermomètres + 1 débitmètre par circuit de retour | 6 | u</text:p>
      <text:p text:style-name="P2"/>
      <text:p text:style-name="P1">[SECTION] Tube plancher chauffant – PEX BAO REHAU RAUTHERM – barrière anti-oxygène</text:p>
      <text:p text:style-name="P1">Tube plancher chauffant – PEX BAO REHAU RAUTHERM – barrière anti-oxygène &gt; Ø int.13 × ext.16 mm | 1980 | ml</text:p>
      <text:p text:style-name="P2"/>
      <text:p text:style-name="P1">[SECTION] 6.3.3. <text:s/>Régulation terminale PCBT – pièce par pièce</text:p>
      <text:p text:style-name="P1">6.3.3. <text:s/>Régulation terminale PCBT – pièce par pièce &gt; Thermostat radio à pile NEA SMART 2 REHAU | 15 | u</text:p>
      <text:p text:style-name="P1">6.3.3. <text:s/>Régulation terminale PCBT – pièce par pièce &gt; Moteur thermique sur nourrice PCBT – 1 par départ nourrice | 15 | u</text:p>
      <text:p text:style-name="P1">6.3.3. <text:s/>Régulation terminale PCBT – pièce par pièce &gt; Boîtier de connexion + raccordement électrique depuis attente lot élec. | 3 | u</text:p>
      <text:p text:style-name="P2"/>
      <text:p text:style-name="P1">[SECTION] ▸ <text:s/>SOUS-TOTAL <text:s/>6.3. – CHAUFFAGE PAC+PCBT</text:p>
      <text:p text:style-name="P2"/>
      <text:p text:style-name="P1">[SECTION] 6.4. <text:s/>TRAVAUX DE FINITION</text:p>
      <text:p text:style-name="P2"/>
      <text:p text:style-name="P1">[SECTION] 6.4.1 <text:s/>Réglages – Mise en service – Contrôles</text:p>
      <text:p text:style-name="P1">6.4.1 <text:s/>Réglages – Mise en service – Contrôles &gt; Mise en service complète installations CSV (plomberie + VMC + chauffage) – PV AQC fourni | 3 | ens</text:p>
      <text:p text:style-name="P2"/>
      <text:p text:style-name="P1">[SECTION] 6.4.2 <text:s/>Dossier des Ouvrages Exécutés (DOE)</text:p>
      <text:p text:style-name="P1">6.4.2 <text:s/>Dossier des Ouvrages Exécutés (DOE) &gt; DOE conforme au CCTP | 3 | ens</text:p>
      <text:p text:style-name="P2"/>
      <text:p text:style-name="P1">[SECTION] ▸ <text:s/>SOUS-TOTAL <text:s/>6.4. – TRAVAUX DE FINITION</text:p>
      <text:p text:style-name="P2"/>
      <text:p text:style-name="P1">[SECTION] TOTAL <text:s/>VILLAS 123 (HT)</text:p>
      <text:p text:style-name="P2"/>
      <text:p text:style-name="P1">=== Feuille: VILLA4 ===</text:p>
      <text:p text:style-name="P1">VILLA 4</text:p>
      <text:p text:style-name="P1">DÉSIGNATION | QTE | Unité | PU € HT | MONTANT € HT</text:p>
      <text:p text:style-name="P2"/>
      <text:p text:style-name="P1">[SECTION] 2. <text:s/>ÉTUDES D'EXÉCUTION</text:p>
      <text:p text:style-name="P1">2. <text:s/>ÉTUDES D'EXÉCUTION &gt; Prestation conforme au CCTP | 1 | ens</text:p>
      <text:p text:style-name="P2"/>
      <text:p text:style-name="P1">[SECTION] ▸ <text:s/>SOUS-TOTAL <text:s/>2. – ÉTUDES D'EXÉCUTION</text:p>
      <text:p text:style-name="P2"/>
      <text:p text:style-name="P1">[SECTION] 6.1. <text:s/>PLOMBERIE SANITAIRE</text:p>
      <text:p text:style-name="P2"/>
      <text:p text:style-name="P1">[SECTION] 6.1.1. <text:s/>Appareils sanitaires</text:p>
      <text:p text:style-name="P1">6.1.1. <text:s/>Appareils sanitaires &gt; Attente évier | 1 | ens</text:p>
      <text:p text:style-name="P1">6.1.1. <text:s/>Appareils sanitaires &gt; Attente vasque simple | 1 | ens</text:p>
      <text:p text:style-name="P1">6.1.1. <text:s/>Appareils sanitaires &gt; Attente vasque double | 1 | ens</text:p>
      <text:p text:style-name="P1">6.1.1. <text:s/>Appareils sanitaires &gt; Douche PMR | 1 | ens</text:p>
      <text:p text:style-name="P1">6.1.1. <text:s/>Appareils sanitaires &gt; Paroi douche pour dito | 0 | u</text:p>
      <text:p text:style-name="P1">6.1.1. <text:s/>Appareils sanitaires &gt; Douche encastrée | 0 | u</text:p>
      <text:p text:style-name="P1">6.1.1. <text:s/>Appareils sanitaires &gt; Paroi douche pour dito | 0 | u</text:p>
      <text:p text:style-name="P1">6.1.1. <text:s/>Appareils sanitaires &gt; Wc suspendu | 2 | u</text:p>
      <text:p text:style-name="P1">6.1.1. <text:s/>Appareils sanitaires &gt; Attente LL/LV | 2 | ens</text:p>
      <text:p text:style-name="P1">6.1.1. <text:s/>Appareils sanitaires &gt; Robinet de puisage terrasse/balcon logement – DN15 | 1 | u</text:p>
      <text:p text:style-name="P1">6.1.1. <text:s/>Appareils sanitaires &gt; Robinet de puisage terrasse sommitale – DN15 | 0 | u</text:p>
      <text:p text:style-name="P1">6.1.1. <text:s/>Appareils sanitaires &gt; Baignoire 170×75 | 1 | u</text:p>
      <text:p text:style-name="P2"><text:soft-page-break/></text:p>
      <text:p text:style-name="P1">[SECTION] 6.1.2. <text:s/>Eau Froide (EF) – depuis vide sanitaire</text:p>
      <text:p text:style-name="P2"/>
      <text:p text:style-name="P1">[SECTION] Vanne d'arrêt générale repérée</text:p>
      <text:p text:style-name="P1">Vanne d'arrêt générale repérée &gt; DN 20 | 1 | u</text:p>
      <text:p text:style-name="P2"/>
      <text:p text:style-name="P1">[SECTION] Détendeur NF 3 bars</text:p>
      <text:p text:style-name="P1">Détendeur NF 3 bars &gt; DN 20 | 1 | u</text:p>
      <text:p text:style-name="P2"/>
      <text:p text:style-name="P1">[SECTION] Filtre à tamis + robinet de purge</text:p>
      <text:p text:style-name="P1">Filtre à tamis + robinet de purge &gt; DN 20 | 1 | ml</text:p>
      <text:p text:style-name="P1">Filtre à tamis + robinet de purge &gt; Nourrice de distribution préfabriquée laiton – | 2 | u</text:p>
      <text:p text:style-name="P2"/>
      <text:p text:style-name="P1">[SECTION] Tube multicouche en VS et fx pld PU 9 mm</text:p>
      <text:p text:style-name="P1">Tube multicouche en VS et fx pld PU 9 mm &gt; DN 10 | 11 | ml</text:p>
      <text:p text:style-name="P1">Tube multicouche en VS et fx pld PU 9 mm &gt; DN 13 | 11 | ml</text:p>
      <text:p text:style-name="P1">Tube multicouche en VS et fx pld PU 9 mm &gt; DN 16 | 9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24 | ml</text:p>
      <text:p text:style-name="P1">Distribution terminale hydrocâblée EF – tube PER sous fourreau &gt; DN 12 | 29 | ml</text:p>
      <text:p text:style-name="P1">Distribution terminale hydrocâblée EF – tube PER sous fourreau &gt; DN 20 | 9 | ml</text:p>
      <text:p text:style-name="P2"/>
      <text:p text:style-name="P1">[SECTION] 6.1.3. <text:s/>Eau Chaude Sanitaire (ECS) – depuis PAC</text:p>
      <text:p text:style-name="P1">6.1.3. <text:s/>Eau Chaude Sanitaire (ECS) – depuis PAC &gt; Nourrice de distribution préfabriquée laiton – | 2 | u</text:p>
      <text:p text:style-name="P2"/>
      <text:p text:style-name="P1">[SECTION] Tube multicouche en VS et fx pld PU 9 mm</text:p>
      <text:p text:style-name="P1">Tube multicouche en VS et fx pld PU 9 mm &gt; DN 13 | 11 | ml</text:p>
      <text:p text:style-name="P1">Tube multicouche en VS et fx pld PU 9 mm &gt; DN 16 | 9 | ml</text:p>
      <text:p text:style-name="P2"/>
      <text:p text:style-name="P1">[SECTION] Distribution terminale hydrocâblée EF – tube PER sous fourreau</text:p>
      <text:p text:style-name="P1">Distribution terminale hydrocâblée EF – tube PER sous fourreau &gt; DN 10 | 9 | ml</text:p>
      <text:p text:style-name="P1">Distribution terminale hydrocâblée EF – tube PER sous fourreau &gt; DN 12 | 12 | ml</text:p>
      <text:p text:style-name="P2"/>
      <text:p text:style-name="P1">[SECTION] 6.1.4. <text:s/>Eaux Usées – Eaux Vannes (EU/EV)</text:p>
      <text:p text:style-name="P2"/>
      <text:p text:style-name="P1">[SECTION] Évacuation apparente en plinthe – tube PVC NF M1</text:p>
      <text:p text:style-name="P1">Évacuation apparente en plinthe – tube PVC NF M1 &gt; DN 30 | 0 | ml</text:p>
      <text:p text:style-name="P1">Évacuation apparente en plinthe – tube PVC NF M1 &gt; DN 40 | 13 | ml</text:p>
      <text:p text:style-name="P1">Évacuation apparente en plinthe – tube PVC NF M1 &gt; DN 50 | 2 | ml</text:p>
      <text:p text:style-name="P1">Évacuation apparente en plinthe – tube PVC NF M1 &gt; DN 100 | 2 | ml</text:p>
      <text:p text:style-name="P2"/>
      <text:p text:style-name="P1">[SECTION] Chute EU EV CHUTUNIC</text:p>
      <text:p text:style-name="P1">Chute EU EV CHUTUNIC &gt; DN 100 | 6 | ml</text:p>
      <text:p text:style-name="P2"/>
      <text:p text:style-name="P1">[SECTION] Chute EU EV <text:s/>– tube PVC NF M1</text:p>
      <text:p text:style-name="P1">Chute EU EV <text:s/>– tube PVC NF M1 &gt; DN 100 | 12 | ml</text:p>
      <text:p text:style-name="P2"/>
      <text:p text:style-name="P1">[SECTION] Collecteur EU/EV en VS <text:s/>– tube PVC NF M1</text:p>
      <text:p text:style-name="P1">Collecteur EU/EV en VS <text:s/>– tube PVC NF M1 &gt; DN 100 | 13 | ml</text:p>
      <text:p text:style-name="P1">Collecteur EU/EV en VS <text:s/>– tube PVC NF M1 &gt; DN 125 | 0 | ml</text:p>
      <text:p text:style-name="P1">Collecteur EU/EV en VS <text:s/>– tube PVC NF M1 &gt; DN 160 | 0 | ml</text:p>
      <text:p text:style-name="P1">Collecteur EU/EV en VS <text:s/>– tube PVC NF M1 &gt; DN 200 | 0 | ml</text:p>
      <text:p text:style-name="P2"/>
      <text:p text:style-name="P1">[SECTION] Ventilation primaire EU/EV</text:p>
      <text:p text:style-name="P1">Ventilation primaire EU/EV &gt; Sortie en toiture – tube PVC Ø int.100 + chapeau pare-pluie + grillage anti-volatile | 3 | u</text:p>
      <text:p text:style-name="P1">Ventilation primaire EU/EV &gt; Sortie dans souche maçonnée compris grillage anti-volatile | 0 | u</text:p>
      <text:p text:style-name="P1">Ventilation primaire EU/EV &gt; Clapet anti-vide en gaine technique – selon plans | 0 | u</text:p>
      <text:p text:style-name="P2"/>
      <text:p text:style-name="P1"><text:soft-page-break/>[SECTION] 6.1.5. <text:s/>Eaux Pluviales (EP)</text:p>
      <text:p text:style-name="P2"/>
      <text:p text:style-name="P1">[SECTION] Réseau EP en blocage – tube PVC NF M1</text:p>
      <text:p text:style-name="P1">Réseau EP en blocage – tube PVC NF M1 &gt; DN 100 | 4 | ml</text:p>
      <text:p text:style-name="P1">Réseau EP en blocage – tube PVC NF M1 &gt; DN 125 | 0 | ml</text:p>
      <text:p text:style-name="P1">Réseau EP en blocage – tube PVC NF M1 &gt; DN 160 | 0 | ml</text:p>
      <text:p text:style-name="P1">Réseau EP en blocage – tube PVC NF M1 &gt; DN 200 | 0 | ml</text:p>
      <text:p text:style-name="P2"/>
      <text:p text:style-name="P1">[SECTION] 6.1.6. <text:s/>Désinfection et analyse des réseaux EF/ECS</text:p>
      <text:p text:style-name="P1">6.1.6. <text:s/>Désinfection et analyse des réseaux EF/ECS &gt; Prestation conforme au CCTP | 1 | ens</text:p>
      <text:p text:style-name="P2"/>
      <text:p text:style-name="P1">[SECTION] ▸ <text:s/>SOUS-TOTAL <text:s/>6.1. – PLOMBERIE SANITAIRE</text:p>
      <text:p text:style-name="P2"/>
      <text:p text:style-name="P1">[SECTION] 6.2. <text:s/>VENTILATION</text:p>
      <text:p text:style-name="P2"/>
      <text:p text:style-name="P1">[SECTION] 6.2.1. <text:s/>Entrées d'air – 4 villas</text:p>
      <text:p text:style-name="P1">6.2.1. <text:s/>Entrées d'air – 4 villas &gt; Entrée d'air hygroréglable EH menuiserie/coffre VR ATLANTIC – (Dnew+Ctr) ≥ 39 dB – couleur architecte – villas | 6 | u</text:p>
      <text:p text:style-name="P2"/>
      <text:p text:style-name="P1">[SECTION] 6.2.2. <text:s/>Bouches d'extraction – 4 villas</text:p>
      <text:p text:style-name="P1">6.2.2. <text:s/>Bouches d'extraction – 4 villas &gt; Bouche d'extraction cuisine hygroréglable à pile + commande interrupteur (interrupteur + liaison câble présent lot) – villas | 1 | u</text:p>
      <text:p text:style-name="P1">6.2.2. <text:s/>Bouches d'extraction – 4 villas &gt; Bouche d'extraction SdB hygroréglable – villas | 2 | u</text:p>
      <text:p text:style-name="P1">6.2.2. <text:s/>Bouches d'extraction – 4 villas &gt; Bouche d'extraction WC hygroréglable à pile – villas | 2 | u</text:p>
      <text:p text:style-name="P2"/>
      <text:p text:style-name="P1">[SECTION] 6.2.3. <text:s/>Réseaux – 4 villas</text:p>
      <text:p text:style-name="P2"/>
      <text:p text:style-name="P1">[SECTION] Conduit souple PVC isolé 25 mm laine de verre – distribution VMC villas</text:p>
      <text:p text:style-name="P1">Conduit souple PVC isolé 25 mm laine de verre – distribution VMC villas &gt; Ø80 | 21 | ml</text:p>
      <text:p text:style-name="P1">Conduit souple PVC isolé 25 mm laine de verre – distribution VMC villas &gt; Ø125 | 9 | ml</text:p>
      <text:p text:style-name="P1">Conduit souple PVC isolé 25 mm laine de verre – distribution VMC villas &gt; Rejet tôle acier galvanisé – sortie toiture esthétique Ø int.160 + solin + raccordement | 1 | u</text:p>
      <text:p text:style-name="P2"/>
      <text:p text:style-name="P1">[SECTION] 6.2.4. <text:s/>Groupes d'extraction – 4 villas</text:p>
      <text:p text:style-name="P1">6.2.4. <text:s/>Groupes d'extraction – 4 villas &gt; Groupe VMC ATLANTIC HYGROCOSY BC FLEX+ extra-plat 160 mm | 1 | u</text:p>
      <text:p text:style-name="P1">6.2.4. <text:s/>Groupes d'extraction – 4 villas &gt; Raccordement électrique groupe VMC depuis attente lot élec. – compris coupure proximité | 1 | ens</text:p>
      <text:p text:style-name="P2"/>
      <text:p text:style-name="P1">[SECTION] ▸ <text:s/>SOUS-TOTAL <text:s/>6.2. – VENTILATION</text:p>
      <text:p text:style-name="P2"/>
      <text:p text:style-name="P1">[SECTION] 6.3. <text:s/>CHAUFFAGE</text:p>
      <text:p text:style-name="P2"/>
      <text:p text:style-name="P1">[SECTION] 6.3.1. <text:s/>Production – PAC air/eau</text:p>
      <text:p text:style-name="P1">6.3.1. <text:s/>Production – PAC air/eau &gt; Unité extérieure PAC ATLANTIC EXTENSA DUO compris accessoires | 1 | ens</text:p>
      <text:p text:style-name="P1">6.3.1. <text:s/>Production – PAC air/eau &gt; Liaisons frigorifiques | 24 | ml</text:p>
      <text:p text:style-name="P1">6.3.1. <text:s/>Production – PAC air/eau &gt; Thermostat modulant programmable filaire ATLANTIC NAVILINK | 1 | u</text:p>
      <text:p text:style-name="P1">6.3.1. <text:s/>Production – PAC air/eau &gt; Antitartre magnétique BWT ECS | 1 | u</text:p>
      <text:p text:style-name="P1">6.3.1. <text:s/>Production – PAC air/eau &gt; Aquastat PCBT | 1 | u</text:p>
      <text:p text:style-name="P2"/>
      <text:p text:style-name="P1">[SECTION] 6.3.2. <text:s/>Distribution – plancher chauffant basse température (PCBT)</text:p>
      <text:p text:style-name="P2"/>
      <text:p text:style-name="P1">[SECTION] Liaison PAC–nourrice PCBT – tube multicouche – calorifuge PU 13 mm</text:p>
      <text:p text:style-name="P1"><text:soft-page-break/>Liaison PAC–nourrice PCBT – tube multicouche – calorifuge PU 13 mm &gt; DN 16 | 0 | ml</text:p>
      <text:p text:style-name="P1">Liaison PAC–nourrice PCBT – tube multicouche – calorifuge PU 13 mm &gt; DN 20 | 18 | ml</text:p>
      <text:p text:style-name="P1">Liaison PAC–nourrice PCBT – tube multicouche – calorifuge PU 13 mm &gt; DN 26 | 4 | ml</text:p>
      <text:p text:style-name="P1">Liaison PAC–nourrice PCBT – tube multicouche – calorifuge PU 13 mm &gt; Nourrice PCBT préfabriquée REHAU – 2 robinets de vidange + 2 thermomètres + 1 débitmètre par circuit de retour | 1 | u</text:p>
      <text:p text:style-name="P2"/>
      <text:p text:style-name="P1">[SECTION] Tube plancher chauffant – PEX BAO REHAU RAUTHERM – barrière anti-oxygène</text:p>
      <text:p text:style-name="P1">Tube plancher chauffant – PEX BAO REHAU RAUTHERM – barrière anti-oxygène &gt; Ø int.13 × ext.16 mm | 670 | ml</text:p>
      <text:p text:style-name="P2"/>
      <text:p text:style-name="P1">[SECTION] 6.3.3. <text:s/>Régulation terminale PCBT – pièce par pièce</text:p>
      <text:p text:style-name="P1">6.3.3. <text:s/>Régulation terminale PCBT – pièce par pièce &gt; Thermostat radio à pile NEA SMART 2 REHAU | 5 | u</text:p>
      <text:p text:style-name="P1">6.3.3. <text:s/>Régulation terminale PCBT – pièce par pièce &gt; Moteur thermique sur nourrice PCBT – 1 par départ nourrice | 5 | u</text:p>
      <text:p text:style-name="P1">6.3.3. <text:s/>Régulation terminale PCBT – pièce par pièce &gt; Boîtier de connexion + raccordement électrique depuis attente lot élec. | 1 | u</text:p>
      <text:p text:style-name="P2"/>
      <text:p text:style-name="P1">[SECTION] ▸ <text:s/>SOUS-TOTAL <text:s/>6.3. – CHAUFFAGE PAC+PCBT</text:p>
      <text:p text:style-name="P2"/>
      <text:p text:style-name="P1">[SECTION] 6.4. <text:s/>TRAVAUX DE FINITION</text:p>
      <text:p text:style-name="P2"/>
      <text:p text:style-name="P1">[SECTION] 6.4.1 <text:s/>Réglages – Mise en service – Contrôles</text:p>
      <text:p text:style-name="P1">6.4.1 <text:s/>Réglages – Mise en service – Contrôles &gt; Mise en service complète installations CSV (plomberie + VMC + chauffage) – PV AQC fourni | 1 | ens</text:p>
      <text:p text:style-name="P2"/>
      <text:p text:style-name="P1">[SECTION] 6.4.2 <text:s/>Dossier des Ouvrages Exécutés (DOE)</text:p>
      <text:p text:style-name="P1">6.4.2 <text:s/>Dossier des Ouvrages Exécutés (DOE) &gt; DOE conforme au CCTP | 1 | ens</text:p>
      <text:p text:style-name="P2"/>
      <text:p text:style-name="P1">[SECTION] ▸ <text:s/>SOUS-TOTAL <text:s/>6.4. – TRAVAUX DE FINITION</text:p>
      <text:p text:style-name="P2"/>
      <text:p text:style-name="P1">[SECTION] TOTAL <text:s/>VILLA 4 <text:s/>(HT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22:00:23.820188000</meta:creation-date>
    <dc:date>2026-03-13T22:14:30.137306000</dc:date>
    <meta:editing-duration>PT14M6S</meta:editing-duration>
    <meta:editing-cycles>3</meta:editing-cycles>
    <meta:generator>LibreOffice/26.2.1.2$MacOSX_AARCH64 LibreOffice_project/8399f6259d8c87f40e7255cdb3c9b958f5e08948</meta:generator>
    <meta:document-statistic meta:table-count="0" meta:image-count="0" meta:object-count="0" meta:page-count="40" meta:paragraph-count="1511" meta:word-count="19631" meta:character-count="110841" meta:non-whitespace-character-count="90926"/>
  </office:meta>
</office:document-meta>
</file>